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mm"/>
    </style:style>
    <style:style style:name="co2" style:family="table-column">
      <style:table-column-properties fo:break-before="auto" style:column-width="17.13mm"/>
    </style:style>
    <style:style style:name="co3" style:family="table-column">
      <style:table-column-properties fo:break-before="auto" style:column-width="35.38mm"/>
    </style:style>
    <style:style style:name="co4" style:family="table-column">
      <style:table-column-properties fo:break-before="auto" style:column-width="19.9mm"/>
    </style:style>
    <style:style style:name="co5" style:family="table-column">
      <style:table-column-properties fo:break-before="auto" style:column-width="20.18mm"/>
    </style:style>
    <style:style style:name="co6" style:family="table-column">
      <style:table-column-properties fo:break-before="auto" style:column-width="16.03mm"/>
    </style:style>
    <style:style style:name="co7" style:family="table-column">
      <style:table-column-properties fo:break-before="auto" style:column-width="15.2mm"/>
    </style:style>
    <style:style style:name="co8" style:family="table-column">
      <style:table-column-properties fo:break-before="auto" style:column-width="21.01mm"/>
    </style:style>
    <style:style style:name="co9" style:family="table-column">
      <style:table-column-properties fo:break-before="auto" style:column-width="19.35mm"/>
    </style:style>
    <style:style style:name="co10" style:family="table-column">
      <style:table-column-properties fo:break-before="auto" style:column-width="46.16mm"/>
    </style:style>
    <style:style style:name="co11" style:family="table-column">
      <style:table-column-properties fo:break-before="auto" style:column-width="102.55mm"/>
    </style:style>
    <style:style style:name="co12" style:family="table-column">
      <style:table-column-properties fo:break-before="auto" style:column-width="20.7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99ff66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66ff66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>
      <style:table-cell-properties fo:background-color="#00ccff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use-window-font-color="true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style:use-window-font-color="true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99ff66"/>
    </style:style>
    <style:style style:name="ce14" style:family="table-cell" style:parent-style-name="Default">
      <style:table-cell-properties fo:background-color="#66ff66"/>
    </style:style>
    <style:style style:name="ce15" style:family="table-cell" style:parent-style-name="Default">
      <style:table-cell-properties fo:background-color="#00ccff"/>
    </style:style>
    <style:style style:name="ce16" style:family="table-cell" style:parent-style-name="Default">
      <style:table-cell-properties fo:background-color="#000000"/>
      <style:text-properties style:use-window-font-color="true"/>
    </style:style>
    <style:style style:name="ce17" style:family="table-cell" style:parent-style-name="Default">
      <style:table-cell-properties fo:background-color="#99ff66"/>
      <style:text-properties style:use-window-font-color="true"/>
    </style:style>
    <style:style style:name="ce18" style:family="table-cell" style:parent-style-name="Default">
      <style:table-cell-properties fo:background-color="#ffcc00"/>
    </style:style>
    <style:style style:name="ce19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fo:background-color="#ffcc00"/>
      <style:text-properties style:use-window-font-color="true"/>
    </style:style>
    <style:style style:name="ce25" style:family="table-cell" style:parent-style-name="Default" style:data-style-name="N44"/>
    <style:style style:name="ce26" style:family="table-cell" style:parent-style-name="Default" style:data-style-name="N107">
      <style:table-cell-properties fo:background-color="#000000" style:text-align-source="fix" style:repeat-content="false"/>
      <style:paragraph-properties fo:text-align="end" fo:margin-left="0mm"/>
    </style:style>
    <style:style style:name="ce27" style:family="table-cell" style:parent-style-name="Default" style:data-style-name="N107">
      <style:table-cell-properties fo:background-color="#99ff66" style:text-align-source="fix" style:repeat-content="false"/>
      <style:paragraph-properties fo:text-align="end" fo:margin-left="0mm"/>
    </style:style>
    <style:style style:name="ce28" style:family="table-cell" style:parent-style-name="Default" style:data-style-name="N107">
      <style:table-cell-properties fo:background-color="#66ff66" style:text-align-source="fix" style:repeat-content="false"/>
      <style:paragraph-properties fo:text-align="end" fo:margin-left="0mm"/>
    </style:style>
    <style:style style:name="ce29" style:family="table-cell" style:parent-style-name="Default" style:data-style-name="N107">
      <style:table-cell-properties style:text-align-source="fix" style:repeat-content="false"/>
      <style:paragraph-properties fo:text-align="end" fo:margin-left="0mm"/>
    </style:style>
    <style:style style:name="ce30" style:family="table-cell" style:parent-style-name="Default" style:data-style-name="N107">
      <style:table-cell-properties fo:background-color="#ffcc00" style:text-align-source="fix" style:repeat-content="false"/>
      <style:paragraph-properties fo:text-align="end" fo:margin-left="0mm"/>
    </style:style>
    <style:style style:name="ce31" style:family="table-cell" style:parent-style-name="Default" style:data-style-name="N107">
      <style:table-cell-properties style:text-align-source="fix" style:repeat-content="false" fo:background-color="transparent"/>
      <style:paragraph-properties fo:text-align="end" fo:margin-left="0mm"/>
    </style:style>
    <style:style style:name="ce32" style:family="table-cell" style:parent-style-name="Default" style:data-style-name="N107">
      <style:table-cell-properties fo:background-color="#00ccff" style:text-align-source="fix" style:repeat-content="false"/>
      <style:paragraph-properties fo:text-align="end" fo:margin-left="0mm"/>
    </style:style>
    <style:style style:name="ce33" style:family="table-cell" style:parent-style-name="Default" style:data-style-name="N107">
      <style:table-cell-properties fo:background-color="#ffcc00" style:text-align-source="fix" style:repeat-content="false"/>
      <style:paragraph-properties fo:text-align="end" fo:margin-left="0mm"/>
      <style:text-properties fo:color="#000000"/>
    </style:style>
    <style:style style:name="ce34" style:family="table-cell" style:parent-style-name="Default" style:data-style-name="N107">
      <style:table-cell-properties fo:background-color="#ffcc00" style:text-align-source="fix" style:repeat-content="false"/>
      <style:paragraph-properties fo:text-align="end" fo:margin-left="0mm"/>
      <style:text-properties style:use-window-font-color="true"/>
    </style:style>
    <style:style style:name="ce35" style:family="table-cell" style:parent-style-name="Default">
      <style:text-properties fo:color="#00000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fo:background-color="#ff3399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8" style:family="table-cell" style:parent-style-name="Default">
      <style:table-cell-properties fo:border-bottom="none" fo:background-color="#99ff66" fo:border-left="0.06pt solid #000000" fo:border-right="none" fo:border-top="0.06pt solid #000000"/>
    </style:style>
    <style:style style:name="ce39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40" style:family="table-cell" style:parent-style-name="Default">
      <style:table-cell-properties fo:border-bottom="none" fo:background-color="#00ccff" fo:border-left="0.06pt solid #000000" fo:border-right="none" fo:border-top="none"/>
    </style:style>
    <style:style style:name="ce41" style:family="table-cell" style:parent-style-name="Default">
      <style:table-cell-properties fo:border-bottom="none" fo:background-color="#ffcc00" fo:border-left="0.06pt solid #000000" fo:border-right="none" fo:border-top="none"/>
    </style:style>
    <style:style style:name="ce42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3" style:family="table-cell" style:parent-style-name="Default">
      <style:table-cell-properties fo:border-bottom="0.06pt solid #000000" fo:background-color="#663300" fo:border-left="0.06pt solid #000000" fo:border-right="none" fo:border-top="none"/>
    </style:style>
    <style:style style:name="ce44" style:family="table-cell" style:parent-style-name="Default">
      <style:table-cell-properties fo:background-color="#ff3399" style:text-align-source="fix" style:repeat-content="false" fo:border="0.06pt solid #000000"/>
      <style:paragraph-properties fo:text-align="center" fo:margin-left="0mm"/>
      <style:text-properties fo:color="#ffffff"/>
    </style:style>
    <style:style style:name="ce45" style:family="table-cell" style:parent-style-name="Default">
      <style:table-cell-properties fo:border-bottom="none" fo:background-color="#99ff66" fo:border-left="none" fo:border-right="none" fo:border-top="0.06pt solid #000000"/>
    </style:style>
    <style:style style:name="ce46" style:family="table-cell" style:parent-style-name="Default">
      <style:table-cell-properties fo:background-color="#eeeeee"/>
    </style:style>
    <style:style style:name="ce47" style:family="table-cell" style:parent-style-name="Default">
      <style:table-cell-properties fo:border-bottom="0.06pt solid #000000" fo:background-color="#663300" fo:border-left="none" fo:border-right="none" fo:border-top="none"/>
    </style:style>
    <style:style style:name="ce48" style:family="table-cell" style:parent-style-name="Default" style:data-style-name="N11">
      <style:table-cell-properties fo:border-bottom="none" fo:background-color="#99ff66" fo:border-left="none" fo:border-right="none" fo:border-top="0.06pt solid #000000"/>
    </style:style>
    <style:style style:name="ce49" style:family="table-cell" style:parent-style-name="Default" style:data-style-name="N11">
      <style:table-cell-properties fo:background-color="#000000" fo:border="none"/>
    </style:style>
    <style:style style:name="ce50" style:family="table-cell" style:parent-style-name="Default" style:data-style-name="N11">
      <style:table-cell-properties fo:background-color="#00ccff" fo:border="none"/>
    </style:style>
    <style:style style:name="ce51" style:family="table-cell" style:parent-style-name="Default" style:data-style-name="N11">
      <style:table-cell-properties fo:background-color="#ffcc00" fo:border="none"/>
    </style:style>
    <style:style style:name="ce52" style:family="table-cell" style:parent-style-name="Default" style:data-style-name="N11">
      <style:table-cell-properties fo:background-color="#eeeeee" fo:border="none"/>
    </style:style>
    <style:style style:name="ce53" style:family="table-cell" style:parent-style-name="Default" style:data-style-name="N2">
      <style:table-cell-properties fo:border-bottom="none" fo:background-color="#99ff66" fo:border-left="none" fo:border-right="0.06pt solid #000000" fo:border-top="0.06pt solid #000000"/>
    </style:style>
    <style:style style:name="ce54" style:family="table-cell" style:parent-style-name="Default" style:data-style-name="N2">
      <style:table-cell-properties fo:border-bottom="none" fo:background-color="#000000" fo:border-left="none" fo:border-right="0.06pt solid #000000" fo:border-top="none"/>
    </style:style>
    <style:style style:name="ce55" style:family="table-cell" style:parent-style-name="Default" style:data-style-name="N2">
      <style:table-cell-properties fo:border-bottom="none" fo:background-color="#00ccff" fo:border-left="none" fo:border-right="0.06pt solid #000000" fo:border-top="none"/>
    </style:style>
    <style:style style:name="ce56" style:family="table-cell" style:parent-style-name="Default" style:data-style-name="N2">
      <style:table-cell-properties fo:border-bottom="none" fo:background-color="#ffcc00" fo:border-left="none" fo:border-right="0.06pt solid #000000" fo:border-top="none"/>
    </style:style>
    <style:style style:name="ce57" style:family="table-cell" style:parent-style-name="Default" style:data-style-name="N2">
      <style:table-cell-properties fo:border-bottom="none" fo:background-color="#eeeeee" fo:border-left="none" fo:border-right="0.06pt solid #000000" fo:border-top="none"/>
    </style:style>
    <style:style style:name="ce58" style:family="table-cell" style:parent-style-name="Default" style:data-style-name="N2">
      <style:table-cell-properties fo:border-bottom="0.06pt solid #000000" fo:background-color="#663300" fo:border-left="none" fo:border-right="0.06pt solid #000000" fo:border-top="none"/>
    </style:style>
    <style:style style:name="ce59" style:family="table-cell" style:parent-style-name="Default" style:data-style-name="N0"/>
    <style:style style:name="ce60" style:family="table-cell" style:parent-style-name="Default" style:data-style-name="N11"/>
  </office:automatic-styles>
  <office:body>
    <office:spreadsheet>
      <table:calculation-settings table:automatic-find-labels="false"/>
      <table:table table:name="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ce29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Backup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GameSessions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PS4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uPlay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<text:s/>Estado</text:p>
          </table:table-cell>
          <table:table-cell table:style-name="ce1" office:value-type="string" calcext:value-type="string">
            <text:p>Juego</text:p>
          </table:table-cell>
          <table:table-cell table:style-name="ce25" office:value-type="string" calcext:value-type="string">
            <text:p>Duración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20" office:value-type="float" office:value="140" calcext:value-type="float">
            <text:p>140</text:p>
          </table:table-cell>
          <table:table-cell table:style-name="ce26" office:value-type="time" office:time-value="PT01H24M00S" calcext:value-type="time">
            <text:p>01: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$1 Ride </text:p>
          </table:table-cell>
          <table:table-cell table:style-name="ce26" office:value-type="time" office:time-value="PT00H37M00S" calcext:value-type="time">
            <text:p>00:37</text:p>
          </table:table-cell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20" office:value-type="string" calcext:value-type="string">
            <text:p>10 Second Ninja X</text:p>
          </table:table-cell>
          <table:table-cell table:style-name="ce26" office:value-type="time" office:time-value="PT02H00M00S" calcext:value-type="time">
            <text:p>02:0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2064: Read Only Memories </text:p>
          </table:table-cell>
          <table:table-cell table:style-name="ce27" office:value-type="time" office:time-value="PT10H36M00S" calcext:value-type="time">
            <text:p>10: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30 Impossible Levels </text:p>
          </table:table-cell>
          <table:table-cell table:style-name="ce26" office:value-type="time" office:time-value="PT07H00M00S" calcext:value-type="time">
            <text:p>07:00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4" table:number-columns-repeated="6"/>
          <table:table-cell table:style-name="ce4" office:value-type="string" calcext:value-type="string">
            <text:p>S</text:p>
          </table:table-cell>
          <table:table-cell table:style-name="ce14" table:number-columns-repeated="2"/>
          <table:table-cell table:style-name="ce4"/>
          <table:table-cell table:style-name="ce4" office:value-type="string" calcext:value-type="string">
            <text:p>Jugado</text:p>
          </table:table-cell>
          <table:table-cell table:style-name="ce14" office:value-type="string" calcext:value-type="string">
            <text:p>60 Parsecs! </text:p>
          </table:table-cell>
          <table:table-cell table:style-name="ce28" office:value-type="time" office:time-value="PT01H50M00S" calcext:value-type="time">
            <text:p>01: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6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 Boy And His Blob</text:p>
          </table:table-cell>
          <table:table-cell office:value-type="time" office:time-value="PT10H00M00S" calcext:value-type="time">
            <text:p>10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A Fistful of Gun </text:p>
          </table:table-cell>
          <table:table-cell table:style-name="ce30" office:value-type="time" office:time-value="PT02H57M00S" calcext:value-type="time">
            <text:p>02:57</text:p>
          </table:table-cell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12" table:number-columns-repeated="2"/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A Good Snowman Is Hard To Build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A New Beginning </text:p>
          </table:table-cell>
          <table:table-cell table:style-name="ce30" office:value-type="time" office:time-value="PT09H43M00S" calcext:value-type="time">
            <text:p>09:43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A Story About My Uncle </text:p>
          </table:table-cell>
          <table:table-cell table:style-name="ce27" office:value-type="time" office:time-value="PT03H20M00S" calcext:value-type="time">
            <text:p>03: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A Virus Named Tom </text:p>
          </table:table-cell>
          <table:table-cell table:style-name="ce26" office:value-type="time" office:time-value="PT05H49M00S" calcext:value-type="time">
            <text:p>05:4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AaaaaAAaaaAAAaaAAAAaAAAAA!!! for the Awesome </text:p>
          </table:table-cell>
          <table:table-cell table:style-name="ce26" office:value-type="time" office:time-value="PT05H42M00S" calcext:value-type="time">
            <text:p>05:4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style-name="ce2" table:number-columns-repeated="3"/>
          <table:table-cell table:style-name="ce12" table:number-columns-repeated="2"/>
          <table:table-cell table:style-name="ce2" table:number-columns-repeated="3"/>
          <table:table-cell table:style-name="ce1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ABZU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Ace Combat: Assault Horizon - Enhanced Edition </text:p>
          </table:table-cell>
          <table:table-cell table:style-name="ce26" office:value-type="time" office:time-value="PT12H16M00S" calcext:value-type="time">
            <text:p>12:16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6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dam Wolfe</text:p>
          </table:table-cell>
          <table:table-cell office:value-type="time" office:time-value="PT05H30M00S" calcext:value-type="time">
            <text:p>05:3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7"/>
          <table:table-cell table:style-name="ce6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21" office:value-type="string" calcext:value-type="string">
            <text:p>Aegis Defenders</text:p>
          </table:table-cell>
          <table:table-cell table:style-name="ce30" office:value-type="time" office:time-value="PT10H00M00S" calcext:value-type="time">
            <text:p>10:00</text:p>
          </table:table-cell>
          <table:table-cell table:number-columns-repeated="1009"/>
        </table:table-row>
        <table:table-row table:style-name="ro1">
          <table:table-cell table:style-name="ce3" table:number-columns-repeated="5"/>
          <table:table-cell table:style-name="ce13" table:number-columns-repeated="2"/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AER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AFTERGRINDER </text:p>
          </table:table-cell>
          <table:table-cell table:style-name="ce30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Age of Wonders III </text:p>
          </table:table-cell>
          <table:table-cell office:value-type="time" office:time-value="PT31H04M00S" calcext:value-type="time">
            <text:p>31: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Agent Awesome </text:p>
          </table:table-cell>
          <table:table-cell table:style-name="ce26" office:value-type="time" office:time-value="PT09H57M00S" calcext:value-type="time">
            <text:p>09:5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Alan Wake </text:p>
          </table:table-cell>
          <table:table-cell table:style-name="ce30" office:value-type="time" office:time-value="PT12H52M00S" calcext:value-type="time">
            <text:p>12:5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E</text:p>
          </table:table-cell>
          <table:table-cell table:style-name="ce5" table:number-columns-repeated="5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Alan Wake's American Nightmare </text:p>
          </table:table-cell>
          <table:table-cell table:style-name="ce30" office:value-type="time" office:time-value="PT04H12M00S" calcext:value-type="time">
            <text:p>04: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lone In The Dark</text:p>
          </table:table-cell>
          <table:table-cell office:value-type="time" office:time-value="PT09H00M00S" calcext:value-type="time">
            <text:p>09: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Alpha Protocol </text:p>
          </table:table-cell>
          <table:table-cell office:value-type="time" office:time-value="PT15H36M00S" calcext:value-type="time">
            <text:p>15:36</text:p>
          </table:table-cell>
          <table:table-cell table:style-name="ce22"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Amnesia: A Machine for Pigs </text:p>
          </table:table-cell>
          <table:table-cell table:style-name="ce26" office:value-type="time" office:time-value="PT04H41M00S" calcext:value-type="time">
            <text:p>04:41</text:p>
          </table:table-cell>
          <table:table-cell table:style-name="ce22"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Amnesia: Memories </text:p>
          </table:table-cell>
          <table:table-cell office:value-type="time" office:time-value="PT24H43M00S" calcext:value-type="time">
            <text:p>24:4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Amnesia: The Dark Descent </text:p>
          </table:table-cell>
          <table:table-cell table:style-name="ce26" office:value-type="time" office:time-value="PT08H17M00S" calcext:value-type="time">
            <text:p>08: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Ampersand </text:p>
          </table:table-cell>
          <table:table-cell table:style-name="ce26" office:value-type="time" office:time-value="PT02H00M00S" calcext:value-type="time">
            <text:p>02:0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Analogue: A Hate Story </text:p>
          </table:table-cell>
          <table:table-cell table:style-name="ce27" office:value-type="time" office:time-value="PT04H25M00S" calcext:value-type="time">
            <text:p>04: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And Yet It Moves </text:p>
          </table:table-cell>
          <table:table-cell table:style-name="ce26" office:value-type="time" office:time-value="PT03H17M00S" calcext:value-type="time">
            <text:p>03: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Anna's Quest </text:p>
          </table:table-cell>
          <table:table-cell table:style-name="ce27" office:value-type="time" office:time-value="PT10H30M00S" calcext:value-type="time">
            <text:p>10:3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Anodyne </text:p>
          </table:table-cell>
          <table:table-cell table:style-name="ce30" office:value-type="time" office:time-value="PT06H41M00S" calcext:value-type="time">
            <text:p>06:41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Anomaly 2 </text:p>
          </table:table-cell>
          <table:table-cell table:style-name="ce30" office:value-type="time" office:time-value="PT06H43M00S" calcext:value-type="time">
            <text:p>06:43</text:p>
          </table:table-cell>
          <table:table-cell table:style-name="ce35"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Anomaly: Korea </text:p>
          </table:table-cell>
          <table:table-cell table:style-name="ce30" office:value-type="time" office:time-value="PT04H04M00S" calcext:value-type="time">
            <text:p>04:0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Anomaly: Warzone Earth </text:p>
          </table:table-cell>
          <table:table-cell table:style-name="ce30" office:value-type="time" office:time-value="PT08H13M00S" calcext:value-type="time">
            <text:p>08: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9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Another Lost Phone: Laura's Story</text:p>
          </table:table-cell>
          <table:table-cell table:style-name="ce27"/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Antichamber </text:p>
          </table:table-cell>
          <table:table-cell office:value-type="time" office:time-value="PT06H55M00S" calcext:value-type="time">
            <text:p>06:5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7"/>
          <table:table-cell table:style-name="ce6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Antihero</text:p>
          </table:table-cell>
          <table:table-cell table:style-name="ce30" office:value-type="time" office:time-value="PT06H00M00S" calcext:value-type="time">
            <text:p>06:0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number-columns-repeated="8"/>
          <table:table-cell table:style-name="ce7"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tisquad</text:p>
          </table:table-cell>
          <table:table-cell office:value-type="time" office:time-value="PT19H00M00S" calcext:value-type="time">
            <text:p>19:00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Aperture Tag: The Paint Gun Testing Initiative </text:p>
          </table:table-cell>
          <table:table-cell table:style-name="ce30" office:value-type="time" office:time-value="PT04H03M00S" calcext:value-type="time">
            <text:p>04: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qua Panic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Aquaria </text:p>
          </table:table-cell>
          <table:table-cell table:style-name="ce30" office:value-type="time" office:time-value="PT20H06M00S" calcext:value-type="time">
            <text:p>20:06</text:p>
          </table:table-cell>
          <table:table-cell table:number-columns-repeated="1009"/>
        </table:table-row>
        <table:table-row table:style-name="ro1">
          <table:table-cell table:style-name="ce5" table:number-columns-repeated="9"/>
          <table:table-cell table:style-name="ce6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Assassin's Creed Chronicles: China</text:p>
          </table:table-cell>
          <table:table-cell table:style-name="ce30" office:value-type="time" office:time-value="PT06H00M00S" calcext:value-type="time">
            <text:p>06:00</text:p>
          </table:table-cell>
          <table:table-cell table:number-columns-repeated="1009"/>
        </table:table-row>
        <table:table-row table:style-name="ro1">
          <table:table-cell table:style-name="ce5" table:number-columns-repeated="9"/>
          <table:table-cell table:style-name="ce6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Assassin's Creed IV: Black Flag</text:p>
          </table:table-cell>
          <table:table-cell table:style-name="ce30" office:value-type="time" office:time-value="PT22H30M00S" calcext:value-type="time">
            <text:p>22:30</text:p>
          </table:table-cell>
          <table:table-cell table:number-columns-repeated="1009"/>
        </table:table-row>
        <table:table-row table:style-name="ro1">
          <table:table-cell table:style-name="ce5" table:number-columns-repeated="9"/>
          <table:table-cell table:style-name="ce6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Assassin's Creed Unity</text:p>
          </table:table-cell>
          <table:table-cell table:style-name="ce30" office:value-type="time" office:time-value="PT16H30M00S" calcext:value-type="time">
            <text:p>16:30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6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Assassins's Creed 3</text:p>
          </table:table-cell>
          <table:table-cell office:value-type="time" office:time-value="PT16H00M00S" calcext:value-type="time">
            <text:p>16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Atom Zombie Smasher </text:p>
          </table:table-cell>
          <table:table-cell table:style-name="ce30" office:value-type="time" office:time-value="PT06H16M00S" calcext:value-type="time">
            <text:p>06:16</text:p>
          </table:table-cell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Automachef</text:p>
          </table:table-cell>
          <table:table-cell table:style-name="ce26" office:value-type="time" office:time-value="PT10H00M00S" calcext:value-type="time">
            <text:p>10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Avadon: The Black Fortress </text:p>
          </table:table-cell>
          <table:table-cell table:style-name="ce26" office:value-type="time" office:time-value="PT52H42M00S" calcext:value-type="time">
            <text:p>52:42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Avencast: Rise of the Mage </text:p>
          </table:table-cell>
          <table:table-cell table:style-name="ce30" office:value-type="time" office:time-value="PT13H47M00S" calcext:value-type="time">
            <text:p>13: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Awesomenauts </text:p>
          </table:table-cell>
          <table:table-cell table:style-name="ce26" office:value-type="time" office:time-value="PT62H20M00S" calcext:value-type="time">
            <text:p>62: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style-name="ce2" table:number-columns-repeated="3"/>
          <table:table-cell table:style-name="ce12" table:number-columns-repeated="2"/>
          <table:table-cell table:style-name="ce2" table:number-columns-repeated="3"/>
          <table:table-cell table:style-name="ce1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Axiom Verge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5" table:number-columns-repeated="10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Back to the Future Part III - Timeline of Monkey Island</text:p>
          </table:table-cell>
          <table:table-cell table:style-name="ce30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Back to the Future: The Game - Episode 1: It's About Time </text:p>
          </table:table-cell>
          <table:table-cell table:style-name="ce27" office:value-type="time" office:time-value="PT02H40M00S" calcext:value-type="time">
            <text:p>02:4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Back to the Future: The Game - Episode 2: Get Tannen! </text:p>
          </table:table-cell>
          <table:table-cell table:style-name="ce27" office:value-type="time" office:time-value="PT02H18M00S" calcext:value-type="time">
            <text:p>02: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Back to the Future: The Game - Episode 3: Citizen Brown </text:p>
          </table:table-cell>
          <table:table-cell table:style-name="ce27" office:value-type="time" office:time-value="PT02H28M00S" calcext:value-type="time">
            <text:p>02:2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Back to the Future: The Game - Episode 4: Double Visions </text:p>
          </table:table-cell>
          <table:table-cell table:style-name="ce27" office:value-type="time" office:time-value="PT02H31M00S" calcext:value-type="time">
            <text:p>02:3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Back to the Future: The Game - Episode 5: Outatime </text:p>
          </table:table-cell>
          <table:table-cell table:style-name="ce27" office:value-type="time" office:time-value="PT02H25M00S" calcext:value-type="time">
            <text:p>02: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Bad Hotel </text:p>
          </table:table-cell>
          <table:table-cell table:style-name="ce26" office:value-type="time" office:time-value="PT03H32M00S" calcext:value-type="time">
            <text:p>03:3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Bad Rats: the Rats' Revenge </text:p>
          </table:table-cell>
          <table:table-cell table:style-name="ce26" office:value-type="time" office:time-value="PT03H58M00S" calcext:value-type="time">
            <text:p>03:58</text:p>
          </table:table-cell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12" table:number-columns-repeated="2"/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Baseball Stars 2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Bastion </text:p>
          </table:table-cell>
          <table:table-cell table:style-name="ce30" office:value-type="time" office:time-value="PT08H09M00S" calcext:value-type="time">
            <text:p>08:09</text:p>
          </table:table-cell>
          <table:table-cell table:number-columns-repeated="1009"/>
        </table:table-row>
        <table:table-row table:style-name="ro1">
          <table:table-cell table:style-name="ce7"/>
          <table:table-cell table:style-name="ce6" office:value-type="string" calcext:value-type="string">
            <text:p>E</text:p>
          </table:table-cell>
          <table:table-cell table:style-name="ce7" table:number-columns-repeated="9"/>
          <table:table-cell office:value-type="string" calcext:value-type="string">
            <text:p>?</text:p>
          </table:table-cell>
          <table:table-cell table:style-name="ce22" office:value-type="string" calcext:value-type="string">
            <text:p>Batman Arkham Asylum</text:p>
          </table:table-cell>
          <table:table-cell table:style-name="ce31" office:value-type="time" office:time-value="PT11H00M00S" calcext:value-type="time">
            <text:p>11:00</text:p>
          </table:table-cell>
          <table:table-cell table:number-columns-repeated="1009"/>
        </table:table-row>
        <table:table-row table:style-name="ro1">
          <table:table-cell table:style-name="ce7"/>
          <table:table-cell table:style-name="ce6" office:value-type="string" calcext:value-type="string">
            <text:p>E</text:p>
          </table:table-cell>
          <table:table-cell table:style-name="ce7" table:number-columns-repeated="9"/>
          <table:table-cell office:value-type="string" calcext:value-type="string">
            <text:p>?</text:p>
          </table:table-cell>
          <table:table-cell table:style-name="ce22" office:value-type="string" calcext:value-type="string">
            <text:p>Batman Arkham City</text:p>
          </table:table-cell>
          <table:table-cell table:style-name="ce31" office:value-type="time" office:time-value="PT13H30M00S" calcext:value-type="time">
            <text:p>13:30</text:p>
          </table:table-cell>
          <table:table-cell table:number-columns-repeated="1009"/>
        </table:table-row>
        <table:table-row table:style-name="ro1">
          <table:table-cell table:style-name="ce7"/>
          <table:table-cell table:style-name="ce6" office:value-type="string" calcext:value-type="string">
            <text:p>E</text:p>
          </table:table-cell>
          <table:table-cell table:style-name="ce7" table:number-columns-repeated="9"/>
          <table:table-cell office:value-type="string" calcext:value-type="string">
            <text:p>?</text:p>
          </table:table-cell>
          <table:table-cell table:style-name="ce22" office:value-type="string" calcext:value-type="string">
            <text:p>Batman Arkham Knight</text:p>
          </table:table-cell>
          <table:table-cell table:style-name="ce31" office:value-type="time" office:time-value="PT16H00M00S" calcext:value-type="time">
            <text:p>16:0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15" table:number-columns-repeated="6"/>
          <table:table-cell table:style-name="ce6" office:value-type="string" calcext:value-type="string">
            <text:p>S</text:p>
          </table:table-cell>
          <table:table-cell table:style-name="ce15" table:number-columns-repeated="2"/>
          <table:table-cell table:style-name="ce8"/>
          <table:table-cell table:style-name="ce8" office:value-type="string" calcext:value-type="string">
            <text:p>Rejugable</text:p>
          </table:table-cell>
          <table:table-cell table:style-name="ce15" office:value-type="string" calcext:value-type="string">
            <text:p>Beat Hazard </text:p>
          </table:table-cell>
          <table:table-cell table:style-name="ce32" office:value-type="time" office:time-value="PT10H39M00S" calcext:value-type="time">
            <text:p>10:3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Beatbuddy: Tale of the Guardians </text:p>
          </table:table-cell>
          <table:table-cell table:style-name="ce30" office:value-type="time" office:time-value="PT05H34M00S" calcext:value-type="time">
            <text:p>05: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table:style-name="ce6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Beneath A Steel Sky</text:p>
          </table:table-cell>
          <table:table-cell office:value-type="time" office:time-value="PT06H00M00S" calcext:value-type="time">
            <text:p>06: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Betrayer </text:p>
          </table:table-cell>
          <table:table-cell office:value-type="time" office:time-value="PT08H55M00S" calcext:value-type="time">
            <text:p>08: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Bibou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Binary Domain </text:p>
          </table:table-cell>
          <table:table-cell table:style-name="ce30" office:value-type="time" office:time-value="PT09H45M00S" calcext:value-type="time">
            <text:p>09:4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table:number-columns-repeated="2"/>
          <table:table-cell table:style-name="ce2" office:value-type="string" calcext:value-type="string">
            <text:p>G</text:p>
          </table:table-cell>
          <table:table-cell table:style-name="ce2"/>
          <table:table-cell table:style-name="ce12" table:number-columns-repeated="2"/>
          <table:table-cell table:style-name="ce2" table:number-columns-repeated="3"/>
          <table:table-cell table:style-name="ce1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Bio Menace</text:p>
          </table:table-cell>
          <table:table-cell table:style-name="ce26"/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Bionic Commando (2009) </text:p>
          </table:table-cell>
          <table:table-cell office:value-type="time" office:time-value="PT08H25M00S" calcext:value-type="time">
            <text:p>08: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Bionic Dues </text:p>
          </table:table-cell>
          <table:table-cell table:style-name="ce26" office:value-type="time" office:time-value="PT11H02M00S" calcext:value-type="time">
            <text:p>11: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Bit Blaster XL </text:p>
          </table:table-cell>
          <table:table-cell table:style-name="ce26" office:value-type="time" office:time-value="PT04H50M00S" calcext:value-type="time">
            <text:p>04:5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Bit.Trip Beat </text:p>
          </table:table-cell>
          <table:table-cell table:style-name="ce26" office:value-type="time" office:time-value="PT03H52M00S" calcext:value-type="time">
            <text:p>03: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Bit.Trip Presents Runner 2: Future Legend of Rhythm Alien </text:p>
          </table:table-cell>
          <table:table-cell table:style-name="ce26" office:value-type="time" office:time-value="PT09H33M00S" calcext:value-type="time">
            <text:p>09: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Bit.Trip Runner </text:p>
          </table:table-cell>
          <table:table-cell table:style-name="ce26" office:value-type="time" office:time-value="PT10H28M00S" calcext:value-type="time">
            <text:p>10:28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Bleed </text:p>
          </table:table-cell>
          <table:table-cell table:style-name="ce30" office:value-type="time" office:time-value="PT01H43M00S" calcext:value-type="time">
            <text:p>01:4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Blocks That Matter </text:p>
          </table:table-cell>
          <table:table-cell table:style-name="ce26" office:value-type="time" office:time-value="PT10H01M00S" calcext:value-type="time">
            <text:p>10:01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Blood: One Unit Whole Blood </text:p>
          </table:table-cell>
          <table:table-cell table:style-name="ce30" office:value-type="time" office:time-value="PT13H37M00S" calcext:value-type="time">
            <text:p>13:3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Bloodbath Kavkaz </text:p>
          </table:table-cell>
          <table:table-cell table:style-name="ce26" office:value-type="time" office:time-value="PT07H06M00S" calcext:value-type="time">
            <text:p>07:06</text:p>
          </table:table-cell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12" table:number-columns-repeated="2"/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Bomber Crew</text:p>
          </table:table-cell>
          <table:table-cell table:style-name="ce26"/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Bone: Out from Boneville </text:p>
          </table:table-cell>
          <table:table-cell office:value-type="time" office:time-value="PT01H52M00S" calcext:value-type="time">
            <text:p>01:52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Bone: The Great Cow Race </text:p>
          </table:table-cell>
          <table:table-cell office:value-type="time" office:time-value="PT03H01M00S" calcext:value-type="time">
            <text:p>03:0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Borderlands 2 </text:p>
          </table:table-cell>
          <table:table-cell table:style-name="ce26" office:value-type="time" office:time-value="PT49H01M00S" calcext:value-type="time">
            <text:p>49:0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Borderlands: Game of the Year </text:p>
          </table:table-cell>
          <table:table-cell table:style-name="ce26" office:value-type="time" office:time-value="PT43H31M00S" calcext:value-type="time">
            <text:p>43:3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Botanicula </text:p>
          </table:table-cell>
          <table:table-cell table:style-name="ce30" office:value-type="time" office:time-value="PT03H55M00S" calcext:value-type="time">
            <text:p>03:5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Braid </text:p>
          </table:table-cell>
          <table:table-cell table:style-name="ce27" office:value-type="time" office:time-value="PT05H40M00S" calcext:value-type="time">
            <text:p>05:4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Braveland </text:p>
          </table:table-cell>
          <table:table-cell office:value-type="time" office:time-value="PT04H43M00S" calcext:value-type="time">
            <text:p>04:43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Brawlhalla </text:p>
          </table:table-cell>
          <table:table-cell office:value-type="time" office:time-value="PT155H22M00S" calcext:value-type="time">
            <text:p>155:2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Bridge Constructor </text:p>
          </table:table-cell>
          <table:table-cell table:style-name="ce30" office:value-type="time" office:time-value="PT07H58M00S" calcext:value-type="time">
            <text:p>07:5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7"/>
          <table:table-cell table:style-name="ce6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Broforce</text:p>
          </table:table-cell>
          <table:table-cell table:style-name="ce30" office:value-type="time" office:time-value="PT06H30M00S" calcext:value-type="time">
            <text:p>06:30</text:p>
          </table:table-cell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Broken Age</text:p>
          </table:table-cell>
          <table:table-cell table:style-name="ce26" office:value-type="time" office:time-value="PT10H00M00S" calcext:value-type="time">
            <text:p>10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Broken Sword II: The Smoking Mirror - Remastered </text:p>
          </table:table-cell>
          <table:table-cell table:style-name="ce30" office:value-type="time" office:time-value="PT07H05M00S" calcext:value-type="time">
            <text:p>07:0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Broken Sword: The Shadow of the Templars - Director's Cut </text:p>
          </table:table-cell>
          <table:table-cell table:style-name="ce30" office:value-type="time" office:time-value="PT10H09M00S" calcext:value-type="time">
            <text:p>10:0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Brutal Legend</text:p>
          </table:table-cell>
          <table:table-cell table:style-name="ce30" office:value-type="time" office:time-value="PT09H00M00S" calcext:value-type="time">
            <text:p>09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Bullshot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Burly Men at Sea </text:p>
          </table:table-cell>
          <table:table-cell table:style-name="ce26" office:value-type="time" office:time-value="PT01H13M00S" calcext:value-type="time">
            <text:p>01:13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Burnout Paradise Remastered </text:p>
          </table:table-cell>
          <table:table-cell table:style-name="ce30" office:value-type="time" office:time-value="PT15H39M00S" calcext:value-type="time">
            <text:p>15:3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alcu-Late </text:p>
          </table:table-cell>
          <table:table-cell table:style-name="ce26" office:value-type="time" office:time-value="PT00H40M00S" calcext:value-type="time">
            <text:p>00:4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ally's Trials </text:p>
          </table:table-cell>
          <table:table-cell table:style-name="ce26" office:value-type="time" office:time-value="PT05H12M00S" calcext:value-type="time">
            <text:p>05:1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5" table:number-columns-repeated="10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Camp Sunshine</text:p>
          </table:table-cell>
          <table:table-cell table:style-name="ce30" office:value-type="time" office:time-value="PT02H30M00S" calcext:value-type="time">
            <text:p>02: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anabalt </text:p>
          </table:table-cell>
          <table:table-cell table:style-name="ce26" office:value-type="time" office:time-value="PT01H21M00S" calcext:value-type="time">
            <text:p>01:2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Capsized </text:p>
          </table:table-cell>
          <table:table-cell table:style-name="ce30" office:value-type="time" office:time-value="PT04H18M00S" calcext:value-type="time">
            <text:p>04:1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aravan </text:p>
          </table:table-cell>
          <table:table-cell table:style-name="ce26" office:value-type="time" office:time-value="PT10H39M00S" calcext:value-type="time">
            <text:p>10:3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table:number-columns-repeated="2"/>
          <table:table-cell table:style-name="ce2" office:value-type="string" calcext:value-type="string">
            <text:p>G</text:p>
          </table:table-cell>
          <table:table-cell table:style-name="ce2"/>
          <table:table-cell table:style-name="ce12" table:number-columns-repeated="2"/>
          <table:table-cell table:style-name="ce2" table:number-columns-repeated="3"/>
          <table:table-cell table:style-name="ce1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armageddon TDR 2000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atch a Falling Star </text:p>
          </table:table-cell>
          <table:table-cell table:style-name="ce26" office:value-type="time" office:time-value="PT04H58M00S" calcext:value-type="time">
            <text:p>04:5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Cave Story+ </text:p>
          </table:table-cell>
          <table:table-cell table:style-name="ce27" office:value-type="time" office:time-value="PT07H13M00S" calcext:value-type="time">
            <text:p>07: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CAYNE </text:p>
          </table:table-cell>
          <table:table-cell office:value-type="time" office:time-value="PT02H55M00S" calcext:value-type="time">
            <text:p>02:55</text:p>
          </table:table-cell>
          <table:table-cell table:number-columns-repeated="1009"/>
        </table:table-row>
        <table:table-row table:style-name="ro1">
          <table:table-cell table:style-name="ce7"/>
          <table:table-cell table:style-name="ce6" office:value-type="string" calcext:value-type="string">
            <text:p>E</text:p>
          </table:table-cell>
          <table:table-cell table:style-name="ce7" table:number-columns-repeated="9"/>
          <table:table-cell office:value-type="string" calcext:value-type="string">
            <text:p>?</text:p>
          </table:table-cell>
          <table:table-cell table:style-name="ce22" office:value-type="string" calcext:value-type="string">
            <text:p>Celeste</text:p>
          </table:table-cell>
          <table:table-cell office:value-type="time" office:time-value="PT07H30M00S" calcext:value-type="time">
            <text:p>07:3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number-columns-repeated="8"/>
          <table:table-cell table:style-name="ce7"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Ceville</text:p>
          </table:table-cell>
          <table:table-cell office:value-type="time" office:time-value="PT08H00M00S" calcext:value-type="time">
            <text:p>08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hains </text:p>
          </table:table-cell>
          <table:table-cell table:style-name="ce26" office:value-type="time" office:time-value="PT02H22M00S" calcext:value-type="time">
            <text:p>02:2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Chaos on Deponia </text:p>
          </table:table-cell>
          <table:table-cell table:style-name="ce27" office:value-type="time" office:time-value="PT11H04M00S" calcext:value-type="time">
            <text:p>11:04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Charlie's Adventure </text:p>
          </table:table-cell>
          <table:table-cell office:value-type="time" office:time-value="PT01H40M00S" calcext:value-type="time">
            <text:p>01:40</text:p>
          </table:table-cell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hicken Assassin: Reloaded</text:p>
          </table:table-cell>
          <table:table-cell table:style-name="ce26" office:value-type="time" office:time-value="PT07H00M00S" calcext:value-type="time">
            <text:p>07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hicken Labyrinth Puzzles </text:p>
          </table:table-cell>
          <table:table-cell table:style-name="ce26" office:value-type="time" office:time-value="PT00H25M00S" calcext:value-type="time">
            <text:p>00: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hivalry: Medieval Warfare </text:p>
          </table:table-cell>
          <table:table-cell table:style-name="ce26" office:value-type="time" office:time-value="PT33H53M00S" calcext:value-type="time">
            <text:p>33:5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Cibele </text:p>
          </table:table-cell>
          <table:table-cell table:style-name="ce27" office:value-type="time" office:time-value="PT01H07M00S" calcext:value-type="time">
            <text:p>01: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itadel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N</text:p>
          </table:table-cell>
          <table:table-cell table:style-name="ce2" table:number-columns-repeated="2"/>
          <table:table-cell table:style-name="ce12" table:number-columns-repeated="2"/>
          <table:table-cell table:style-name="ce2" table:number-columns-repeated="4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ities In Motion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Citizens of Earth </text:p>
          </table:table-cell>
          <table:table-cell table:style-name="ce30" office:value-type="time" office:time-value="PT22H26M00S" calcext:value-type="time">
            <text:p>22:26</text:p>
          </table:table-cell>
          <table:table-cell table:number-columns-repeated="1009"/>
        </table:table-row>
        <table:table-row table:style-name="ro1">
          <table:table-cell table:style-name="ce7"/>
          <table:table-cell table:style-name="ce6" office:value-type="string" calcext:value-type="string">
            <text:p>E</text:p>
          </table:table-cell>
          <table:table-cell table:style-name="ce7" table:number-columns-repeated="9"/>
          <table:table-cell office:value-type="string" calcext:value-type="string">
            <text:p>?</text:p>
          </table:table-cell>
          <table:table-cell table:style-name="ce22" office:value-type="string" calcext:value-type="string">
            <text:p>City Of Brass</text:p>
          </table:table-cell>
          <table:table-cell table:style-name="ce31" office:value-type="time" office:time-value="PT05H30M00S" calcext:value-type="time">
            <text:p>05: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lergy Splode </text:p>
          </table:table-cell>
          <table:table-cell table:style-name="ce26" office:value-type="time" office:time-value="PT14H00M00S" calcext:value-type="time">
            <text:p>14: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Closure </text:p>
          </table:table-cell>
          <table:table-cell office:value-type="time" office:time-value="PT08H11M00S" calcext:value-type="time">
            <text:p>08:11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Cloudbuilt </text:p>
          </table:table-cell>
          <table:table-cell office:value-type="time" office:time-value="PT06H14M00S" calcext:value-type="time">
            <text:p>06: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Cogs </text:p>
          </table:table-cell>
          <table:table-cell office:value-type="time" office:time-value="PT07H24M00S" calcext:value-type="time">
            <text:p>07: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ompany of Heroes </text:p>
          </table:table-cell>
          <table:table-cell table:style-name="ce26" office:value-type="time" office:time-value="PT22H53M00S" calcext:value-type="time">
            <text:p>22: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ompany of Heroes 2 </text:p>
          </table:table-cell>
          <table:table-cell table:style-name="ce26" office:value-type="time" office:time-value="PT16H35M00S" calcext:value-type="time">
            <text:p>16:35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3" office:value-type="string" calcext:value-type="string">
            <text:p>E</text:p>
          </table:table-cell>
          <table:table-cell table:style-name="ce3" table:number-columns-repeated="3"/>
          <table:table-cell table:style-name="ce13" table:number-columns-repeated="2"/>
          <table:table-cell table:style-name="ce3" table:number-columns-repeated="3"/>
          <table:table-cell table:style-name="ce1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Conarium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ondemned: Criminal Origins </text:p>
          </table:table-cell>
          <table:table-cell table:style-name="ce26" office:value-type="time" office:time-value="PT07H46M00S" calcext:value-type="time">
            <text:p>07: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onflictCraft </text:p>
          </table:table-cell>
          <table:table-cell table:style-name="ce26" office:value-type="time" office:time-value="PT03H52M00S" calcext:value-type="time">
            <text:p>03: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onstruct: Escape the System </text:p>
          </table:table-cell>
          <table:table-cell table:style-name="ce26" office:value-type="time" office:time-value="PT07H39M00S" calcext:value-type="time">
            <text:p>07:3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table:number-columns-repeated="2"/>
          <table:table-cell table:style-name="ce2" office:value-type="string" calcext:value-type="string">
            <text:p>G</text:p>
          </table:table-cell>
          <table:table-cell table:style-name="ce2"/>
          <table:table-cell table:style-name="ce12" table:number-columns-repeated="2"/>
          <table:table-cell table:style-name="ce2" table:number-columns-repeated="3"/>
          <table:table-cell table:style-name="ce1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onstructor Classic 1997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Contraption Maker </text:p>
          </table:table-cell>
          <table:table-cell table:style-name="ce30" office:value-type="time" office:time-value="PT14H14M00S" calcext:value-type="time">
            <text:p>14:14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Corporate Lifestyle Simulator </text:p>
          </table:table-cell>
          <table:table-cell office:value-type="time" office:time-value="PT01H58M00S" calcext:value-type="time">
            <text:p>01: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ortex Command </text:p>
          </table:table-cell>
          <table:table-cell table:style-name="ce26" office:value-type="time" office:time-value="PT07H05M00S" calcext:value-type="time">
            <text:p>07: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osmic Dust &amp; Rust </text:p>
          </table:table-cell>
          <table:table-cell table:style-name="ce26" office:value-type="time" office:time-value="PT01H02M00S" calcext:value-type="time">
            <text:p>01:02</text:p>
          </table:table-cell>
          <table:table-cell table:number-columns-repeated="1009"/>
        </table:table-row>
        <table:table-row table:style-name="ro1">
          <table:table-cell table:style-name="ce9" table:number-columns-repeated="5"/>
          <table:table-cell table:style-name="ce16" table:number-columns-repeated="2"/>
          <table:table-cell table:style-name="ce9"/>
          <table:table-cell table:style-name="ce9" office:value-type="string" calcext:value-type="string">
            <text:p>T</text:p>
          </table:table-cell>
          <table:table-cell table:style-name="ce9" table:number-columns-repeated="2"/>
          <table:table-cell table:style-name="ce9" office:value-type="string" calcext:value-type="string">
            <text:p>Dropeado</text:p>
          </table:table-cell>
          <table:table-cell table:style-name="ce16" office:value-type="string" calcext:value-type="string">
            <text:p>Cosmic Express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Costume Quest </text:p>
          </table:table-cell>
          <table:table-cell table:style-name="ce27" office:value-type="time" office:time-value="PT06H24M00S" calcext:value-type="time">
            <text:p>06:24</text:p>
          </table:table-cell>
          <table:table-cell table:number-columns-repeated="1009"/>
        </table:table-row>
        <table:table-row table:style-name="ro1">
          <table:table-cell table:style-name="ce5" table:number-columns-repeated="6"/>
          <table:table-cell table:style-name="ce6" office:value-type="float" office:value="4" calcext:value-type="float">
            <text:p>4</text:p>
          </table:table-cell>
          <table:table-cell table:style-name="ce5" table:number-columns-repeated="4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Crash Bandicoot N. Sane Trilogy</text:p>
          </table:table-cell>
          <table:table-cell table:style-name="ce30" office:value-type="time" office:time-value="PT15H00M00S" calcext:value-type="time">
            <text:p>15:00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Crash Time II </text:p>
          </table:table-cell>
          <table:table-cell table:style-name="ce30" office:value-type="time" office:time-value="PT12H54M00S" calcext:value-type="time">
            <text:p>12: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rawl (2017) </text:p>
          </table:table-cell>
          <table:table-cell table:style-name="ce26" office:value-type="time" office:time-value="PT01H20M00S" calcext:value-type="time">
            <text:p>01: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Crayon Physics Deluxe </text:p>
          </table:table-cell>
          <table:table-cell office:value-type="time" office:time-value="PT04H26M00S" calcext:value-type="time">
            <text:p>04:26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Cruel Arena </text:p>
          </table:table-cell>
          <table:table-cell table:style-name="ce30" office:value-type="time" office:time-value="PT01H54M00S" calcext:value-type="time">
            <text:p>01: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rusader Kings II </text:p>
          </table:table-cell>
          <table:table-cell table:style-name="ce26" office:value-type="time" office:time-value="PT107H55M00S" calcext:value-type="time">
            <text:p>107:55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15" table:number-columns-repeated="6"/>
          <table:table-cell table:style-name="ce6" office:value-type="string" calcext:value-type="string">
            <text:p>S</text:p>
          </table:table-cell>
          <table:table-cell table:style-name="ce15" table:number-columns-repeated="2"/>
          <table:table-cell table:style-name="ce8"/>
          <table:table-cell table:style-name="ce8" office:value-type="string" calcext:value-type="string">
            <text:p>Rejugable</text:p>
          </table:table-cell>
          <table:table-cell table:style-name="ce15" office:value-type="string" calcext:value-type="string">
            <text:p>Crypt of the NecroDancer </text:p>
          </table:table-cell>
          <table:table-cell table:style-name="ce32" office:value-type="time" office:time-value="PT19H04M00S" calcext:value-type="time">
            <text:p>19: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Crysis 2 </text:p>
          </table:table-cell>
          <table:table-cell table:style-name="ce26" office:value-type="time" office:time-value="PT10H08M00S" calcext:value-type="time">
            <text:p>10:08</text:p>
          </table:table-cell>
          <table:table-cell table:number-columns-repeated="1009"/>
        </table:table-row>
        <table:table-row table:style-name="ro1">
          <table:table-cell table:style-name="ce9" table:number-columns-repeated="8"/>
          <table:table-cell table:style-name="ce9" office:value-type="string" calcext:value-type="string">
            <text:p>T</text:p>
          </table:table-cell>
          <table:table-cell table:style-name="ce9" table:number-columns-repeated="2"/>
          <table:table-cell table:style-name="ce9" office:value-type="string" calcext:value-type="string">
            <text:p>Dropeado</text:p>
          </table:table-cell>
          <table:table-cell table:style-name="ce16" office:value-type="string" calcext:value-type="string">
            <text:p>Cultist Simulator</text:p>
          </table:table-cell>
          <table:table-cell table:style-name="ce26" office:value-type="time" office:time-value="PT19H30M00S" calcext:value-type="time">
            <text:p>19: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Dark Matter (2006)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Dark Storm: VR Missions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7"/>
          <table:table-cell table:style-name="ce6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Darksiders 2: Deathfinitive Edition</text:p>
          </table:table-cell>
          <table:table-cell table:style-name="ce30" office:value-type="time" office:time-value="PT20H00M00S" calcext:value-type="time">
            <text:p>20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7"/>
          <table:table-cell table:style-name="ce6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Darksiders: Warmastered Edition</text:p>
          </table:table-cell>
          <table:table-cell table:style-name="ce30" office:value-type="time" office:time-value="PT17H00M00S" calcext:value-type="time">
            <text:p>17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Darwinia </text:p>
          </table:table-cell>
          <table:table-cell table:style-name="ce30" office:value-type="time" office:time-value="PT11H46M00S" calcext:value-type="time">
            <text:p>11:4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Day of the Tentacle: Remastered </text:p>
          </table:table-cell>
          <table:table-cell table:style-name="ce30" office:value-type="time" office:time-value="PT05H10M00S" calcext:value-type="time">
            <text:p>05: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6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 Blob</text:p>
          </table:table-cell>
          <table:table-cell office:value-type="time" office:time-value="PT08H00M00S" calcext:value-type="time">
            <text:p>08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Dead Age </text:p>
          </table:table-cell>
          <table:table-cell table:style-name="ce26" office:value-type="time" office:time-value="PT38H47M00S" calcext:value-type="time">
            <text:p>38: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Dead Bits </text:p>
          </table:table-cell>
          <table:table-cell table:style-name="ce26" office:value-type="time" office:time-value="PT01H36M00S" calcext:value-type="time">
            <text:p>01: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Dead Island </text:p>
          </table:table-cell>
          <table:table-cell table:style-name="ce26" office:value-type="time" office:time-value="PT25H30M00S" calcext:value-type="time">
            <text:p>25: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Dead or Alive 5 Last Round </text:p>
          </table:table-cell>
          <table:table-cell table:style-name="ce26" office:value-type="time" office:time-value="PT05H15M00S" calcext:value-type="time">
            <text:p>05:15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Dead Rising </text:p>
          </table:table-cell>
          <table:table-cell table:style-name="ce27" office:value-type="time" office:time-value="PT18H40M00S" calcext:value-type="time">
            <text:p>18:40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Dead Rising 2: Off the Record </text:p>
          </table:table-cell>
          <table:table-cell table:style-name="ce30" office:value-type="time" office:time-value="PT17H53M00S" calcext:value-type="time">
            <text:p>17:53</text:p>
          </table:table-cell>
          <table:table-cell table:number-columns-repeated="1009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O</text:p>
          </table:table-cell>
          <table:table-cell table:style-name="ce13" table:number-columns-repeated="2"/>
          <table:table-cell table:style-name="ce3" table:number-columns-repeated="4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Dead Space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9"/>
          <table:table-cell table:style-name="ce19" office:value-type="string" calcext:value-type="string">
            <text:p>W</text:p>
          </table:table-cell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Dead Space Extraction</text:p>
          </table:table-cell>
          <table:table-cell table:style-name="ce30" office:value-type="time" office:time-value="PT06H00M00S" calcext:value-type="time">
            <text:p>06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Deadbolt </text:p>
          </table:table-cell>
          <table:table-cell table:style-name="ce30" office:value-type="time" office:time-value="PT06H38M00S" calcext:value-type="time">
            <text:p>06: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Deadbreed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  <table:table-cell table:style-name="ce6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Deadlight: Director's Cut</text:p>
          </table:table-cell>
          <table:table-cell office:value-type="time" office:time-value="PT04H00M00S" calcext:value-type="time">
            <text:p>04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Deadly Premonition: The Director's Cut </text:p>
          </table:table-cell>
          <table:table-cell table:style-name="ce26" office:value-type="time" office:time-value="PT25H04M00S" calcext:value-type="time">
            <text:p>25:04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B</text:p>
          </table:table-cell>
          <table:table-cell table:style-name="ce9" table:number-columns-repeated="4"/>
          <table:table-cell table:style-name="ce16" table:number-columns-repeated="2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T</text:p>
          </table:table-cell>
          <table:table-cell table:style-name="ce9" table:number-columns-repeated="2"/>
          <table:table-cell table:style-name="ce9" office:value-type="string" calcext:value-type="string">
            <text:p>Dropeado</text:p>
          </table:table-cell>
          <table:table-cell table:style-name="ce16" office:value-type="string" calcext:value-type="string">
            <text:p>Dear Esther: Landmark Edition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Death Ray Manta </text:p>
          </table:table-cell>
          <table:table-cell table:style-name="ce30" office:value-type="time" office:time-value="PT00H51M00S" calcext:value-type="time">
            <text:p>00:5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7"/>
          <table:table-cell table:style-name="ce6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Death Squared</text:p>
          </table:table-cell>
          <table:table-cell table:style-name="ce33" office:value-type="time" office:time-value="PT05H30M00S" calcext:value-type="time">
            <text:p>05: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Deep Space Dash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DEFCON </text:p>
          </table:table-cell>
          <table:table-cell table:style-name="ce26" office:value-type="time" office:time-value="PT01H41M00S" calcext:value-type="time">
            <text:p>01:41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efence Alliance 2 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Demented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Deponia </text:p>
          </table:table-cell>
          <table:table-cell table:style-name="ce27" office:value-type="time" office:time-value="PT09H07M00S" calcext:value-type="time">
            <text:p>09:0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table:number-columns-repeated="4"/>
          <table:table-cell table:style-name="ce13"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Deponia Doomsday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Deponia: The Complete Journey </text:p>
          </table:table-cell>
          <table:table-cell table:style-name="ce27" office:value-type="time" office:time-value="PT29H54M00S" calcext:value-type="time">
            <text:p>29:54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esert Ashes 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Deus Ex </text:p>
          </table:table-cell>
          <table:table-cell table:style-name="ce26" office:value-type="time" office:time-value="PT27H27M00S" calcext:value-type="time">
            <text:p>27:2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9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Digital - A Love Story</text:p>
          </table:table-cell>
          <table:table-cell table:style-name="ce27"/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irt 3: Complete Edition </text:p>
          </table:table-cell>
          <table:table-cell office:value-type="time" office:time-value="PT22H57M00S" calcext:value-type="time">
            <text:p>22:57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irt Rally </text:p>
          </table:table-cell>
          <table:table-cell office:value-type="time" office:time-value="PT60H37M00S" calcext:value-type="time">
            <text:p>60:37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irt: Showdown </text:p>
          </table:table-cell>
          <table:table-cell office:value-type="time" office:time-value="PT10H25M00S" calcext:value-type="time">
            <text:p>10: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saster: Day Of Crisis</text:p>
          </table:table-cell>
          <table:table-cell office:value-type="time" office:time-value="PT09H30M00S" calcext:value-type="time">
            <text:p>09:3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G</text:p>
          </table:table-cell>
          <table:table-cell table:style-name="ce5" table:number-columns-repeated="3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Distraint: Deluxe Edition</text:p>
          </table:table-cell>
          <table:table-cell table:style-name="ce30" office:value-type="time" office:time-value="PT02H00M00S" calcext:value-type="time">
            <text:p>02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DmC: Devil May Cry </text:p>
          </table:table-cell>
          <table:table-cell table:style-name="ce30" office:value-type="time" office:time-value="PT10H29M00S" calcext:value-type="time">
            <text:p>10:29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Doki Doki Literature Club! </text:p>
          </table:table-cell>
          <table:table-cell table:style-name="ce27" office:value-type="time" office:time-value="PT04H58M00S" calcext:value-type="time">
            <text:p>04:5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9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Don't Take It Personally, Babe</text:p>
          </table:table-cell>
          <table:table-cell table:style-name="ce27"/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6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nkey Kong Country Returns</text:p>
          </table:table-cell>
          <table:table-cell office:value-type="time" office:time-value="PT12H00M00S" calcext:value-type="time">
            <text:p>12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Door Kickers </text:p>
          </table:table-cell>
          <table:table-cell table:style-name="ce26" office:value-type="time" office:time-value="PT18H41M00S" calcext:value-type="time">
            <text:p>18:4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Doorways: Chapter 3 - The Underworld </text:p>
          </table:table-cell>
          <table:table-cell table:style-name="ce26" office:value-type="time" office:time-value="PT02H20M00S" calcext:value-type="time">
            <text:p>02:2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7"/>
          <table:table-cell table:style-name="ce6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Double Cross</text:p>
          </table:table-cell>
          <table:table-cell table:style-name="ce30" office:value-type="time" office:time-value="PT09H00M00S" calcext:value-type="time">
            <text:p>09:00</text:p>
          </table:table-cell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12" table:number-columns-repeated="2"/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Downwell</text:p>
          </table:table-cell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rawn to Life: The Next Chapter</text:p>
          </table:table-cell>
          <table:table-cell office:value-type="time" office:time-value="PT18H00M00S" calcext:value-type="time">
            <text:p>18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Drayt Empire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DreadOut </text:p>
          </table:table-cell>
          <table:table-cell table:style-name="ce26" office:value-type="time" office:time-value="PT04H14M00S" calcext:value-type="time">
            <text:p>04: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DreadOut: Keepers of The Dark </text:p>
          </table:table-cell>
          <table:table-cell table:style-name="ce26" office:value-type="time" office:time-value="PT06H04M00S" calcext:value-type="time">
            <text:p>06:0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number-columns-repeated="8"/>
          <table:table-cell table:style-name="ce7"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Dreaming Sarah</text:p>
          </table:table-cell>
          <table:table-cell office:value-type="time" office:time-value="PT02H00M00S" calcext:value-type="time">
            <text:p>02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Drive Megapolis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Droid Assault </text:p>
          </table:table-cell>
          <table:table-cell table:style-name="ce30" office:value-type="time" office:time-value="PT02H31M00S" calcext:value-type="time">
            <text:p>02:31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RONE: The Game 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Dropsy </text:p>
          </table:table-cell>
          <table:table-cell table:style-name="ce26" office:value-type="time" office:time-value="PT05H13M00S" calcext:value-type="time">
            <text:p>05: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Duet (2015) </text:p>
          </table:table-cell>
          <table:table-cell table:style-name="ce26" office:value-type="time" office:time-value="PT04H13M00S" calcext:value-type="time">
            <text:p>04:1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Dungeon Defenders </text:p>
          </table:table-cell>
          <table:table-cell table:style-name="ce30" office:value-type="time" office:time-value="PT39H27M00S" calcext:value-type="time">
            <text:p>39:27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Dungeon Souls </text:p>
          </table:table-cell>
          <table:table-cell table:style-name="ce30" office:value-type="time" office:time-value="PT06H37M00S" calcext:value-type="time">
            <text:p>06:3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Dungeons 2 </text:p>
          </table:table-cell>
          <table:table-cell table:style-name="ce30" office:value-type="time" office:time-value="PT18H01M00S" calcext:value-type="time">
            <text:p>18:0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Dungeons of Dredmor </text:p>
          </table:table-cell>
          <table:table-cell table:style-name="ce26" office:value-type="time" office:time-value="PT27H16M00S" calcext:value-type="time">
            <text:p>27: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Dust: An Elysian Tail </text:p>
          </table:table-cell>
          <table:table-cell table:style-name="ce27" office:value-type="time" office:time-value="PT13H25M00S" calcext:value-type="time">
            <text:p>13:2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Dustforce </text:p>
          </table:table-cell>
          <table:table-cell table:style-name="ce30" office:value-type="time" office:time-value="PT34H47M00S" calcext:value-type="time">
            <text:p>34:47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Dusty Revenge </text:p>
          </table:table-cell>
          <table:table-cell table:style-name="ce30" office:value-type="time" office:time-value="PT05H07M00S" calcext:value-type="time">
            <text:p>05:0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Dynamite Jack </text:p>
          </table:table-cell>
          <table:table-cell table:style-name="ce27" office:value-type="time" office:time-value="PT04H20M00S" calcext:value-type="time">
            <text:p>04:2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table:number-columns-repeated="2"/>
          <table:table-cell table:style-name="ce2" office:value-type="string" calcext:value-type="string">
            <text:p>G</text:p>
          </table:table-cell>
          <table:table-cell table:style-name="ce2"/>
          <table:table-cell table:style-name="ce12" table:number-columns-repeated="2"/>
          <table:table-cell table:style-name="ce2" table:number-columns-repeated="3"/>
          <table:table-cell table:style-name="ce1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Eador: Genesis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Eador: Masters of the Broken World </text:p>
          </table:table-cell>
          <table:table-cell table:style-name="ce26" office:value-type="time" office:time-value="PT119H04M00S" calcext:value-type="time">
            <text:p>119:04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6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Eat Lead</text:p>
          </table:table-cell>
          <table:table-cell office:value-type="time" office:time-value="PT07H00M00S" calcext:value-type="time">
            <text:p>07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Eaten Alive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Edge </text:p>
          </table:table-cell>
          <table:table-cell office:value-type="time" office:time-value="PT06H25M00S" calcext:value-type="time">
            <text:p>06:2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Edna &amp; Harvey: Harvey's New Eyes </text:p>
          </table:table-cell>
          <table:table-cell table:style-name="ce30" office:value-type="time" office:time-value="PT07H50M00S" calcext:value-type="time">
            <text:p>07:5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Eets Munchies </text:p>
          </table:table-cell>
          <table:table-cell table:style-name="ce30" office:value-type="time" office:time-value="PT02H54M00S" calcext:value-type="time">
            <text:p>02: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Else Heart.Break() </text:p>
          </table:table-cell>
          <table:table-cell office:value-type="time" office:time-value="PT16H00M00S" calcext:value-type="time">
            <text:p>16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Endless Legend </text:p>
          </table:table-cell>
          <table:table-cell table:style-name="ce26" office:value-type="time" office:time-value="PT18H23M00S" calcext:value-type="time">
            <text:p>18:23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Endless Space </text:p>
          </table:table-cell>
          <table:table-cell office:value-type="time" office:time-value="PT24H50M00S" calcext:value-type="time">
            <text:p>24:5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Energy Balance </text:p>
          </table:table-cell>
          <table:table-cell table:style-name="ce26" office:value-type="time" office:time-value="PT03H15M00S" calcext:value-type="time">
            <text:p>03:1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Energy Cycle </text:p>
          </table:table-cell>
          <table:table-cell table:style-name="ce26" office:value-type="time" office:time-value="PT00H44M00S" calcext:value-type="time">
            <text:p>00: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English Country Tune </text:p>
          </table:table-cell>
          <table:table-cell table:style-name="ce26" office:value-type="time" office:time-value="PT11H29M00S" calcext:value-type="time">
            <text:p>11:2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Enslaved: Odyssey to the West </text:p>
          </table:table-cell>
          <table:table-cell table:style-name="ce27" office:value-type="time" office:time-value="PT09H49M00S" calcext:value-type="time">
            <text:p>09:49</text:p>
          </table:table-cell>
          <table:table-cell table:number-columns-repeated="1009"/>
        </table:table-row>
        <table:table-row table:style-name="ro1">
          <table:table-cell table:style-name="ce7"/>
          <table:table-cell table:style-name="ce6" office:value-type="string" calcext:value-type="string">
            <text:p>E</text:p>
          </table:table-cell>
          <table:table-cell table:style-name="ce7" table:number-columns-repeated="9"/>
          <table:table-cell office:value-type="string" calcext:value-type="string">
            <text:p>?</text:p>
          </table:table-cell>
          <table:table-cell table:style-name="ce22" office:value-type="string" calcext:value-type="string">
            <text:p>Enter The Gungeon</text:p>
          </table:table-cell>
          <table:table-cell office:value-type="time" office:time-value="PT16H30M00S" calcext:value-type="time">
            <text:p>16: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Epic Battle Fantasy 4 </text:p>
          </table:table-cell>
          <table:table-cell table:style-name="ce26" office:value-type="time" office:time-value="PT25H17M00S" calcext:value-type="time">
            <text:p>25: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Epistory: Typing Chronicles </text:p>
          </table:table-cell>
          <table:table-cell table:style-name="ce27" office:value-type="time" office:time-value="PT06H25M00S" calcext:value-type="time">
            <text:p>06: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Escape Machines </text:p>
          </table:table-cell>
          <table:table-cell table:style-name="ce26" office:value-type="time" office:time-value="PT00H15M00S" calcext:value-type="time">
            <text:p>00: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table:number-columns-repeated="2"/>
          <table:table-cell table:style-name="ce2" office:value-type="string" calcext:value-type="string">
            <text:p>G</text:p>
          </table:table-cell>
          <table:table-cell table:style-name="ce2"/>
          <table:table-cell table:style-name="ce12" table:number-columns-repeated="2"/>
          <table:table-cell table:style-name="ce2" table:number-columns-repeated="3"/>
          <table:table-cell table:style-name="ce1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Eschalon: Book 1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Eufloria </text:p>
          </table:table-cell>
          <table:table-cell table:style-name="ce30" office:value-type="time" office:time-value="PT14H28M00S" calcext:value-type="time">
            <text:p>14:2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Event[0] </text:p>
          </table:table-cell>
          <table:table-cell table:style-name="ce26" office:value-type="time" office:time-value="PT02H43M00S" calcext:value-type="time">
            <text:p>02:4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Evolvation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F1 2015 </text:p>
          </table:table-cell>
          <table:table-cell table:style-name="ce26" office:value-type="time" office:time-value="PT11H06M00S" calcext:value-type="time">
            <text:p>11:0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Fallout </text:p>
          </table:table-cell>
          <table:table-cell table:style-name="ce26" office:value-type="time" office:time-value="PT21H43M00S" calcext:value-type="time">
            <text:p>21:4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table:number-columns-repeated="2"/>
          <table:table-cell table:style-name="ce2" office:value-type="string" calcext:value-type="string">
            <text:p>G</text:p>
          </table:table-cell>
          <table:table-cell table:style-name="ce2"/>
          <table:table-cell table:style-name="ce12" table:number-columns-repeated="2"/>
          <table:table-cell table:style-name="ce2" table:number-columns-repeated="3"/>
          <table:table-cell table:style-name="ce1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Fantasy General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12" table:number-columns-repeated="2"/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Fatal Fury Special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Fez </text:p>
          </table:table-cell>
          <table:table-cell table:style-name="ce27" office:value-type="time" office:time-value="PT08H25M00S" calcext:value-type="time">
            <text:p>08:2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Fieldrunners </text:p>
          </table:table-cell>
          <table:table-cell table:style-name="ce30" office:value-type="time" office:time-value="PT07H40M00S" calcext:value-type="time">
            <text:p>07:4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Final Quest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Final Quest II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Flesh Eaters </text:p>
          </table:table-cell>
          <table:table-cell table:style-name="ce26" office:value-type="time" office:time-value="PT02H08M00S" calcext:value-type="time">
            <text:p>02: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table:style-name="ce6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Flight Of The Amazon Queen</text:p>
          </table:table-cell>
          <table:table-cell office:value-type="time" office:time-value="PT08H30M00S" calcext:value-type="time">
            <text:p>08:3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number-columns-repeated="8"/>
          <table:table-cell table:style-name="ce7"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ootLOL - Epic Fail League</text:p>
          </table:table-cell>
          <table:table-cell office:value-type="time" office:time-value="PT03H30M00S" calcext:value-type="time">
            <text:p>03: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For Honor </text:p>
          </table:table-cell>
          <table:table-cell table:style-name="ce26" office:value-type="time" office:time-value="PT07H48M00S" calcext:value-type="time">
            <text:p>07:48</text:p>
          </table:table-cell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For The King</text:p>
          </table:table-cell>
          <table:table-cell table:style-name="ce26" office:value-type="time" office:time-value="PT13H00M00S" calcext:value-type="time">
            <text:p>13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Forced </text:p>
          </table:table-cell>
          <table:table-cell table:style-name="ce30" office:value-type="time" office:time-value="PT14H33M00S" calcext:value-type="time">
            <text:p>14: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Fortified </text:p>
          </table:table-cell>
          <table:table-cell table:style-name="ce26" office:value-type="time" office:time-value="PT06H19M00S" calcext:value-type="time">
            <text:p>06: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Fractal: Make Blooms Not War </text:p>
          </table:table-cell>
          <table:table-cell office:value-type="time" office:time-value="PT06H28M00S" calcext:value-type="time">
            <text:p>06:2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7"/>
          <table:table-cell table:style-name="ce6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FRAMED Collection</text:p>
          </table:table-cell>
          <table:table-cell table:style-name="ce30" office:value-type="time" office:time-value="PT03H00M00S" calcext:value-type="time">
            <text:p>03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Freebie </text:p>
          </table:table-cell>
          <table:table-cell table:style-name="ce26" office:value-type="time" office:time-value="PT00H54M00S" calcext:value-type="time">
            <text:p>00:54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Frontline Tactics</text:p>
          </table:table-cell>
          <table:table-cell table:style-name="ce30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Frozen Synapse </text:p>
          </table:table-cell>
          <table:table-cell table:style-name="ce26" office:value-type="time" office:time-value="PT23H12M00S" calcext:value-type="time">
            <text:p>23: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FTL: Faster Than Light </text:p>
          </table:table-cell>
          <table:table-cell office:value-type="time" office:time-value="PT22H01M00S" calcext:value-type="time">
            <text:p>22: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Full Throttle Remastered </text:p>
          </table:table-cell>
          <table:table-cell table:style-name="ce27" office:value-type="time" office:time-value="PT04H07M00S" calcext:value-type="time">
            <text:p>04: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Game of Thrones - A Telltale Games Series </text:p>
          </table:table-cell>
          <table:table-cell table:style-name="ce26" office:value-type="time" office:time-value="PT12H22M00S" calcext:value-type="time">
            <text:p>12:2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number-columns-repeated="8"/>
          <table:table-cell table:style-name="ce7"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Gateways</text:p>
          </table:table-cell>
          <table:table-cell office:value-type="time" office:time-value="PT05H00M00S" calcext:value-type="time">
            <text:p>05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Gemini Rue </text:p>
          </table:table-cell>
          <table:table-cell table:style-name="ce30" office:value-type="time" office:time-value="PT07H16M00S" calcext:value-type="time">
            <text:p>07:16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Geneshift </text:p>
          </table:table-cell>
          <table:table-cell office:value-type="time" office:time-value="PT00H30M00S" calcext:value-type="time">
            <text:p>00: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Germ Wars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9"/>
          <table:table-cell table:style-name="ce6" office:value-type="string" calcext:value-type="string">
            <text:p>W</text:p>
          </table:table-cell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Ghost Squad</text:p>
          </table:table-cell>
          <table:table-cell table:style-name="ce30" office:value-type="time" office:time-value="PT01H00M00S" calcext:value-type="time">
            <text:p>01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Giana Sisters: Twisted Dreams </text:p>
          </table:table-cell>
          <table:table-cell table:style-name="ce30" office:value-type="time" office:time-value="PT08H57M00S" calcext:value-type="time">
            <text:p>08:5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Giana Sisters: Twisted Dreams - Rise of the Owlverlord </text:p>
          </table:table-cell>
          <table:table-cell table:style-name="ce30" office:value-type="time" office:time-value="PT01H49M00S" calcext:value-type="time">
            <text:p>01:4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Gish </text:p>
          </table:table-cell>
          <table:table-cell table:style-name="ce30" office:value-type="time" office:time-value="PT05H23M00S" calcext:value-type="time">
            <text:p>05:23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Glitchrunners 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style-name="ce2" table:number-columns-repeated="3"/>
          <table:table-cell table:style-name="ce12" table:number-columns-repeated="2"/>
          <table:table-cell table:style-name="ce2" table:number-columns-repeated="3"/>
          <table:table-cell table:style-name="ce1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GNOG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Go! Go! Nippon! ~My First Trip to Japan~ </text:p>
          </table:table-cell>
          <table:table-cell table:style-name="ce30" office:value-type="time" office:time-value="PT03H27M00S" calcext:value-type="time">
            <text:p>03:27</text:p>
          </table:table-cell>
          <table:table-cell table:number-columns-repeated="1009"/>
        </table:table-row>
        <table:table-row table:style-name="ro1">
          <table:table-cell table:style-name="ce5" table:number-columns-repeated="5"/>
          <table:table-cell table:style-name="ce6" office:value-type="float" office:value="3" calcext:value-type="float">
            <text:p>3</text:p>
          </table:table-cell>
          <table:table-cell table:style-name="ce5" table:number-columns-repeated="5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God Of War </text:p>
          </table:table-cell>
          <table:table-cell table:style-name="ce30" office:value-type="time" office:time-value="PT09H00M00S" calcext:value-type="time">
            <text:p>09:00</text:p>
          </table:table-cell>
          <table:table-cell table:number-columns-repeated="1009"/>
        </table:table-row>
        <table:table-row table:style-name="ro1">
          <table:table-cell table:style-name="ce5" table:number-columns-repeated="5"/>
          <table:table-cell table:style-name="ce6" office:value-type="float" office:value="3" calcext:value-type="float">
            <text:p>3</text:p>
          </table:table-cell>
          <table:table-cell table:style-name="ce5" table:number-columns-repeated="5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God Of War 2</text:p>
          </table:table-cell>
          <table:table-cell table:style-name="ce30" office:value-type="time" office:time-value="PT12H00M00S" calcext:value-type="time">
            <text:p>12:00</text:p>
          </table:table-cell>
          <table:table-cell table:number-columns-repeated="1009"/>
        </table:table-row>
        <table:table-row table:style-name="ro1">
          <table:table-cell table:style-name="ce5" table:number-columns-repeated="5"/>
          <table:table-cell table:style-name="ce6" office:value-type="float" office:value="3" calcext:value-type="float">
            <text:p>3</text:p>
          </table:table-cell>
          <table:table-cell table:style-name="ce5" table:number-columns-repeated="5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God Of War 3</text:p>
          </table:table-cell>
          <table:table-cell table:style-name="ce30" office:value-type="time" office:time-value="PT10H30M00S" calcext:value-type="time">
            <text:p>10:30</text:p>
          </table:table-cell>
          <table:table-cell table:number-columns-repeated="1009"/>
        </table:table-row>
        <table:table-row table:style-name="ro1">
          <table:table-cell table:style-name="ce5" table:number-columns-repeated="5"/>
          <table:table-cell table:style-name="ce6" office:value-type="float" office:value="3" calcext:value-type="float">
            <text:p>3</text:p>
          </table:table-cell>
          <table:table-cell table:style-name="ce5" table:number-columns-repeated="5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God Of War: Ascension</text:p>
          </table:table-cell>
          <table:table-cell table:style-name="ce30" office:value-type="time" office:time-value="PT08H30M00S" calcext:value-type="time">
            <text:p>08:30</text:p>
          </table:table-cell>
          <table:table-cell table:number-columns-repeated="1009"/>
        </table:table-row>
        <table:table-row table:style-name="ro1">
          <table:table-cell table:style-name="ce5" table:number-columns-repeated="5"/>
          <table:table-cell table:style-name="ce6" office:value-type="float" office:value="3" calcext:value-type="float">
            <text:p>3</text:p>
          </table:table-cell>
          <table:table-cell table:style-name="ce5" table:number-columns-repeated="5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God Of War: Chains of Olympus</text:p>
          </table:table-cell>
          <table:table-cell table:style-name="ce30" office:value-type="time" office:time-value="PT05H30M00S" calcext:value-type="time">
            <text:p>05:30</text:p>
          </table:table-cell>
          <table:table-cell table:number-columns-repeated="1009"/>
        </table:table-row>
        <table:table-row table:style-name="ro1">
          <table:table-cell table:style-name="ce5" table:number-columns-repeated="5"/>
          <table:table-cell table:style-name="ce6" office:value-type="float" office:value="3" calcext:value-type="float">
            <text:p>3</text:p>
          </table:table-cell>
          <table:table-cell table:style-name="ce5" table:number-columns-repeated="5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God Of War: Ghost Of Sparta</text:p>
          </table:table-cell>
          <table:table-cell table:style-name="ce30" office:value-type="time" office:time-value="PT06H30M00S" calcext:value-type="time">
            <text:p>06:3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Gods Will Be Watching </text:p>
          </table:table-cell>
          <table:table-cell table:style-name="ce30" office:value-type="time" office:time-value="PT08H03M00S" calcext:value-type="time">
            <text:p>08:0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Gone Home </text:p>
          </table:table-cell>
          <table:table-cell table:style-name="ce26" office:value-type="time" office:time-value="PT02H09M00S" calcext:value-type="time">
            <text:p>02:0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Goodbye Deponia </text:p>
          </table:table-cell>
          <table:table-cell table:style-name="ce27" office:value-type="time" office:time-value="PT11H13M00S" calcext:value-type="time">
            <text:p>11: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Gratuitous Space Battles </text:p>
          </table:table-cell>
          <table:table-cell office:value-type="time" office:time-value="PT03H51M00S" calcext:value-type="time">
            <text:p>03:51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6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Gravity Rush</text:p>
          </table:table-cell>
          <table:table-cell office:value-type="time" office:time-value="PT10H00M00S" calcext:value-type="time">
            <text:p>10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Greed Corp </text:p>
          </table:table-cell>
          <table:table-cell table:style-name="ce26" office:value-type="time" office:time-value="PT08H54M00S" calcext:value-type="time">
            <text:p>08: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Grey Goo </text:p>
          </table:table-cell>
          <table:table-cell table:style-name="ce26" office:value-type="time" office:time-value="PT15H21M00S" calcext:value-type="time">
            <text:p>15:21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Grid 2 </text:p>
          </table:table-cell>
          <table:table-cell office:value-type="time" office:time-value="PT20H45M00S" calcext:value-type="time">
            <text:p>20:4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6" office:value-type="string" calcext:value-type="string">
            <text:p>G</text:p>
          </table:table-cell>
          <table:table-cell table:style-name="ce5" table:number-columns-repeated="7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Grim Fandango Remastered</text:p>
          </table:table-cell>
          <table:table-cell table:style-name="ce30" office:value-type="time" office:time-value="PT11H00M00S" calcext:value-type="time">
            <text:p>11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Guacamelee!: Super Turbo Championship Edition </text:p>
          </table:table-cell>
          <table:table-cell table:style-name="ce30" office:value-type="time" office:time-value="PT08H51M00S" calcext:value-type="time">
            <text:p>08:51</text:p>
          </table:table-cell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12" table:number-columns-repeated="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Guild Of Dungeoneering</text:p>
          </table:table-cell>
          <table:table-cell table:style-name="ce26"/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Guilty Gear XX Accent Core Plus R </text:p>
          </table:table-cell>
          <table:table-cell office:value-type="time" office:time-value="PT05H27M00S" calcext:value-type="time">
            <text:p>05:2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9"/>
          <table:table-cell table:style-name="ce6" office:value-type="string" calcext:value-type="string">
            <text:p>W</text:p>
          </table:table-cell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Gunblade NY</text:p>
          </table:table-cell>
          <table:table-cell table:style-name="ce30" office:value-type="time" office:time-value="PT00H17M00S" calcext:value-type="time">
            <text:p>00:17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Gunnheim </text:p>
          </table:table-cell>
          <table:table-cell table:style-name="ce30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Gunpoint</text:p>
          </table:table-cell>
          <table:table-cell table:style-name="ce30" office:value-type="time" office:time-value="PT03H00M00S" calcext:value-type="time">
            <text:p>03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Guns of Icarus Online </text:p>
          </table:table-cell>
          <table:table-cell table:style-name="ce26" office:value-type="time" office:time-value="PT07H11M00S" calcext:value-type="time">
            <text:p>07:1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Guns of Icarus: Alliance </text:p>
          </table:table-cell>
          <table:table-cell table:style-name="ce26" office:value-type="time" office:time-value="PT02H05M00S" calcext:value-type="time">
            <text:p>02:0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9"/>
          <table:table-cell table:style-name="ce6" office:value-type="string" calcext:value-type="string">
            <text:p>W</text:p>
          </table:table-cell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Gunslingers</text:p>
          </table:table-cell>
          <table:table-cell table:style-name="ce30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GunZ 2: The Second Duel </text:p>
          </table:table-cell>
          <table:table-cell office:value-type="time" office:time-value="PT05H00M00S" calcext:value-type="time">
            <text:p>05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H1Z1 </text:p>
          </table:table-cell>
          <table:table-cell table:style-name="ce26" office:value-type="time" office:time-value="PT24H12M00S" calcext:value-type="time">
            <text:p>24:1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hack_me 2 </text:p>
          </table:table-cell>
          <table:table-cell table:style-name="ce26" office:value-type="time" office:time-value="PT01H03M00S" calcext:value-type="time">
            <text:p>01:0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Hack, Slash, Loot </text:p>
          </table:table-cell>
          <table:table-cell table:style-name="ce26" office:value-type="time" office:time-value="PT08H02M00S" calcext:value-type="time">
            <text:p>08:0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Hacknet</text:p>
          </table:table-cell>
          <table:table-cell table:style-name="ce30" office:value-type="time" office:time-value="PT07H00M00S" calcext:value-type="time">
            <text:p>07:00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Half-Life </text:p>
          </table:table-cell>
          <table:table-cell table:style-name="ce27" office:value-type="time" office:time-value="PT12H27M00S" calcext:value-type="time">
            <text:p>12:27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Half-Life 2 </text:p>
          </table:table-cell>
          <table:table-cell table:style-name="ce27" office:value-type="time" office:time-value="PT14H24M00S" calcext:value-type="time">
            <text:p>14:24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5" table:number-columns-repeated="6"/>
          <table:table-cell table:style-name="ce6" office:value-type="string" calcext:value-type="string">
            <text:p>S</text:p>
          </table:table-cell>
          <table:table-cell table:style-name="ce15" table:number-columns-repeated="2"/>
          <table:table-cell table:style-name="ce8"/>
          <table:table-cell table:style-name="ce8" office:value-type="string" calcext:value-type="string">
            <text:p>Rejugable</text:p>
          </table:table-cell>
          <table:table-cell table:style-name="ce15" office:value-type="string" calcext:value-type="string">
            <text:p>Half-Life 2: Deathmatch </text:p>
          </table:table-cell>
          <table:table-cell table:style-name="ce32" office:value-type="time" office:time-value="PT02H47M00S" calcext:value-type="time">
            <text:p>02:47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Half-Life 2: Episode One </text:p>
          </table:table-cell>
          <table:table-cell table:style-name="ce27" office:value-type="time" office:time-value="PT04H07M00S" calcext:value-type="time">
            <text:p>04:07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Half-Life 2: Episode Two </text:p>
          </table:table-cell>
          <table:table-cell table:style-name="ce27" office:value-type="time" office:time-value="PT05H53M00S" calcext:value-type="time">
            <text:p>05:53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Half-Life 2: Lost Coast </text:p>
          </table:table-cell>
          <table:table-cell table:style-name="ce27" office:value-type="time" office:time-value="PT00H25M00S" calcext:value-type="time">
            <text:p>00:25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5" table:number-columns-repeated="6"/>
          <table:table-cell table:style-name="ce6" office:value-type="string" calcext:value-type="string">
            <text:p>S</text:p>
          </table:table-cell>
          <table:table-cell table:style-name="ce15" table:number-columns-repeated="2"/>
          <table:table-cell table:style-name="ce8"/>
          <table:table-cell table:style-name="ce8" office:value-type="string" calcext:value-type="string">
            <text:p>Rejugable</text:p>
          </table:table-cell>
          <table:table-cell table:style-name="ce15" office:value-type="string" calcext:value-type="string">
            <text:p>Half-Life Deathmatch: Source </text:p>
          </table:table-cell>
          <table:table-cell table:style-name="ce32" office:value-type="time" office:time-value="PT05H44M00S" calcext:value-type="time">
            <text:p>05:44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Half-Life: Blue Shift </text:p>
          </table:table-cell>
          <table:table-cell table:style-name="ce27" office:value-type="time" office:time-value="PT03H09M00S" calcext:value-type="time">
            <text:p>03:09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Half-Life: Opposing Force </text:p>
          </table:table-cell>
          <table:table-cell table:style-name="ce27" office:value-type="time" office:time-value="PT05H50M00S" calcext:value-type="time">
            <text:p>05:50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Half-Life: Source </text:p>
          </table:table-cell>
          <table:table-cell table:style-name="ce27" office:value-type="time" office:time-value="PT11H57M00S" calcext:value-type="time">
            <text:p>11: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Hammerfight </text:p>
          </table:table-cell>
          <table:table-cell office:value-type="time" office:time-value="PT04H22M00S" calcext:value-type="time">
            <text:p>04:22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5" table:number-columns-repeated="6"/>
          <table:table-cell table:style-name="ce6" office:value-type="string" calcext:value-type="string">
            <text:p>S</text:p>
          </table:table-cell>
          <table:table-cell table:style-name="ce15" table:number-columns-repeated="2"/>
          <table:table-cell table:style-name="ce8"/>
          <table:table-cell table:style-name="ce8" office:value-type="string" calcext:value-type="string">
            <text:p>Rejugable</text:p>
          </table:table-cell>
          <table:table-cell table:style-name="ce15" office:value-type="string" calcext:value-type="string">
            <text:p>Hammerwatch </text:p>
          </table:table-cell>
          <table:table-cell table:style-name="ce32" office:value-type="time" office:time-value="PT11H04M00S" calcext:value-type="time">
            <text:p>11: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Hand of Fate </text:p>
          </table:table-cell>
          <table:table-cell office:value-type="time" office:time-value="PT14H38M00S" calcext:value-type="time">
            <text:p>14:3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Hate Plus </text:p>
          </table:table-cell>
          <table:table-cell table:style-name="ce27" office:value-type="time" office:time-value="PT07H22M00S" calcext:value-type="time">
            <text:p>07:2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Hatoful Boyfriend </text:p>
          </table:table-cell>
          <table:table-cell table:style-name="ce30" office:value-type="time" office:time-value="PT05H51M00S" calcext:value-type="time">
            <text:p>05:51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Haunted (2012) </text:p>
          </table:table-cell>
          <table:table-cell office:value-type="time" office:time-value="PT06H21M00S" calcext:value-type="time">
            <text:p>06: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Hector: Badge of Carnage - Episode 1: We Negotiate with Terrorists </text:p>
          </table:table-cell>
          <table:table-cell office:value-type="time" office:time-value="PT02H16M00S" calcext:value-type="time">
            <text:p>02: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Hector: Badge of Carnage - Episode 2: Senseless Acts of Justice </text:p>
          </table:table-cell>
          <table:table-cell office:value-type="time" office:time-value="PT03H14M00S" calcext:value-type="time">
            <text:p>03: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Hector: Badge of Carnage - Episode 3: Beyond Reasonable Doom </text:p>
          </table:table-cell>
          <table:table-cell office:value-type="time" office:time-value="PT03H17M00S" calcext:value-type="time">
            <text:p>03: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Hektor </text:p>
          </table:table-cell>
          <table:table-cell table:style-name="ce26" office:value-type="time" office:time-value="PT02H28M00S" calcext:value-type="time">
            <text:p>02:28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Hell Yeah! Wrath of the Dead Rabbit </text:p>
          </table:table-cell>
          <table:table-cell table:style-name="ce27" office:value-type="time" office:time-value="PT08H16M00S" calcext:value-type="time">
            <text:p>08: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Her Story </text:p>
          </table:table-cell>
          <table:table-cell table:style-name="ce26" office:value-type="time" office:time-value="PT03H11M00S" calcext:value-type="time">
            <text:p>03:1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Hero Academy </text:p>
          </table:table-cell>
          <table:table-cell table:style-name="ce26" office:value-type="time" office:time-value="PT08H28M00S" calcext:value-type="time">
            <text:p>08:2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number-columns-repeated="8"/>
          <table:table-cell table:style-name="ce7"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Heroes of Might and Magic V</text:p>
          </table:table-cell>
          <table:table-cell office:value-type="time" office:time-value="PT50H00M00S" calcext:value-type="time">
            <text:p>50: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Hitman (2016) </text:p>
          </table:table-cell>
          <table:table-cell office:value-type="time" office:time-value="PT19H13M00S" calcext:value-type="time">
            <text:p>19:13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Hitman GO </text:p>
          </table:table-cell>
          <table:table-cell office:value-type="time" office:time-value="PT06H19M00S" calcext:value-type="time">
            <text:p>06:19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6" office:value-type="string" calcext:value-type="string">
            <text:p>N</text:p>
          </table:table-cell>
          <table:table-cell table:style-name="ce5" table:number-columns-repeated="8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Hitman: Absolution</text:p>
          </table:table-cell>
          <table:table-cell table:style-name="ce30" office:value-type="time" office:time-value="PT12H30M00S" calcext:value-type="time">
            <text:p>12: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Hoard </text:p>
          </table:table-cell>
          <table:table-cell table:style-name="ce26" office:value-type="time" office:time-value="PT10H22M00S" calcext:value-type="time">
            <text:p>10:22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Homefront </text:p>
          </table:table-cell>
          <table:table-cell table:style-name="ce30" office:value-type="time" office:time-value="PT04H35M00S" calcext:value-type="time">
            <text:p>04:3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3" office:value-type="string" calcext:value-type="string">
            <text:p>G</text:p>
          </table:table-cell>
          <table:table-cell table:style-name="ce3"/>
          <table:table-cell table:style-name="ce13"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1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Hotline Miami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8" table:number-columns-repeated="2"/>
          <table:table-cell table:style-name="ce8" office:value-type="string" calcext:value-type="string">
            <text:p>G</text:p>
          </table:table-cell>
          <table:table-cell table:style-name="ce8"/>
          <table:table-cell table:style-name="ce15" table:number-columns-repeated="2"/>
          <table:table-cell table:style-name="ce8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style-name="ce8"/>
          <table:table-cell table:style-name="ce15"/>
          <table:table-cell table:style-name="ce8" office:value-type="string" calcext:value-type="string">
            <text:p>Rejugable</text:p>
          </table:table-cell>
          <table:table-cell table:style-name="ce15" office:value-type="string" calcext:value-type="string">
            <text:p>Hotline Miami 2</text:p>
          </table:table-cell>
          <table:table-cell table:style-name="ce32"/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HOUND (2017)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How to Survive 2 </text:p>
          </table:table-cell>
          <table:table-cell table:style-name="ce26" office:value-type="time" office:time-value="PT32H00M00S" calcext:value-type="time">
            <text:p>32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HuniePop </text:p>
          </table:table-cell>
          <table:table-cell table:style-name="ce30" office:value-type="time" office:time-value="PT14H51M00S" calcext:value-type="time">
            <text:p>14:5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Hurtworld </text:p>
          </table:table-cell>
          <table:table-cell table:style-name="ce26" office:value-type="time" office:time-value="PT65H17M00S" calcext:value-type="time">
            <text:p>65: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Hyper Color Ball </text:p>
          </table:table-cell>
          <table:table-cell table:style-name="ce26" office:value-type="time" office:time-value="PT01H09M00S" calcext:value-type="time">
            <text:p>01:09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6" office:value-type="string" calcext:value-type="string">
            <text:p>E</text:p>
          </table:table-cell>
          <table:table-cell table:style-name="ce5" table:number-columns-repeated="6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Hyper Light Drifter</text:p>
          </table:table-cell>
          <table:table-cell table:style-name="ce30" office:value-type="time" office:time-value="PT07H30M00S" calcext:value-type="time">
            <text:p>07:30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Hyperdimension Neptunia Re;Birth 1 </text:p>
          </table:table-cell>
          <table:table-cell table:style-name="ce27" office:value-type="time" office:time-value="PT42H25M00S" calcext:value-type="time">
            <text:p>42:2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Hyperdimension Neptunia Re;Birth 2: Sisters Generation </text:p>
          </table:table-cell>
          <table:table-cell office:value-type="time" office:time-value="PT34H24M00S" calcext:value-type="time">
            <text:p>34:24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Hyperdimension Neptunia Re;Birth 3: V Generation </text:p>
          </table:table-cell>
          <table:table-cell office:value-type="time" office:time-value="PT46H59M00S" calcext:value-type="time">
            <text:p>46:59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Hyperdimension Neptunia U: Action Unleashed </text:p>
          </table:table-cell>
          <table:table-cell office:value-type="time" office:time-value="PT15H44M00S" calcext:value-type="time">
            <text:p>15: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Hyperdrive Massacre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Incredipede </text:p>
          </table:table-cell>
          <table:table-cell table:style-name="ce26" office:value-type="time" office:time-value="PT03H44M00S" calcext:value-type="time">
            <text:p>03:44</text:p>
          </table:table-cell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Inner Space</text:p>
          </table:table-cell>
          <table:table-cell table:style-name="ce26" office:value-type="time" office:time-value="PT05H30M00S" calcext:value-type="time">
            <text:p>05:30</text:p>
          </table:table-cell>
          <table:table-cell table:number-columns-repeated="1009"/>
        </table:table-row>
        <table:table-row table:style-name="ro1">
          <table:table-cell table:style-name="ce7"/>
          <table:table-cell table:style-name="ce6" office:value-type="string" calcext:value-type="string">
            <text:p>E</text:p>
          </table:table-cell>
          <table:table-cell table:style-name="ce7" table:number-columns-repeated="9"/>
          <table:table-cell office:value-type="string" calcext:value-type="string">
            <text:p>?</text:p>
          </table:table-cell>
          <table:table-cell table:style-name="ce22" office:value-type="string" calcext:value-type="string">
            <text:p>Inside</text:p>
          </table:table-cell>
          <table:table-cell office:value-type="time" office:time-value="PT03H30M00S" calcext:value-type="time">
            <text:p>03: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Insurgency (2014) </text:p>
          </table:table-cell>
          <table:table-cell table:style-name="ce26" office:value-type="time" office:time-value="PT06H09M00S" calcext:value-type="time">
            <text:p>06:0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Intrusion 2 </text:p>
          </table:table-cell>
          <table:table-cell table:style-name="ce30" office:value-type="time" office:time-value="PT03H58M00S" calcext:value-type="time">
            <text:p>03: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Jack Lumber </text:p>
          </table:table-cell>
          <table:table-cell table:style-name="ce26" office:value-type="time" office:time-value="PT03H05M00S" calcext:value-type="time">
            <text:p>03: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Jamestown </text:p>
          </table:table-cell>
          <table:table-cell table:style-name="ce26" office:value-type="time" office:time-value="PT03H11M00S" calcext:value-type="time">
            <text:p>03:1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Jet Set Radio </text:p>
          </table:table-cell>
          <table:table-cell table:style-name="ce26" office:value-type="time" office:time-value="PT08H10M00S" calcext:value-type="time">
            <text:p>08: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Joana's Life </text:p>
          </table:table-cell>
          <table:table-cell table:style-name="ce26" office:value-type="time" office:time-value="PT01H08M00S" calcext:value-type="time">
            <text:p>01:0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Joe Danger 2: The Movie </text:p>
          </table:table-cell>
          <table:table-cell table:style-name="ce30" office:value-type="time" office:time-value="PT03H41M00S" calcext:value-type="time">
            <text:p>03:41</text:p>
          </table:table-cell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Joggernauts</text:p>
          </table:table-cell>
          <table:table-cell table:style-name="ce26" office:value-type="time" office:time-value="PT04H30M00S" calcext:value-type="time">
            <text:p>04: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  <table:table-cell table:style-name="ce6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Jotun: Valhalla Edition</text:p>
          </table:table-cell>
          <table:table-cell office:value-type="time" office:time-value="PT05H30M00S" calcext:value-type="time">
            <text:p>05:3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Journey of a Roach </text:p>
          </table:table-cell>
          <table:table-cell table:style-name="ce30" office:value-type="time" office:time-value="PT03H06M00S" calcext:value-type="time">
            <text:p>03:0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Jurassic Park: The Game </text:p>
          </table:table-cell>
          <table:table-cell table:style-name="ce26" office:value-type="time" office:time-value="PT07H14M00S" calcext:value-type="time">
            <text:p>07:14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8" table:number-columns-repeated="9"/>
          <table:table-cell table:style-name="ce19" office:value-type="string" calcext:value-type="string">
            <text:p>W</text:p>
          </table:table-cell>
          <table:table-cell table:style-name="ce8" office:value-type="string" calcext:value-type="string">
            <text:p>Rejugable</text:p>
          </table:table-cell>
          <table:table-cell table:style-name="ce15" office:value-type="string" calcext:value-type="string">
            <text:p>Just Dance</text:p>
          </table:table-cell>
          <table:table-cell table:style-name="ce32"/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Kabitis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Kabounce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3" table:number-columns-repeated="8"/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Keep In Mind: Remastered</text:p>
          </table:table-cell>
          <table:table-cell table:style-name="ce27" office:value-type="time" office:time-value="PT00H30M00S" calcext:value-type="time">
            <text:p>00:30</text:p>
          </table:table-cell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Ken Follet's The Pillars Of Earth</text:p>
          </table:table-cell>
          <table:table-cell table:style-name="ce26" office:value-type="time" office:time-value="PT15H00M00S" calcext:value-type="time">
            <text:p>15:00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Killer Is Dead </text:p>
          </table:table-cell>
          <table:table-cell table:style-name="ce30" office:value-type="time" office:time-value="PT08H46M00S" calcext:value-type="time">
            <text:p>08: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Killing Floor </text:p>
          </table:table-cell>
          <table:table-cell table:style-name="ce26" office:value-type="time" office:time-value="PT63H15M00S" calcext:value-type="time">
            <text:p>63:1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Kingdom Rush </text:p>
          </table:table-cell>
          <table:table-cell table:style-name="ce26" office:value-type="time" office:time-value="PT19H02M00S" calcext:value-type="time">
            <text:p>19: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Kingdom: Classic </text:p>
          </table:table-cell>
          <table:table-cell table:style-name="ce26" office:value-type="time" office:time-value="PT12H22M00S" calcext:value-type="time">
            <text:p>12: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Kingdom: New Lands </text:p>
          </table:table-cell>
          <table:table-cell table:style-name="ce26" office:value-type="time" office:time-value="PT26H05M00S" calcext:value-type="time">
            <text:p>26: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6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irby's Adventure</text:p>
          </table:table-cell>
          <table:table-cell office:value-type="time" office:time-value="PT07H00M00S" calcext:value-type="time">
            <text:p>07: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6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irby's Epic Yarn</text:p>
          </table:table-cell>
          <table:table-cell office:value-type="time" office:time-value="PT06H00M00S" calcext:value-type="time">
            <text:p>06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Kivi, Toilet and Shotgun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9"/>
          <table:table-cell table:style-name="ce19" office:value-type="string" calcext:value-type="string">
            <text:p>W</text:p>
          </table:table-cell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Klonoa</text:p>
          </table:table-cell>
          <table:table-cell table:style-name="ce30" office:value-type="time" office:time-value="PT05H00M00S" calcext:value-type="time">
            <text:p>05:0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number-columns-repeated="8"/>
          <table:table-cell table:style-name="ce7"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Knight Club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Knights of Pen and Paper +1 Edition </text:p>
          </table:table-cell>
          <table:table-cell table:style-name="ce26" office:value-type="time" office:time-value="PT17H08M00S" calcext:value-type="time">
            <text:p>17: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ororinpa</text:p>
          </table:table-cell>
          <table:table-cell office:value-type="time" office:time-value="PT04H00M00S" calcext:value-type="time">
            <text:p>04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Kromaia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9"/>
          <table:table-cell table:style-name="ce6" office:value-type="string" calcext:value-type="string">
            <text:p>W</text:p>
          </table:table-cell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LA Machineguns</text:p>
          </table:table-cell>
          <table:table-cell table:style-name="ce30" office:value-type="time" office:time-value="PT00H30M00S" calcext:value-type="time">
            <text:p>00:3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La-Mulana Remake </text:p>
          </table:table-cell>
          <table:table-cell table:style-name="ce30" office:value-type="time" office:time-value="PT39H35M00S" calcext:value-type="time">
            <text:p>39: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Lakeview Cabin Collection </text:p>
          </table:table-cell>
          <table:table-cell table:style-name="ce26" office:value-type="time" office:time-value="PT21H44M00S" calcext:value-type="time">
            <text:p>21: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Laraan </text:p>
          </table:table-cell>
          <table:table-cell table:style-name="ce26" office:value-type="time" office:time-value="PT01H03M00S" calcext:value-type="time">
            <text:p>01:03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Larva Mortus </text:p>
          </table:table-cell>
          <table:table-cell table:style-name="ce30" office:value-type="time" office:time-value="PT06H02M00S" calcext:value-type="time">
            <text:p>06: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style-name="ce2" table:number-columns-repeated="3"/>
          <table:table-cell table:style-name="ce12" table:number-columns-repeated="2"/>
          <table:table-cell table:style-name="ce2" table:number-columns-repeated="3"/>
          <table:table-cell table:style-name="ce1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Last Day Of June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Layers of Fear </text:p>
          </table:table-cell>
          <table:table-cell table:style-name="ce26" office:value-type="time" office:time-value="PT03H48M00S" calcext:value-type="time">
            <text:p>03: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Left 4 Dead 2 </text:p>
          </table:table-cell>
          <table:table-cell table:style-name="ce26" office:value-type="time" office:time-value="PT14H24M00S" calcext:value-type="time">
            <text:p>14:2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Legend of Grimrock </text:p>
          </table:table-cell>
          <table:table-cell table:style-name="ce30" office:value-type="time" office:time-value="PT19H33M00S" calcext:value-type="time">
            <text:p>19:33</text:p>
          </table:table-cell>
          <table:table-cell table:number-columns-repeated="1009"/>
        </table:table-row>
        <table:table-row table:style-name="ro1">
          <table:table-cell table:style-name="ce7"/>
          <table:table-cell table:style-name="ce7" office:value-type="string" calcext:value-type="string">
            <text:p>E</text:p>
          </table:table-cell>
          <table:table-cell table:style-name="ce7" table:number-columns-repeated="5"/>
          <table:table-cell table:style-name="ce6" office:value-type="string" calcext:value-type="string">
            <text:p>S</text:p>
          </table:table-cell>
          <table:table-cell table:style-name="ce7" table:number-columns-repeated="3"/>
          <table:table-cell office:value-type="string" calcext:value-type="string">
            <text:p>?</text:p>
          </table:table-cell>
          <table:table-cell table:style-name="ce22" office:value-type="string" calcext:value-type="string">
            <text:p>LEGO Batman</text:p>
          </table:table-cell>
          <table:table-cell table:style-name="ce31" office:value-type="time" office:time-value="PT10H00M00S" calcext:value-type="time">
            <text:p>10:00</text:p>
          </table:table-cell>
          <table:table-cell table:number-columns-repeated="1009"/>
        </table:table-row>
        <table:table-row table:style-name="ro1">
          <table:table-cell table:style-name="ce7"/>
          <table:table-cell table:style-name="ce7" office:value-type="string" calcext:value-type="string">
            <text:p>E</text:p>
          </table:table-cell>
          <table:table-cell table:style-name="ce7" table:number-columns-repeated="5"/>
          <table:table-cell table:style-name="ce6" office:value-type="string" calcext:value-type="string">
            <text:p>S</text:p>
          </table:table-cell>
          <table:table-cell table:style-name="ce7" table:number-columns-repeated="3"/>
          <table:table-cell office:value-type="string" calcext:value-type="string">
            <text:p>?</text:p>
          </table:table-cell>
          <table:table-cell table:style-name="ce22" office:value-type="string" calcext:value-type="string">
            <text:p>LEGO Batman 2</text:p>
          </table:table-cell>
          <table:table-cell table:style-name="ce31" office:value-type="time" office:time-value="PT09H00M00S" calcext:value-type="time">
            <text:p>09:00</text:p>
          </table:table-cell>
          <table:table-cell table:number-columns-repeated="1009"/>
        </table:table-row>
        <table:table-row table:style-name="ro1">
          <table:table-cell table:style-name="ce7"/>
          <table:table-cell table:style-name="ce6" office:value-type="string" calcext:value-type="string">
            <text:p>E</text:p>
          </table:table-cell>
          <table:table-cell table:style-name="ce7" table:number-columns-repeated="9"/>
          <table:table-cell office:value-type="string" calcext:value-type="string">
            <text:p>?</text:p>
          </table:table-cell>
          <table:table-cell table:style-name="ce22" office:value-type="string" calcext:value-type="string">
            <text:p>LEGO Batman 3</text:p>
          </table:table-cell>
          <table:table-cell table:style-name="ce31" office:value-type="time" office:time-value="PT10H30M00S" calcext:value-type="time">
            <text:p>10:3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LEGO Harry Potter: Years 1-4 </text:p>
          </table:table-cell>
          <table:table-cell table:style-name="ce27" office:value-type="time" office:time-value="PT19H02M00S" calcext:value-type="time">
            <text:p>19: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EGO Harry Potter: Years 5-7 </text:p>
          </table:table-cell>
          <table:table-cell office:value-type="time" office:time-value="PT18H41M00S" calcext:value-type="time">
            <text:p>18:4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table:number-columns-repeated="9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LEGO Indiana Jones 2</text:p>
          </table:table-cell>
          <table:table-cell table:style-name="ce27"/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EGO Jurassic World </text:p>
          </table:table-cell>
          <table:table-cell office:value-type="time" office:time-value="PT21H18M00S" calcext:value-type="time">
            <text:p>21:18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EGO The Hobbit </text:p>
          </table:table-cell>
          <table:table-cell office:value-type="time" office:time-value="PT17H44M00S" calcext:value-type="time">
            <text:p>17:44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EGO The Lord of the Rings: The Video Game </text:p>
          </table:table-cell>
          <table:table-cell office:value-type="time" office:time-value="PT17H37M00S" calcext:value-type="time">
            <text:p>17:37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eisure Suit Larry 5: Passionate Patti Does a Little Undercover Work </text:p>
          </table:table-cell>
          <table:table-cell office:value-type="time" office:time-value="PT05H38M00S" calcext:value-type="time">
            <text:p>05: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Let It Die </text:p>
          </table:table-cell>
          <table:table-cell table:style-name="ce26" office:value-type="time" office:time-value="PT142H42M00S" calcext:value-type="time">
            <text:p>142:4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8" table:number-columns-repeated="9"/>
          <table:table-cell table:style-name="ce19" office:value-type="string" calcext:value-type="string">
            <text:p>W</text:p>
          </table:table-cell>
          <table:table-cell table:style-name="ce8" office:value-type="string" calcext:value-type="string">
            <text:p>Rejugable</text:p>
          </table:table-cell>
          <table:table-cell table:style-name="ce15" office:value-type="string" calcext:value-type="string">
            <text:p>Let's TAP</text:p>
          </table:table-cell>
          <table:table-cell table:style-name="ce32"/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Lethal League </text:p>
          </table:table-cell>
          <table:table-cell table:style-name="ce30" office:value-type="time" office:time-value="PT11H02M00S" calcext:value-type="time">
            <text:p>11: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Life Beetle </text:p>
          </table:table-cell>
          <table:table-cell table:style-name="ce26" office:value-type="time" office:time-value="PT00H20M00S" calcext:value-type="time">
            <text:p>00:2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ife Is Strange </text:p>
          </table:table-cell>
          <table:table-cell office:value-type="time" office:time-value="PT15H40M00S" calcext:value-type="time">
            <text:p>15:4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Limbo </text:p>
          </table:table-cell>
          <table:table-cell table:style-name="ce30" office:value-type="time" office:time-value="PT03H52M00S" calcext:value-type="time">
            <text:p>03:5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9"/>
          <table:table-cell table:style-name="ce6" office:value-type="string" calcext:value-type="string">
            <text:p>W</text:p>
          </table:table-cell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Link's Crossbow Training</text:p>
          </table:table-cell>
          <table:table-cell table:style-name="ce30" office:value-type="time" office:time-value="PT01H00M00S" calcext:value-type="time">
            <text:p>01: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table:style-name="ce6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ittle Big Adventure 2</text:p>
          </table:table-cell>
          <table:table-cell office:value-type="time" office:time-value="PT17H00M00S" calcext:value-type="time">
            <text:p>17:0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Little Inferno </text:p>
          </table:table-cell>
          <table:table-cell table:style-name="ce27" office:value-type="time" office:time-value="PT03H44M00S" calcext:value-type="time">
            <text:p>03:4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Lone Survivor </text:p>
          </table:table-cell>
          <table:table-cell table:style-name="ce27" office:value-type="time" office:time-value="PT04H26M00S" calcext:value-type="time">
            <text:p>04: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Long Live the Queen </text:p>
          </table:table-cell>
          <table:table-cell table:style-name="ce26" office:value-type="time" office:time-value="PT06H55M00S" calcext:value-type="time">
            <text:p>06:55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7"/>
          <table:table-cell table:style-name="ce6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os Sims 4</text:p>
          </table:table-cell>
          <table:table-cell office:value-type="time" office:time-value="PT31H00M00S" calcext:value-type="time">
            <text:p>31: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ost in Blue Shipwrecked</text:p>
          </table:table-cell>
          <table:table-cell office:value-type="time" office:time-value="PT16H00M00S" calcext:value-type="time">
            <text:p>16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Luftrausers </text:p>
          </table:table-cell>
          <table:table-cell table:style-name="ce26" office:value-type="time" office:time-value="PT06H05M00S" calcext:value-type="time">
            <text:p>06:0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table:number-columns-repeated="6"/>
          <table:table-cell table:style-name="ce2" office:value-type="string" calcext:value-type="string">
            <text:p>S</text:p>
          </table:table-cell>
          <table:table-cell table:style-name="ce2" table:number-columns-repeated="3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Lume </text:p>
          </table:table-cell>
          <table:table-cell table:style-name="ce26" office:value-type="time" office:time-value="PT00H57M00S" calcext:value-type="time">
            <text:p>00: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Lup </text:p>
          </table:table-cell>
          <table:table-cell table:style-name="ce26" office:value-type="time" office:time-value="PT00H47M00S" calcext:value-type="time">
            <text:p>00: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table:style-name="ce6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re Of The Temptress</text:p>
          </table:table-cell>
          <table:table-cell office:value-type="time" office:time-value="PT04H00M00S" calcext:value-type="time">
            <text:p>04:00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6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Mable &amp; The Wood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Machinarium </text:p>
          </table:table-cell>
          <table:table-cell table:style-name="ce30" office:value-type="time" office:time-value="PT05H18M00S" calcext:value-type="time">
            <text:p>05:1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9"/>
          <table:table-cell table:style-name="ce19" office:value-type="string" calcext:value-type="string">
            <text:p>W</text:p>
          </table:table-cell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Madworld</text:p>
          </table:table-cell>
          <table:table-cell table:style-name="ce30" office:value-type="time" office:time-value="PT05H30M00S" calcext:value-type="time">
            <text:p>05:30</text:p>
          </table:table-cell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Majesty 2 Collection</text:p>
          </table:table-cell>
          <table:table-cell table:style-name="ce26" office:value-type="time" office:time-value="PT20H00M00S" calcext:value-type="time">
            <text:p>20:00</text:p>
          </table:table-cell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Majesty: Gold Edition</text:p>
          </table:table-cell>
          <table:table-cell table:style-name="ce26" office:value-type="time" office:time-value="PT21H00M00S" calcext:value-type="time">
            <text:p>21:0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5" table:number-columns-repeated="10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Maldita Castilla</text:p>
          </table:table-cell>
          <table:table-cell table:style-name="ce30" office:value-type="time" office:time-value="PT02H30M00S" calcext:value-type="time">
            <text:p>02:3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table:number-columns-repeated="7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4" office:value-type="string" calcext:value-type="string">
            <text:p>Jugado</text:p>
          </table:table-cell>
          <table:table-cell table:style-name="ce14" office:value-type="string" calcext:value-type="string">
            <text:p>Manual Samuel</text:p>
          </table:table-cell>
          <table:table-cell table:style-name="ce28" office:value-type="time" office:time-value="PT02H00M00S" calcext:value-type="time">
            <text:p>02: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ario &amp; Sonic At The Olympic Games</text:p>
          </table:table-cell>
          <table:table-cell office:value-type="time" office:time-value="PT07H00M00S" calcext:value-type="time">
            <text:p>07:0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8" table:number-columns-repeated="9"/>
          <table:table-cell table:style-name="ce19" office:value-type="string" calcext:value-type="string">
            <text:p>W</text:p>
          </table:table-cell>
          <table:table-cell table:style-name="ce8" office:value-type="string" calcext:value-type="string">
            <text:p>Rejugable</text:p>
          </table:table-cell>
          <table:table-cell table:style-name="ce15" office:value-type="string" calcext:value-type="string">
            <text:p>Mario Kart Wii</text:p>
          </table:table-cell>
          <table:table-cell table:style-name="ce32"/>
          <table:table-cell table:number-columns-repeated="1009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8" table:number-columns-repeated="9"/>
          <table:table-cell table:style-name="ce19" office:value-type="string" calcext:value-type="string">
            <text:p>W</text:p>
          </table:table-cell>
          <table:table-cell table:style-name="ce8" office:value-type="string" calcext:value-type="string">
            <text:p>Rejugable</text:p>
          </table:table-cell>
          <table:table-cell table:style-name="ce15" office:value-type="string" calcext:value-type="string">
            <text:p>Mario Party 8</text:p>
          </table:table-cell>
          <table:table-cell table:style-name="ce32"/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Mark of the Ninja </text:p>
          </table:table-cell>
          <table:table-cell table:style-name="ce30" office:value-type="time" office:time-value="PT10H56M00S" calcext:value-type="time">
            <text:p>10:56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6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Matt Hazard: Blood Bath and Beyond</text:p>
          </table:table-cell>
          <table:table-cell office:value-type="time" office:time-value="PT03H00M00S" calcext:value-type="time">
            <text:p>03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McPixel </text:p>
          </table:table-cell>
          <table:table-cell table:style-name="ce26" office:value-type="time" office:time-value="PT02H17M00S" calcext:value-type="time">
            <text:p>02:1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table:number-columns-repeated="2"/>
          <table:table-cell table:style-name="ce2" office:value-type="string" calcext:value-type="string">
            <text:p>G</text:p>
          </table:table-cell>
          <table:table-cell table:style-name="ce2"/>
          <table:table-cell table:style-name="ce12" table:number-columns-repeated="2"/>
          <table:table-cell table:style-name="ce2" table:number-columns-repeated="3"/>
          <table:table-cell table:style-name="ce1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MDK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9"/>
          <table:table-cell table:style-name="ce6" office:value-type="string" calcext:value-type="string">
            <text:p>W</text:p>
          </table:table-cell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Medal of Honor- Heroes 2</text:p>
          </table:table-cell>
          <table:table-cell table:style-name="ce30" office:value-type="time" office:time-value="PT05H00M00S" calcext:value-type="time">
            <text:p>05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Medieval II: Total War </text:p>
          </table:table-cell>
          <table:table-cell table:style-name="ce26" office:value-type="time" office:time-value="PT47H08M00S" calcext:value-type="time">
            <text:p>47:08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Memoria </text:p>
          </table:table-cell>
          <table:table-cell office:value-type="time" office:time-value="PT08H59M00S" calcext:value-type="time">
            <text:p>08:5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Memories of A Vagabond </text:p>
          </table:table-cell>
          <table:table-cell table:style-name="ce26" office:value-type="time" office:time-value="PT03H55M00S" calcext:value-type="time">
            <text:p>03:5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Mercenary Kings </text:p>
          </table:table-cell>
          <table:table-cell office:value-type="time" office:time-value="PT30H45M00S" calcext:value-type="time">
            <text:p>30: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Merri Puzzle </text:p>
          </table:table-cell>
          <table:table-cell table:style-name="ce26" office:value-type="time" office:time-value="PT05H01M00S" calcext:value-type="time">
            <text:p>05:0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number-columns-repeated="8"/>
          <table:table-cell table:style-name="ce7"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Merry Glade</text:p>
          </table:table-cell>
          <table:table-cell office:value-type="time" office:time-value="PT56H00M00S" calcext:value-type="time">
            <text:p>56:0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Metal Dead </text:p>
          </table:table-cell>
          <table:table-cell table:style-name="ce27" office:value-type="time" office:time-value="PT04H02M00S" calcext:value-type="time">
            <text:p>04:02</text:p>
          </table:table-cell>
          <table:table-cell table:number-columns-repeated="1009"/>
        </table:table-row>
        <table:table-row table:style-name="ro1">
          <table:table-cell table:style-name="ce5" table:number-columns-repeated="5"/>
          <table:table-cell table:style-name="ce6" office:value-type="float" office:value="3" calcext:value-type="float">
            <text:p>3</text:p>
          </table:table-cell>
          <table:table-cell table:style-name="ce5" table:number-columns-repeated="5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Metal Gear Rising</text:p>
          </table:table-cell>
          <table:table-cell table:style-name="ce30" office:value-type="time" office:time-value="PT07H00M00S" calcext:value-type="time">
            <text:p>07:00</text:p>
          </table:table-cell>
          <table:table-cell table:number-columns-repeated="1009"/>
        </table:table-row>
        <table:table-row table:style-name="ro1">
          <table:table-cell table:style-name="ce5" table:number-columns-repeated="5"/>
          <table:table-cell table:style-name="ce6" office:value-type="float" office:value="3" calcext:value-type="float">
            <text:p>3</text:p>
          </table:table-cell>
          <table:table-cell table:style-name="ce5" table:number-columns-repeated="5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Metal Gear Solid 4</text:p>
          </table:table-cell>
          <table:table-cell table:style-name="ce30" office:value-type="time" office:time-value="PT18H30M00S" calcext:value-type="time">
            <text:p>18:30</text:p>
          </table:table-cell>
          <table:table-cell table:number-columns-repeated="1009"/>
        </table:table-row>
        <table:table-row table:style-name="ro1">
          <table:table-cell table:style-name="ce5" table:number-columns-repeated="6"/>
          <table:table-cell table:style-name="ce6" office:value-type="float" office:value="4" calcext:value-type="float">
            <text:p>4</text:p>
          </table:table-cell>
          <table:table-cell table:style-name="ce5" table:number-columns-repeated="4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Metal Gear Solid 5 Ground Zeroes</text:p>
          </table:table-cell>
          <table:table-cell table:style-name="ce30" office:value-type="time" office:time-value="PT01H30M00S" calcext:value-type="time">
            <text:p>01:3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6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Metal Gear Solid 5 The Phantom Pain</text:p>
          </table:table-cell>
          <table:table-cell office:value-type="time" office:time-value="PT45H30M00S" calcext:value-type="time">
            <text:p>45:30</text:p>
          </table:table-cell>
          <table:table-cell table:number-columns-repeated="1009"/>
        </table:table-row>
        <table:table-row table:style-name="ro1">
          <table:table-cell table:style-name="ce5" table:number-columns-repeated="5"/>
          <table:table-cell table:style-name="ce6" office:value-type="float" office:value="3" calcext:value-type="float">
            <text:p>3</text:p>
          </table:table-cell>
          <table:table-cell table:style-name="ce5" table:number-columns-repeated="5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Metal Gear Solid Peace Walker</text:p>
          </table:table-cell>
          <table:table-cell table:style-name="ce30" office:value-type="time" office:time-value="PT18H00M00S" calcext:value-type="time">
            <text:p>18:00</text:p>
          </table:table-cell>
          <table:table-cell table:number-columns-repeated="1009"/>
        </table:table-row>
        <table:table-row table:style-name="ro1">
          <table:table-cell table:style-name="ce8" table:number-columns-repeated="5"/>
          <table:table-cell table:style-name="ce15" table:number-columns-repeated="2"/>
          <table:table-cell table:style-name="ce8"/>
          <table:table-cell table:style-name="ce6" office:value-type="string" calcext:value-type="string">
            <text:p>T</text:p>
          </table:table-cell>
          <table:table-cell table:style-name="ce8" table:number-columns-repeated="2"/>
          <table:table-cell table:style-name="ce8" office:value-type="string" calcext:value-type="string">
            <text:p>Rejugable</text:p>
          </table:table-cell>
          <table:table-cell table:style-name="ce15" office:value-type="string" calcext:value-type="string">
            <text:p>Metal Slug 2</text:p>
          </table:table-cell>
          <table:table-cell table:style-name="ce32"/>
          <table:table-cell table:number-columns-repeated="1009"/>
        </table:table-row>
        <table:table-row table:style-name="ro1">
          <table:table-cell table:style-name="ce8" table:number-columns-repeated="5"/>
          <table:table-cell table:style-name="ce15" table:number-columns-repeated="2"/>
          <table:table-cell table:style-name="ce8"/>
          <table:table-cell table:style-name="ce6" office:value-type="string" calcext:value-type="string">
            <text:p>T</text:p>
          </table:table-cell>
          <table:table-cell table:style-name="ce8" table:number-columns-repeated="2"/>
          <table:table-cell table:style-name="ce8" office:value-type="string" calcext:value-type="string">
            <text:p>Rejugable</text:p>
          </table:table-cell>
          <table:table-cell table:style-name="ce15" office:value-type="string" calcext:value-type="string">
            <text:p>Metal Slug 3</text:p>
          </table:table-cell>
          <table:table-cell table:style-name="ce32"/>
          <table:table-cell table:number-columns-repeated="1009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8" table:number-columns-repeated="9"/>
          <table:table-cell table:style-name="ce19" office:value-type="string" calcext:value-type="string">
            <text:p>W</text:p>
          </table:table-cell>
          <table:table-cell table:style-name="ce8" office:value-type="string" calcext:value-type="string">
            <text:p>Rejugable</text:p>
          </table:table-cell>
          <table:table-cell table:style-name="ce15" office:value-type="string" calcext:value-type="string">
            <text:p>Metal Slug Anthology</text:p>
          </table:table-cell>
          <table:table-cell table:style-name="ce32"/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Metro 2033 </text:p>
          </table:table-cell>
          <table:table-cell table:style-name="ce26" office:value-type="time" office:time-value="PT10H26M00S" calcext:value-type="time">
            <text:p>10: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Midnight Carnival </text:p>
          </table:table-cell>
          <table:table-cell table:style-name="ce26" office:value-type="time" office:time-value="PT00H19M00S" calcext:value-type="time">
            <text:p>00:1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Mind Spheres </text:p>
          </table:table-cell>
          <table:table-cell table:style-name="ce26" office:value-type="time" office:time-value="PT00H52M00S" calcext:value-type="time">
            <text:p>00: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Mini Golf Arena </text:p>
          </table:table-cell>
          <table:table-cell table:style-name="ce26" office:value-type="time" office:time-value="PT00H43M00S" calcext:value-type="time">
            <text:p>00: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ini Ninjas</text:p>
          </table:table-cell>
          <table:table-cell office:value-type="time" office:time-value="PT08H00M00S" calcext:value-type="time">
            <text:p>08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Minion Masters </text:p>
          </table:table-cell>
          <table:table-cell table:style-name="ce26" office:value-type="time" office:time-value="PT18H24M00S" calcext:value-type="time">
            <text:p>18:24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3" office:value-type="string" calcext:value-type="string">
            <text:p>E</text:p>
          </table:table-cell>
          <table:table-cell table:style-name="ce3" table:number-columns-repeated="9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Minit</text:p>
          </table:table-cell>
          <table:table-cell table:style-name="ce27" office:value-type="time" office:time-value="PT01H30M00S" calcext:value-type="time">
            <text:p>01: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Mirage: Arcane Warfare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9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Mirror's Edge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MirrorMoon EP </text:p>
          </table:table-cell>
          <table:table-cell table:style-name="ce26" office:value-type="time" office:time-value="PT04H34M00S" calcext:value-type="time">
            <text:p>04: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Monaco: What's Yours is Mine </text:p>
          </table:table-cell>
          <table:table-cell office:value-type="time" office:time-value="PT14H27M00S" calcext:value-type="time">
            <text:p>14: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Monster Puzzle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7"/>
          <table:table-cell table:style-name="ce6" office:value-type="string" calcext:value-type="string">
            <text:p>E</text:p>
          </table:table-cell>
          <table:table-cell table:style-name="ce7" table:number-columns-repeated="9"/>
          <table:table-cell office:value-type="string" calcext:value-type="string">
            <text:p>?</text:p>
          </table:table-cell>
          <table:table-cell table:style-name="ce22" office:value-type="string" calcext:value-type="string">
            <text:p>Moonlighter</text:p>
          </table:table-cell>
          <table:table-cell office:value-type="time" office:time-value="PT13H30M00S" calcext:value-type="time">
            <text:p>13:3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table:number-columns-repeated="2"/>
          <table:table-cell table:style-name="ce2" office:value-type="string" calcext:value-type="string">
            <text:p>G</text:p>
          </table:table-cell>
          <table:table-cell table:style-name="ce2"/>
          <table:table-cell table:style-name="ce12" table:number-columns-repeated="2"/>
          <table:table-cell table:style-name="ce2" table:number-columns-repeated="3"/>
          <table:table-cell table:style-name="ce1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Mount &amp; Blade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Multiwinia </text:p>
          </table:table-cell>
          <table:table-cell table:style-name="ce30" office:value-type="time" office:time-value="PT02H40M00S" calcext:value-type="time">
            <text:p>02: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6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uramasa – The Demon Blade</text:p>
          </table:table-cell>
          <table:table-cell office:value-type="time" office:time-value="PT13H00M00S" calcext:value-type="time">
            <text:p>13:00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number-columns-repeated="6"/>
          <table:table-cell table:style-name="ce7"/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Mutant Year Zero: Road to Eden</text:p>
          </table:table-cell>
          <table:table-cell office:value-type="time" office:time-value="PT13H00M00S" calcext:value-type="time">
            <text:p>13: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12" table:number-columns-repeated="9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Myrne - The Quest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N++ </text:p>
          </table:table-cell>
          <table:table-cell table:style-name="ce30" office:value-type="time" office:time-value="PT55H36M00S" calcext:value-type="time">
            <text:p>55: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Neon Hardcorps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9"/>
          <table:table-cell table:style-name="ce6" office:value-type="string" calcext:value-type="string">
            <text:p>W</text:p>
          </table:table-cell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NERF N-Strike</text:p>
          </table:table-cell>
          <table:table-cell table:style-name="ce30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9"/>
          <table:table-cell table:style-name="ce6" office:value-type="string" calcext:value-type="string">
            <text:p>W</text:p>
          </table:table-cell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NERF N-Strike Elite</text:p>
          </table:table-cell>
          <table:table-cell table:style-name="ce30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Never Alone </text:p>
          </table:table-cell>
          <table:table-cell table:style-name="ce30" office:value-type="time" office:time-value="PT03H29M00S" calcext:value-type="time">
            <text:p>03:2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table:number-columns-repeated="2"/>
          <table:table-cell table:style-name="ce2" office:value-type="string" calcext:value-type="string">
            <text:p>G</text:p>
          </table:table-cell>
          <table:table-cell table:style-name="ce2"/>
          <table:table-cell table:style-name="ce12" table:number-columns-repeated="2"/>
          <table:table-cell table:style-name="ce2" table:number-columns-repeated="3"/>
          <table:table-cell table:style-name="ce1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Neverwinter Knights Diamond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New Kind of Adventure </text:p>
          </table:table-cell>
          <table:table-cell table:style-name="ce26" office:value-type="time" office:time-value="PT02H00M00S" calcext:value-type="time">
            <text:p>02: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6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ew Super Mario Bros Wii</text:p>
          </table:table-cell>
          <table:table-cell office:value-type="time" office:time-value="PT09H00M00S" calcext:value-type="time">
            <text:p>09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9"/>
          <table:table-cell table:style-name="ce19" office:value-type="string" calcext:value-type="string">
            <text:p>W</text:p>
          </table:table-cell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Newer Super Mario Bros. Wii</text:p>
          </table:table-cell>
          <table:table-cell table:style-name="ce30" office:value-type="time" office:time-value="PT06H00M00S" calcext:value-type="time">
            <text:p>06: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NightSky </text:p>
          </table:table-cell>
          <table:table-cell office:value-type="time" office:time-value="PT03H23M00S" calcext:value-type="time">
            <text:p>03:23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Nikopol: Secrets of the Immortals </text:p>
          </table:table-cell>
          <table:table-cell table:style-name="ce30" office:value-type="time" office:time-value="PT04H00M00S" calcext:value-type="time">
            <text:p>04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9"/>
          <table:table-cell table:style-name="ce19" office:value-type="string" calcext:value-type="string">
            <text:p>W</text:p>
          </table:table-cell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No More Heroes</text:p>
          </table:table-cell>
          <table:table-cell table:style-name="ce30" office:value-type="time" office:time-value="PT10H30M00S" calcext:value-type="time">
            <text:p>10: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6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 More Heroes 2</text:p>
          </table:table-cell>
          <table:table-cell office:value-type="time" office:time-value="PT09H00M00S" calcext:value-type="time">
            <text:p>09: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Noct 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Normality </text:p>
          </table:table-cell>
          <table:table-cell table:style-name="ce30" office:value-type="time" office:time-value="PT05H12M00S" calcext:value-type="time">
            <text:p>05:1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Not A Hero </text:p>
          </table:table-cell>
          <table:table-cell table:style-name="ce30" office:value-type="time" office:time-value="PT06H17M00S" calcext:value-type="time">
            <text:p>06: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Nuclear Contingency </text:p>
          </table:table-cell>
          <table:table-cell table:style-name="ce26" office:value-type="time" office:time-value="PT01H20M00S" calcext:value-type="time">
            <text:p>01: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Numba </text:p>
          </table:table-cell>
          <table:table-cell table:style-name="ce26" office:value-type="time" office:time-value="PT03H26M00S" calcext:value-type="time">
            <text:p>03:26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NyxQuest: Kindred Spirits </text:p>
          </table:table-cell>
          <table:table-cell table:style-name="ce30" office:value-type="time" office:time-value="PT03H45M00S" calcext:value-type="time">
            <text:p>03:4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6" office:value-type="string" calcext:value-type="string">
            <text:p>G</text:p>
          </table:table-cell>
          <table:table-cell table:style-name="ce7" table:number-columns-repeated="7"/>
          <table:table-cell office:value-type="string" calcext:value-type="string">
            <text:p>?</text:p>
          </table:table-cell>
          <table:table-cell table:style-name="ce22" office:value-type="string" calcext:value-type="string">
            <text:p>Obduction</text:p>
          </table:table-cell>
          <table:table-cell office:value-type="time" office:time-value="PT12H00M00S" calcext:value-type="time">
            <text:p>12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6" office:value-type="string" calcext:value-type="string">
            <text:p>E</text:p>
          </table:table-cell>
          <table:table-cell table:style-name="ce5" table:number-columns-repeated="6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Observer</text:p>
          </table:table-cell>
          <table:table-cell table:style-name="ce30" office:value-type="time" office:time-value="PT07H00M00S" calcext:value-type="time">
            <text:p>07:00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Obulis </text:p>
          </table:table-cell>
          <table:table-cell table:style-name="ce30" office:value-type="time" office:time-value="PT08H51M00S" calcext:value-type="time">
            <text:p>08:5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Oddworld: Abe's Oddysee </text:p>
          </table:table-cell>
          <table:table-cell table:style-name="ce27" office:value-type="time" office:time-value="PT13H30M00S" calcext:value-type="time">
            <text:p>13:30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Oddworld: New 'n' Tasty! </text:p>
          </table:table-cell>
          <table:table-cell table:style-name="ce27" office:value-type="time" office:time-value="PT08H25M00S" calcext:value-type="time">
            <text:p>08:2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Of Guards And Thieves 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Offspring Fling </text:p>
          </table:table-cell>
          <table:table-cell table:style-name="ce27" office:value-type="time" office:time-value="PT03H14M00S" calcext:value-type="time">
            <text:p>03: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Oil Rush </text:p>
          </table:table-cell>
          <table:table-cell office:value-type="time" office:time-value="PT11H14M00S" calcext:value-type="time">
            <text:p>11:1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OlliOlli2: Welcome to Olliwood </text:p>
          </table:table-cell>
          <table:table-cell table:style-name="ce30" office:value-type="time" office:time-value="PT05H57M00S" calcext:value-type="time">
            <text:p>05: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OR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Orange Moon </text:p>
          </table:table-cell>
          <table:table-cell table:style-name="ce26" office:value-type="time" office:time-value="PT06H42M00S" calcext:value-type="time">
            <text:p>06:4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Organ Trail </text:p>
          </table:table-cell>
          <table:table-cell table:style-name="ce26" office:value-type="time" office:time-value="PT03H23M00S" calcext:value-type="time">
            <text:p>03:2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Orwell</text:p>
          </table:table-cell>
          <table:table-cell table:style-name="ce30" office:value-type="time" office:time-value="PT04H30M00S" calcext:value-type="time">
            <text:p>04:3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7"/>
          <table:table-cell table:style-name="ce6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Orwell: Ignorance Is Strength</text:p>
          </table:table-cell>
          <table:table-cell table:style-name="ce30" office:value-type="time" office:time-value="PT03H30M00S" calcext:value-type="time">
            <text:p>03:3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Osmos </text:p>
          </table:table-cell>
          <table:table-cell table:style-name="ce27" office:value-type="time" office:time-value="PT07H46M00S" calcext:value-type="time">
            <text:p>07:4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Outlast </text:p>
          </table:table-cell>
          <table:table-cell table:style-name="ce27" office:value-type="time" office:time-value="PT05H54M00S" calcext:value-type="time">
            <text:p>05:54</text:p>
          </table:table-cell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Overcooked!</text:p>
          </table:table-cell>
          <table:table-cell table:style-name="ce26" office:value-type="time" office:time-value="PT07H30M00S" calcext:value-type="time">
            <text:p>07:3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7"/>
          <table:table-cell table:style-name="ce6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Overload</text:p>
          </table:table-cell>
          <table:table-cell table:style-name="ce30" office:value-type="time" office:time-value="PT08H00M00S" calcext:value-type="time">
            <text:p>08: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/>
          <table:table-cell table:style-name="ce6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Oxenfree</text:p>
          </table:table-cell>
          <table:table-cell office:value-type="time" office:time-value="PT04H30M00S" calcext:value-type="time">
            <text:p>04: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Pac-Man 256 </text:p>
          </table:table-cell>
          <table:table-cell table:style-name="ce26" office:value-type="time" office:time-value="PT10H50M00S" calcext:value-type="time">
            <text:p>10:5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Pain Train </text:p>
          </table:table-cell>
          <table:table-cell table:style-name="ce26" office:value-type="time" office:time-value="PT01H24M00S" calcext:value-type="time">
            <text:p>01:2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Papers, Please </text:p>
          </table:table-cell>
          <table:table-cell table:style-name="ce27" office:value-type="time" office:time-value="PT06H35M00S" calcext:value-type="time">
            <text:p>06:3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Papo &amp; Yo </text:p>
          </table:table-cell>
          <table:table-cell table:style-name="ce30" office:value-type="time" office:time-value="PT03H42M00S" calcext:value-type="time">
            <text:p>03:4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Paranautical Activity </text:p>
          </table:table-cell>
          <table:table-cell table:style-name="ce30" office:value-type="time" office:time-value="PT05H50M00S" calcext:value-type="time">
            <text:p>05:5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Payday 2 </text:p>
          </table:table-cell>
          <table:table-cell table:style-name="ce26" office:value-type="time" office:time-value="PT124H56M00S" calcext:value-type="time">
            <text:p>124:56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Penny Arcade Adventures: Precipice of Darkness, Episode Three </text:p>
          </table:table-cell>
          <table:table-cell office:value-type="time" office:time-value="PT09H41M00S" calcext:value-type="time">
            <text:p>09:41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Phantom Breaker: Battle Grounds </text:p>
          </table:table-cell>
          <table:table-cell office:value-type="time" office:time-value="PT04H00M00S" calcext:value-type="time">
            <text:p>04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Phantom Soldier </text:p>
          </table:table-cell>
          <table:table-cell table:style-name="ce26" office:value-type="time" office:time-value="PT00H23M00S" calcext:value-type="time">
            <text:p>00:2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table:number-columns-repeated="7"/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Pikuniku</text:p>
          </table:table-cell>
          <table:table-cell table:style-name="ce27" office:value-type="time" office:time-value="PT03H00M00S" calcext:value-type="time">
            <text:p>03:0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table:number-columns-repeated="9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Pitfall: The Big Adventure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Pixel Piracy </text:p>
          </table:table-cell>
          <table:table-cell table:style-name="ce26" office:value-type="time" office:time-value="PT11H44M00S" calcext:value-type="time">
            <text:p>11: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Pixel Puzzles Ultimate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Pixel Puzzles: UndeadZ </text:p>
          </table:table-cell>
          <table:table-cell table:style-name="ce26" office:value-type="time" office:time-value="PT07H58M00S" calcext:value-type="time">
            <text:p>07:58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6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lanet Alpha</text:p>
          </table:table-cell>
          <table:table-cell office:value-type="time" office:time-value="PT05H00M00S" calcext:value-type="time">
            <text:p>05: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Planet Explorers </text:p>
          </table:table-cell>
          <table:table-cell office:value-type="time" office:time-value="PT55H10M00S" calcext:value-type="time">
            <text:p>55: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Planetary Annihilation </text:p>
          </table:table-cell>
          <table:table-cell table:style-name="ce26" office:value-type="time" office:time-value="PT09H23M00S" calcext:value-type="time">
            <text:p>09:2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table:number-columns-repeated="7"/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Poi</text:p>
          </table:table-cell>
          <table:table-cell table:style-name="ce27" office:value-type="time" office:time-value="PT05H30M00S" calcext:value-type="time">
            <text:p>05:3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5" table:number-columns-repeated="10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Pokemon Iberia</text:p>
          </table:table-cell>
          <table:table-cell table:style-name="ce30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5" table:number-columns-repeated="10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Pokemon Titan</text:p>
          </table:table-cell>
          <table:table-cell table:style-name="ce30" office:value-type="time" office:time-value="PT40H00M00S" calcext:value-type="time">
            <text:p>40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Poker Night at the Inventory </text:p>
          </table:table-cell>
          <table:table-cell table:style-name="ce26" office:value-type="time" office:time-value="PT08H08M00S" calcext:value-type="time">
            <text:p>08:0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Pony Island </text:p>
          </table:table-cell>
          <table:table-cell table:style-name="ce27" office:value-type="time" office:time-value="PT02H43M00S" calcext:value-type="time">
            <text:p>02:43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Portal </text:p>
          </table:table-cell>
          <table:table-cell table:style-name="ce27" office:value-type="time" office:time-value="PT03H47M00S" calcext:value-type="time">
            <text:p>03:47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Portal 2 </text:p>
          </table:table-cell>
          <table:table-cell table:style-name="ce27" office:value-type="time" office:time-value="PT10H10M00S" calcext:value-type="time">
            <text:p>10:1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Portal Stories: Mel </text:p>
          </table:table-cell>
          <table:table-cell office:value-type="time" office:time-value="PT09H14M00S" calcext:value-type="time">
            <text:p>09: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Pressured </text:p>
          </table:table-cell>
          <table:table-cell table:style-name="ce26" office:value-type="time" office:time-value="PT04H18M00S" calcext:value-type="time">
            <text:p>04: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ince Of Persia Rival Swords</text:p>
          </table:table-cell>
          <table:table-cell office:value-type="time" office:time-value="PT09H00M00S" calcext:value-type="time">
            <text:p>09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Prison Architect </text:p>
          </table:table-cell>
          <table:table-cell table:style-name="ce30" office:value-type="time" office:time-value="PT22H06M00S" calcext:value-type="time">
            <text:p>22:06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Prison Run and Gun </text:p>
          </table:table-cell>
          <table:table-cell office:value-type="time" office:time-value="PT04H05M00S" calcext:value-type="time">
            <text:p>04: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Project Druid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Proteus </text:p>
          </table:table-cell>
          <table:table-cell table:style-name="ce26" office:value-type="time" office:time-value="PT00H57M00S" calcext:value-type="time">
            <text:p>00: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Prototype 2 </text:p>
          </table:table-cell>
          <table:table-cell table:style-name="ce26" office:value-type="time" office:time-value="PT14H04M00S" calcext:value-type="time">
            <text:p>14:0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Psychonauts </text:p>
          </table:table-cell>
          <table:table-cell table:style-name="ce30" office:value-type="time" office:time-value="PT15H36M00S" calcext:value-type="time">
            <text:p>15:36</text:p>
          </table:table-cell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12" table:number-columns-repeated="2"/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Pulstar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Pumped BMX</text:p>
          </table:table-cell>
          <table:table-cell table:style-name="ce26" office:value-type="time" office:time-value="PT06H00M00S" calcext:value-type="time">
            <text:p>06:00</text:p>
          </table:table-cell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Pumped BMX Pro</text:p>
          </table:table-cell>
          <table:table-cell table:style-name="ce26" office:value-type="time" office:time-value="PT15H00M00S" calcext:value-type="time">
            <text:p>15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Puzzle Agent </text:p>
          </table:table-cell>
          <table:table-cell table:style-name="ce26" office:value-type="time" office:time-value="PT03H34M00S" calcext:value-type="time">
            <text:p>03:3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Puzzle Agent 2 </text:p>
          </table:table-cell>
          <table:table-cell table:style-name="ce26" office:value-type="time" office:time-value="PT03H35M00S" calcext:value-type="time">
            <text:p>03:3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Q.U.B.E.: Director's Cut </text:p>
          </table:table-cell>
          <table:table-cell table:style-name="ce27" office:value-type="time" office:time-value="PT03H16M00S" calcext:value-type="time">
            <text:p>03:16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Quake Champions 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6" office:value-type="string" calcext:value-type="string">
            <text:p>E</text:p>
          </table:table-cell>
          <table:table-cell table:style-name="ce5" table:number-columns-repeated="9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QUBE 2</text:p>
          </table:table-cell>
          <table:table-cell table:style-name="ce30" office:value-type="time" office:time-value="PT05H00M00S" calcext:value-type="time">
            <text:p>05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Quest for Infamy </text:p>
          </table:table-cell>
          <table:table-cell table:style-name="ce30" office:value-type="time" office:time-value="PT15H39M00S" calcext:value-type="time">
            <text:p>15: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Race Driver: Grid </text:p>
          </table:table-cell>
          <table:table-cell office:value-type="time" office:time-value="PT25H21M00S" calcext:value-type="time">
            <text:p>25: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Race the Sun </text:p>
          </table:table-cell>
          <table:table-cell table:style-name="ce26" office:value-type="time" office:time-value="PT05H59M00S" calcext:value-type="time">
            <text:p>05: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Ravensword: Shadowlands </text:p>
          </table:table-cell>
          <table:table-cell office:value-type="time" office:time-value="PT06H30M00S" calcext:value-type="time">
            <text:p>06:3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Rayman Origins </text:p>
          </table:table-cell>
          <table:table-cell table:style-name="ce30" office:value-type="time" office:time-value="PT13H26M00S" calcext:value-type="time">
            <text:p>13: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ayman Raving Rabbids 2</text:p>
          </table:table-cell>
          <table:table-cell office:value-type="time" office:time-value="PT05H00M00S" calcext:value-type="time">
            <text:p>05: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ayman Raving Rabbids TV Party</text:p>
          </table:table-cell>
          <table:table-cell office:value-type="time" office:time-value="PT03H00M00S" calcext:value-type="time">
            <text:p>03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Red Orchestra 2: Heroes of Stalingrad </text:p>
          </table:table-cell>
          <table:table-cell table:style-name="ce26" office:value-type="time" office:time-value="PT11H02M00S" calcext:value-type="time">
            <text:p>11: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d Steel</text:p>
          </table:table-cell>
          <table:table-cell office:value-type="time" office:time-value="PT08H30M00S" calcext:value-type="time">
            <text:p>08: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6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table:style-name="ce23" office:value-type="string" calcext:value-type="string">
            <text:p>Red Steel 2</text:p>
          </table:table-cell>
          <table:table-cell office:value-type="time" office:time-value="PT08H00M00S" calcext:value-type="time">
            <text:p>08:00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Refunct </text:p>
          </table:table-cell>
          <table:table-cell table:style-name="ce27" office:value-type="time" office:time-value="PT00H30M00S" calcext:value-type="time">
            <text:p>00:3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Renegade Ops </text:p>
          </table:table-cell>
          <table:table-cell office:value-type="time" office:time-value="PT05H26M00S" calcext:value-type="time">
            <text:p>05:2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7"/>
          <table:table-cell table:style-name="ce6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Republique</text:p>
          </table:table-cell>
          <table:table-cell table:style-name="ce30" office:value-type="time" office:time-value="PT09H00M00S" calcext:value-type="time">
            <text:p>09:0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Resident Evil 4 </text:p>
          </table:table-cell>
          <table:table-cell table:style-name="ce27" office:value-type="time" office:time-value="PT18H08M00S" calcext:value-type="time">
            <text:p>18:08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Resident Evil 5 </text:p>
          </table:table-cell>
          <table:table-cell table:style-name="ce27" office:value-type="time" office:time-value="PT14H44M00S" calcext:value-type="time">
            <text:p>14:44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Resident Evil 6 </text:p>
          </table:table-cell>
          <table:table-cell table:style-name="ce27" office:value-type="time" office:time-value="PT24H37M00S" calcext:value-type="time">
            <text:p>24:3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table:number-columns-repeated="9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Resident Evil The Darkside Chronicles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table:number-columns-repeated="9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Resident Evil The Umbrella Chronicles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Resident Evil Zero: HD Remaster </text:p>
          </table:table-cell>
          <table:table-cell table:style-name="ce27" office:value-type="time" office:time-value="PT11H03M00S" calcext:value-type="time">
            <text:p>11: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Resident Evil: HD Remaster </text:p>
          </table:table-cell>
          <table:table-cell table:style-name="ce27" office:value-type="time" office:time-value="PT12H39M00S" calcext:value-type="time">
            <text:p>12:3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Retro City Rampage DX </text:p>
          </table:table-cell>
          <table:table-cell table:style-name="ce30" office:value-type="time" office:time-value="PT06H45M00S" calcext:value-type="time">
            <text:p>06: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Reus </text:p>
          </table:table-cell>
          <table:table-cell table:style-name="ce26" office:value-type="time" office:time-value="PT26H34M00S" calcext:value-type="time">
            <text:p>26:3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Revenge of the Titans </text:p>
          </table:table-cell>
          <table:table-cell table:style-name="ce26" office:value-type="time" office:time-value="PT11H40M00S" calcext:value-type="time">
            <text:p>11:4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ReX (2018) 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Rhiannon: Curse of the Four Branches </text:p>
          </table:table-cell>
          <table:table-cell office:value-type="time" office:time-value="PT09H01M00S" calcext:value-type="time">
            <text:p>09:01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style-name="ce5" table:number-columns-repeated="5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RiME</text:p>
          </table:table-cell>
          <table:table-cell table:style-name="ce30" office:value-type="time" office:time-value="PT05H30M00S" calcext:value-type="time">
            <text:p>05:3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Rochard </text:p>
          </table:table-cell>
          <table:table-cell table:style-name="ce27" office:value-type="time" office:time-value="PT06H01M00S" calcext:value-type="time">
            <text:p>06:0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Rocketbirds: Hardboiled Chicken </text:p>
          </table:table-cell>
          <table:table-cell table:style-name="ce30" office:value-type="time" office:time-value="PT03H52M00S" calcext:value-type="time">
            <text:p>03:5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24" office:value-type="string" calcext:value-type="string">
            <text:p>Rollers of the Realm </text:p>
          </table:table-cell>
          <table:table-cell table:style-name="ce34" office:value-type="time" office:time-value="PT06H27M00S" calcext:value-type="time">
            <text:p>06: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Rome: Total War </text:p>
          </table:table-cell>
          <table:table-cell table:style-name="ce26" office:value-type="time" office:time-value="PT52H46M00S" calcext:value-type="time">
            <text:p>52:4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Ronin </text:p>
          </table:table-cell>
          <table:table-cell table:style-name="ce30" office:value-type="time" office:time-value="PT06H37M00S" calcext:value-type="time">
            <text:p>06:3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Roommates </text:p>
          </table:table-cell>
          <table:table-cell table:style-name="ce30" office:value-type="time" office:time-value="PT06H13M00S" calcext:value-type="time">
            <text:p>06: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Rover Rescue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Ruiner</text:p>
          </table:table-cell>
          <table:table-cell office:value-type="time" office:time-value="PT06H00M00S" calcext:value-type="time">
            <text:p>06:00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6" office:value-type="string" calcext:value-type="string">
            <text:p>N</text:p>
          </table:table-cell>
          <table:table-cell table:style-name="ce5" table:number-columns-repeated="8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Ryse: Son Of Rome</text:p>
          </table:table-cell>
          <table:table-cell table:style-name="ce30" office:value-type="time" office:time-value="PT06H30M00S" calcext:value-type="time">
            <text:p>06: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table:style-name="ce6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Saints Row 2</text:p>
          </table:table-cell>
          <table:table-cell office:value-type="time" office:time-value="PT20H00M00S" calcext:value-type="time">
            <text:p>20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akura Fantasy - Chapter 1 </text:p>
          </table:table-cell>
          <table:table-cell table:style-name="ce26" office:value-type="time" office:time-value="PT03H57M00S" calcext:value-type="time">
            <text:p>03:57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101: Culture Shock </text:p>
          </table:table-cell>
          <table:table-cell office:value-type="time" office:time-value="PT02H31M00S" calcext:value-type="time">
            <text:p>02:31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102: Situation: Comedy </text:p>
          </table:table-cell>
          <table:table-cell office:value-type="time" office:time-value="PT02H04M00S" calcext:value-type="time">
            <text:p>02:04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103: The Mole, the Mob, and the Meatball </text:p>
          </table:table-cell>
          <table:table-cell office:value-type="time" office:time-value="PT01H47M00S" calcext:value-type="time">
            <text:p>01:47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105: Reality 2.0 </text:p>
          </table:table-cell>
          <table:table-cell office:value-type="time" office:time-value="PT02H20M00S" calcext:value-type="time">
            <text:p>02:2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106: Bright Side of the Moon </text:p>
          </table:table-cell>
          <table:table-cell office:value-type="time" office:time-value="PT02H16M00S" calcext:value-type="time">
            <text:p>02:16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201: Ice Station Santa </text:p>
          </table:table-cell>
          <table:table-cell office:value-type="time" office:time-value="PT02H54M00S" calcext:value-type="time">
            <text:p>02:54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202: Moai Better Blues </text:p>
          </table:table-cell>
          <table:table-cell office:value-type="time" office:time-value="PT02H23M00S" calcext:value-type="time">
            <text:p>02:23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203: Night of the Raving Dead </text:p>
          </table:table-cell>
          <table:table-cell office:value-type="time" office:time-value="PT02H38M00S" calcext:value-type="time">
            <text:p>02:38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204: Chariots of the Dogs </text:p>
          </table:table-cell>
          <table:table-cell office:value-type="time" office:time-value="PT02H42M00S" calcext:value-type="time">
            <text:p>02:42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205: What's New, Beelzebub? </text:p>
          </table:table-cell>
          <table:table-cell office:value-type="time" office:time-value="PT02H57M00S" calcext:value-type="time">
            <text:p>02: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301: The Penal Zone </text:p>
          </table:table-cell>
          <table:table-cell office:value-type="time" office:time-value="PT03H54M00S" calcext:value-type="time">
            <text:p>03: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302: The Tomb of Sammun-Mak </text:p>
          </table:table-cell>
          <table:table-cell office:value-type="time" office:time-value="PT03H18M00S" calcext:value-type="time">
            <text:p>03: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303: They Stole Max's Brain! </text:p>
          </table:table-cell>
          <table:table-cell office:value-type="time" office:time-value="PT03H04M00S" calcext:value-type="time">
            <text:p>03: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304: Beyond the Alley of the Dolls </text:p>
          </table:table-cell>
          <table:table-cell office:value-type="time" office:time-value="PT02H57M00S" calcext:value-type="time">
            <text:p>02: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m &amp; Max 305: The City That Dares Not Sleep </text:p>
          </table:table-cell>
          <table:table-cell office:value-type="time" office:time-value="PT02H49M00S" calcext:value-type="time">
            <text:p>02:4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amorost 2 </text:p>
          </table:table-cell>
          <table:table-cell table:style-name="ce30" office:value-type="time" office:time-value="PT01H05M00S" calcext:value-type="time">
            <text:p>01:05</text:p>
          </table:table-cell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12" table:number-columns-repeated="2"/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amurai Showdown II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anctum 2 </text:p>
          </table:table-cell>
          <table:table-cell table:style-name="ce26" office:value-type="time" office:time-value="PT18H23M00S" calcext:value-type="time">
            <text:p>18: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table:style-name="ce6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Sang-Froid: Tales Of Werewolves</text:p>
          </table:table-cell>
          <table:table-cell office:value-type="time" office:time-value="PT09H00M00S" calcext:value-type="time">
            <text:p>09:00</text:p>
          </table:table-cell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anitarium</text:p>
          </table:table-cell>
          <table:table-cell table:style-name="ce26" office:value-type="time" office:time-value="PT08H00M00S" calcext:value-type="time">
            <text:p>08: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atellite Reign </text:p>
          </table:table-cell>
          <table:table-cell office:value-type="time" office:time-value="PT30H03M00S" calcext:value-type="time">
            <text:p>30:0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avant: Ascent </text:p>
          </table:table-cell>
          <table:table-cell table:style-name="ce30" office:value-type="time" office:time-value="PT01H16M00S" calcext:value-type="time">
            <text:p>01:16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chein </text:p>
          </table:table-cell>
          <table:table-cell table:style-name="ce30" office:value-type="time" office:time-value="PT08H18M00S" calcext:value-type="time">
            <text:p>08:1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creencheat </text:p>
          </table:table-cell>
          <table:table-cell table:style-name="ce30" office:value-type="time" office:time-value="PT07H03M00S" calcext:value-type="time">
            <text:p>07:03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EGA Genesis Classics Collection </text:p>
          </table:table-cell>
          <table:table-cell office:value-type="time" office:time-value="PT15H38M00S" calcext:value-type="time">
            <text:p>15:38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Serial Cleaner</text:p>
          </table:table-cell>
          <table:table-cell office:value-type="time" office:time-value="PT05H00M00S" calcext:value-type="time">
            <text:p>05: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hadow Warrior (1997) </text:p>
          </table:table-cell>
          <table:table-cell office:value-type="time" office:time-value="PT11H40M00S" calcext:value-type="time">
            <text:p>11:4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Shadow Warrior (2013) </text:p>
          </table:table-cell>
          <table:table-cell table:style-name="ce27" office:value-type="time" office:time-value="PT13H51M00S" calcext:value-type="time">
            <text:p>13:5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6" office:value-type="string" calcext:value-type="string">
            <text:p>G</text:p>
          </table:table-cell>
          <table:table-cell table:style-name="ce5" table:number-columns-repeated="7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hadow Warrior 2</text:p>
          </table:table-cell>
          <table:table-cell table:style-name="ce30" office:value-type="time" office:time-value="PT07H30M00S" calcext:value-type="time">
            <text:p>07: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hadowgrounds </text:p>
          </table:table-cell>
          <table:table-cell office:value-type="time" office:time-value="PT06H11M00S" calcext:value-type="time">
            <text:p>06: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hadowgrounds Survivor </text:p>
          </table:table-cell>
          <table:table-cell office:value-type="time" office:time-value="PT04H06M00S" calcext:value-type="time">
            <text:p>04:06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hadowrun Returns </text:p>
          </table:table-cell>
          <table:table-cell office:value-type="time" office:time-value="PT13H37M00S" calcext:value-type="time">
            <text:p>13:3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Shank </text:p>
          </table:table-cell>
          <table:table-cell table:style-name="ce27" office:value-type="time" office:time-value="PT03H30M00S" calcext:value-type="time">
            <text:p>03:3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hank 2 </text:p>
          </table:table-cell>
          <table:table-cell table:style-name="ce30" office:value-type="time" office:time-value="PT04H43M00S" calcext:value-type="time">
            <text:p>04:4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hantae and the Pirate's Curse </text:p>
          </table:table-cell>
          <table:table-cell table:style-name="ce30" office:value-type="time" office:time-value="PT09H19M00S" calcext:value-type="time">
            <text:p>09:1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hape Shifter (2016)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Shatter </text:p>
          </table:table-cell>
          <table:table-cell table:style-name="ce27" office:value-type="time" office:time-value="PT03H01M00S" calcext:value-type="time">
            <text:p>03:0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helter </text:p>
          </table:table-cell>
          <table:table-cell table:style-name="ce26" office:value-type="time" office:time-value="PT01H25M00S" calcext:value-type="time">
            <text:p>01: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id Meier's Civilization III: Complete </text:p>
          </table:table-cell>
          <table:table-cell table:style-name="ce26" office:value-type="time" office:time-value="PT27H37M00S" calcext:value-type="time">
            <text:p>27: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ilence </text:p>
          </table:table-cell>
          <table:table-cell office:value-type="time" office:time-value="PT06H05M00S" calcext:value-type="time">
            <text:p>06:0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9"/>
          <table:table-cell table:style-name="ce6" office:value-type="string" calcext:value-type="string">
            <text:p>W</text:p>
          </table:table-cell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in And Punishment 2</text:p>
          </table:table-cell>
          <table:table-cell table:style-name="ce30" office:value-type="time" office:time-value="PT06H00M00S" calcext:value-type="time">
            <text:p>06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ins of a Solar Empire: Rebellion </text:p>
          </table:table-cell>
          <table:table-cell table:style-name="ce26" office:value-type="time" office:time-value="PT25H59M00S" calcext:value-type="time">
            <text:p>25:5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ir, You Are Being Hunted </text:p>
          </table:table-cell>
          <table:table-cell table:style-name="ce26" office:value-type="time" office:time-value="PT04H16M00S" calcext:value-type="time">
            <text:p>04: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irius Online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kullgirls Encore </text:p>
          </table:table-cell>
          <table:table-cell table:style-name="ce30" office:value-type="time" office:time-value="PT06H11M00S" calcext:value-type="time">
            <text:p>06:1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leeping Valley </text:p>
          </table:table-cell>
          <table:table-cell table:style-name="ce26" office:value-type="time" office:time-value="PT00H23M00S" calcext:value-type="time">
            <text:p>00:2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style-name="ce2" table:number-columns-repeated="3"/>
          <table:table-cell table:style-name="ce12" table:number-columns-repeated="2"/>
          <table:table-cell table:style-name="ce2" table:number-columns-repeated="3"/>
          <table:table-cell table:style-name="ce1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lime Rancher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lipstream 5000 </text:p>
          </table:table-cell>
          <table:table-cell table:style-name="ce26" office:value-type="time" office:time-value="PT01H34M00S" calcext:value-type="time">
            <text:p>01:34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6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Smoke and Sacrifice</text:p>
          </table:table-cell>
          <table:table-cell office:value-type="time" office:time-value="PT16H30M00S" calcext:value-type="time">
            <text:p>16:30</text:p>
          </table:table-cell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nake Pass</text:p>
          </table:table-cell>
          <table:table-cell table:style-name="ce26" office:value-type="time" office:time-value="PT05H00M00S" calcext:value-type="time">
            <text:p>05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napshot </text:p>
          </table:table-cell>
          <table:table-cell table:style-name="ce30" office:value-type="time" office:time-value="PT10H12M00S" calcext:value-type="time">
            <text:p>10:1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5" table:number-columns-repeated="10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nowball</text:p>
          </table:table-cell>
          <table:table-cell table:style-name="ce30" office:value-type="time" office:time-value="PT00H26M00S" calcext:value-type="time">
            <text:p>00: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nuggle Truck </text:p>
          </table:table-cell>
          <table:table-cell table:style-name="ce26" office:value-type="time" office:time-value="PT04H03M00S" calcext:value-type="time">
            <text:p>04:03</text:p>
          </table:table-cell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12" table:number-columns-repeated="2"/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okobond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olar 2 </text:p>
          </table:table-cell>
          <table:table-cell table:style-name="ce26" office:value-type="time" office:time-value="PT04H03M00S" calcext:value-type="time">
            <text:p>04:0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E</text:p>
          </table:table-cell>
          <table:table-cell table:style-name="ce5"/>
          <table:table-cell table:style-name="ce6" office:value-type="string" calcext:value-type="string">
            <text:p>G</text:p>
          </table:table-cell>
          <table:table-cell table:style-name="ce5" table:number-columns-repeated="4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OMA</text:p>
          </table:table-cell>
          <table:table-cell table:style-name="ce30" office:value-type="time" office:time-value="PT09H00M00S" calcext:value-type="time">
            <text:p>09: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onic Adventure 2 </text:p>
          </table:table-cell>
          <table:table-cell office:value-type="time" office:time-value="PT15H32M00S" calcext:value-type="time">
            <text:p>15:32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Sonic Generations </text:p>
          </table:table-cell>
          <table:table-cell table:style-name="ce27" office:value-type="time" office:time-value="PT08H25M00S" calcext:value-type="time">
            <text:p>08: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nic Unleashed</text:p>
          </table:table-cell>
          <table:table-cell office:value-type="time" office:time-value="PT12H30M00S" calcext:value-type="time">
            <text:p>12: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nic y el Caballero Negro</text:p>
          </table:table-cell>
          <table:table-cell office:value-type="time" office:time-value="PT03H00M00S" calcext:value-type="time">
            <text:p>03:0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table:number-columns-repeated="9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Sonic y los Anillos Secretos</text:p>
          </table:table-cell>
          <table:table-cell table:style-name="ce27"/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ul Calibur Legends</text:p>
          </table:table-cell>
          <table:table-cell office:value-type="time" office:time-value="PT08H00M00S" calcext:value-type="time">
            <text:p>08:00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Soul Gambler </text:p>
          </table:table-cell>
          <table:table-cell table:style-name="ce27" office:value-type="time" office:time-value="PT01H51M00S" calcext:value-type="time">
            <text:p>01:51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oulless: Ray Of Hope </text:p>
          </table:table-cell>
          <table:table-cell office:value-type="time" office:time-value="PT02H15M00S" calcext:value-type="time">
            <text:p>02:1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oulWorker 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pace Farmers </text:p>
          </table:table-cell>
          <table:table-cell table:style-name="ce26" office:value-type="time" office:time-value="PT04H21M00S" calcext:value-type="time">
            <text:p>04: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pace Hack </text:p>
          </table:table-cell>
          <table:table-cell table:style-name="ce26" office:value-type="time" office:time-value="PT30H03M00S" calcext:value-type="time">
            <text:p>30:0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pace Pirates and Zombies </text:p>
          </table:table-cell>
          <table:table-cell table:style-name="ce26" office:value-type="time" office:time-value="PT42H30M00S" calcext:value-type="time">
            <text:p>42: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pace Trader: Merchant Marine </text:p>
          </table:table-cell>
          <table:table-cell table:style-name="ce26" office:value-type="time" office:time-value="PT07H46M00S" calcext:value-type="time">
            <text:p>07: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pacebase DF-9 Prototype </text:p>
          </table:table-cell>
          <table:table-cell table:style-name="ce26" office:value-type="time" office:time-value="PT01H10M00S" calcext:value-type="time">
            <text:p>01:1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paceChem </text:p>
          </table:table-cell>
          <table:table-cell table:style-name="ce30" office:value-type="time" office:time-value="PT52H40M00S" calcext:value-type="time">
            <text:p>52:4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parkle 2 Evo </text:p>
          </table:table-cell>
          <table:table-cell table:style-name="ce26" office:value-type="time" office:time-value="PT03H23M00S" calcext:value-type="time">
            <text:p>03:2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parkle 3: Genesis </text:p>
          </table:table-cell>
          <table:table-cell table:style-name="ce26" office:value-type="time" office:time-value="PT04H56M00S" calcext:value-type="time">
            <text:p>04:5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pec Ops: The Line </text:p>
          </table:table-cell>
          <table:table-cell table:style-name="ce30" office:value-type="time" office:time-value="PT06H49M00S" calcext:value-type="time">
            <text:p>06:4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pectraball </text:p>
          </table:table-cell>
          <table:table-cell table:style-name="ce26" office:value-type="time" office:time-value="PT02H27M00S" calcext:value-type="time">
            <text:p>02: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pikit </text:p>
          </table:table-cell>
          <table:table-cell table:style-name="ce26" office:value-type="time" office:time-value="PT01H18M00S" calcext:value-type="time">
            <text:p>01:1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pirits </text:p>
          </table:table-cell>
          <table:table-cell table:style-name="ce30" office:value-type="time" office:time-value="PT04H03M00S" calcext:value-type="time">
            <text:p>04:0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plice </text:p>
          </table:table-cell>
          <table:table-cell table:style-name="ce30" office:value-type="time" office:time-value="PT03H31M00S" calcext:value-type="time">
            <text:p>03: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pyborgs</text:p>
          </table:table-cell>
          <table:table-cell office:value-type="time" office:time-value="PT06H00M00S" calcext:value-type="time">
            <text:p>06: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pyro: La Fuerza del Dragon</text:p>
          </table:table-cell>
          <table:table-cell office:value-type="time" office:time-value="PT09H00M00S" calcext:value-type="time">
            <text:p>09: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SX Blur</text:p>
          </table:table-cell>
          <table:table-cell office:value-type="time" office:time-value="PT10H00M00S" calcext:value-type="time">
            <text:p>10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tacking </text:p>
          </table:table-cell>
          <table:table-cell table:style-name="ce30" office:value-type="time" office:time-value="PT06H17M00S" calcext:value-type="time">
            <text:p>06: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tar Chronicles: Delta Quadrant </text:p>
          </table:table-cell>
          <table:table-cell table:style-name="ce26" office:value-type="time" office:time-value="PT34H39M00S" calcext:value-type="time">
            <text:p>34:3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tar Drifter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tar Fields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tar Vikings Forever</text:p>
          </table:table-cell>
          <table:table-cell table:style-name="ce26" office:value-type="time" office:time-value="PT20H00M00S" calcext:value-type="time">
            <text:p>20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tarion Tactics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tarseed Pilgrim </text:p>
          </table:table-cell>
          <table:table-cell table:style-name="ce26" office:value-type="time" office:time-value="PT17H51M00S" calcext:value-type="time">
            <text:p>17:5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tealth Bastard Deluxe </text:p>
          </table:table-cell>
          <table:table-cell table:style-name="ce30" office:value-type="time" office:time-value="PT07H27M00S" calcext:value-type="time">
            <text:p>07:2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tealth Inc 2: A Game of Clones </text:p>
          </table:table-cell>
          <table:table-cell table:style-name="ce30" office:value-type="time" office:time-value="PT10H35M00S" calcext:value-type="time">
            <text:p>10:3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teamWorld Dig</text:p>
          </table:table-cell>
          <table:table-cell table:style-name="ce30" office:value-type="time" office:time-value="PT05H00M00S" calcext:value-type="time">
            <text:p>05: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eel Storm: Burning Retribution </text:p>
          </table:table-cell>
          <table:table-cell office:value-type="time" office:time-value="PT05H47M00S" calcext:value-type="time">
            <text:p>05:47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7"/>
          <table:table-cell/>
          <table:table-cell table:style-name="ce6" office:value-type="string" calcext:value-type="string">
            <text:p>U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eep</text:p>
          </table:table-cell>
          <table:table-cell office:value-type="time" office:time-value="PT11H30M00S" calcext:value-type="time">
            <text:p>11: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tellar 2D </text:p>
          </table:table-cell>
          <table:table-cell table:style-name="ce26" office:value-type="time" office:time-value="PT05H00M00S" calcext:value-type="time">
            <text:p>05:00</text:p>
          </table:table-cell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tikbold!</text:p>
          </table:table-cell>
          <table:table-cell table:style-name="ce26" office:value-type="time" office:time-value="PT01H30M00S" calcext:value-type="time">
            <text:p>01: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tone Age Wars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10"/>
          <table:table-cell table:style-name="ce2" office:value-type="string" calcext:value-type="string">
            <text:p>E</text:p>
          </table:table-cell>
          <table:table-cell table:style-name="ce2" table:number-columns-repeated="3"/>
          <table:table-cell table:style-name="ce12" table:number-columns-repeated="2"/>
          <table:table-cell table:style-name="ce2" table:number-columns-repeated="3"/>
          <table:table-cell table:style-name="ce1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tories Untold</text:p>
          </table:table-cell>
          <table:table-cell table:style-name="ce26"/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ories: The Path Of Destinies </text:p>
          </table:table-cell>
          <table:table-cell office:value-type="time" office:time-value="PT07H29M00S" calcext:value-type="time">
            <text:p>07:2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7"/>
          <table:table-cell table:style-name="ce6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TRAFE</text:p>
          </table:table-cell>
          <table:table-cell table:style-name="ce30" office:value-type="time" office:time-value="PT06H00M00S" calcext:value-type="time">
            <text:p>06:00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6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Stranger Things 3: The Game</text:p>
          </table:table-cell>
          <table:table-cell office:value-type="time" office:time-value="PT08H00M00S" calcext:value-type="time">
            <text:p>08: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der (2014) </text:p>
          </table:table-cell>
          <table:table-cell office:value-type="time" office:time-value="PT06H46M00S" calcext:value-type="time">
            <text:p>06: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trike Suit Zero </text:p>
          </table:table-cell>
          <table:table-cell table:style-name="ce26" office:value-type="time" office:time-value="PT08H45M00S" calcext:value-type="time">
            <text:p>08:4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E</text:p>
          </table:table-cell>
          <table:table-cell table:style-name="ce3" table:number-columns-repeated="3"/>
          <table:table-cell table:style-name="ce13" table:number-columns-repeated="2"/>
          <table:table-cell table:style-name="ce3" table:number-columns-repeated="3"/>
          <table:table-cell table:style-name="ce1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Subnautica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unless Sea </text:p>
          </table:table-cell>
          <table:table-cell table:style-name="ce26" office:value-type="time" office:time-value="PT53H14M00S" calcext:value-type="time">
            <text:p>53:14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15" table:number-columns-repeated="6"/>
          <table:table-cell table:style-name="ce6" office:value-type="string" calcext:value-type="string">
            <text:p>S</text:p>
          </table:table-cell>
          <table:table-cell table:style-name="ce15" table:number-columns-repeated="2"/>
          <table:table-cell table:style-name="ce8"/>
          <table:table-cell table:style-name="ce8" office:value-type="string" calcext:value-type="string">
            <text:p>Rejugable</text:p>
          </table:table-cell>
          <table:table-cell table:style-name="ce15" office:value-type="string" calcext:value-type="string">
            <text:p>Super Hexagon </text:p>
          </table:table-cell>
          <table:table-cell table:style-name="ce32" office:value-type="time" office:time-value="PT13H20M00S" calcext:value-type="time">
            <text:p>13: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uper Mario Galaxy</text:p>
          </table:table-cell>
          <table:table-cell office:value-type="time" office:time-value="PT15H00M00S" calcext:value-type="time">
            <text:p>15: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6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uper Mario Galaxy 2</text:p>
          </table:table-cell>
          <table:table-cell office:value-type="time" office:time-value="PT13H00M00S" calcext:value-type="time">
            <text:p>13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E</text:p>
          </table:table-cell>
          <table:table-cell table:style-name="ce5" table:number-columns-repeated="5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uper Meat Boy</text:p>
          </table:table-cell>
          <table:table-cell table:style-name="ce30" office:value-type="time" office:time-value="PT10H00M00S" calcext:value-type="time">
            <text:p>10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uper Mega Neo Pug </text:p>
          </table:table-cell>
          <table:table-cell table:style-name="ce26" office:value-type="time" office:time-value="PT01H51M00S" calcext:value-type="time">
            <text:p>01:5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uper Mustache </text:p>
          </table:table-cell>
          <table:table-cell table:style-name="ce26" office:value-type="time" office:time-value="PT01H31M00S" calcext:value-type="time">
            <text:p>01:3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9"/>
          <table:table-cell table:style-name="ce19" office:value-type="string" calcext:value-type="string">
            <text:p>W</text:p>
          </table:table-cell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uper Paper Mario</text:p>
          </table:table-cell>
          <table:table-cell table:style-name="ce30" office:value-type="time" office:time-value="PT18H00M00S" calcext:value-type="time">
            <text:p>18:00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uper Rude Bear Resurrection </text:p>
          </table:table-cell>
          <table:table-cell table:style-name="ce30" office:value-type="time" office:time-value="PT04H20M00S" calcext:value-type="time">
            <text:p>04: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uper Smash Bros. Brawl</text:p>
          </table:table-cell>
          <table:table-cell office:value-type="time" office:time-value="PT10H30M00S" calcext:value-type="time">
            <text:p>10: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uper Space Pug </text:p>
          </table:table-cell>
          <table:table-cell table:style-name="ce26" office:value-type="time" office:time-value="PT02H25M00S" calcext:value-type="time">
            <text:p>02: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uper Splatters </text:p>
          </table:table-cell>
          <table:table-cell table:style-name="ce26" office:value-type="time" office:time-value="PT12H00M00S" calcext:value-type="time">
            <text:p>12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uperbrothers: Sword &amp; Sworcery EP </text:p>
          </table:table-cell>
          <table:table-cell table:style-name="ce30" office:value-type="time" office:time-value="PT04H28M00S" calcext:value-type="time">
            <text:p>04:2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upraball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urgeon Simulator </text:p>
          </table:table-cell>
          <table:table-cell table:style-name="ce26" office:value-type="time" office:time-value="PT04H59M00S" calcext:value-type="time">
            <text:p>04:59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6" office:value-type="string" calcext:value-type="string">
            <text:p>E</text:p>
          </table:table-cell>
          <table:table-cell table:style-name="ce5" table:number-columns-repeated="9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urviving Mars</text:p>
          </table:table-cell>
          <table:table-cell table:style-name="ce30" office:value-type="time" office:time-value="PT18H30M00S" calcext:value-type="time">
            <text:p>18:30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6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Sword Legacy: Omen</text:p>
          </table:table-cell>
          <table:table-cell office:value-type="time" office:time-value="PT10H00M00S" calcext:value-type="time">
            <text:p>10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word of the Stars: The Pit </text:p>
          </table:table-cell>
          <table:table-cell table:style-name="ce30" office:value-type="time" office:time-value="PT32H27M00S" calcext:value-type="time">
            <text:p>32: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words &amp; Soldiers HD </text:p>
          </table:table-cell>
          <table:table-cell table:style-name="ce26" office:value-type="time" office:time-value="PT05H31M00S" calcext:value-type="time">
            <text:p>05: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table:style-name="ce6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Syberia</text:p>
          </table:table-cell>
          <table:table-cell office:value-type="time" office:time-value="PT09H30M00S" calcext:value-type="time">
            <text:p>09:3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Syder Arcade </text:p>
          </table:table-cell>
          <table:table-cell table:style-name="ce30" office:value-type="time" office:time-value="PT04H14M00S" calcext:value-type="time">
            <text:p>04:1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table:number-columns-repeated="2"/>
          <table:table-cell table:style-name="ce2" office:value-type="string" calcext:value-type="string">
            <text:p>G</text:p>
          </table:table-cell>
          <table:table-cell table:style-name="ce2" table:number-columns-repeated="7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ystem Shock 2</text:p>
          </table:table-cell>
          <table:table-cell table:style-name="ce26" office:value-type="time" office:time-value="PT13H30M00S" calcext:value-type="time">
            <text:p>13:30</text:p>
          </table:table-cell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System Shock: Enhanced Edition</text:p>
          </table:table-cell>
          <table:table-cell table:style-name="ce26" office:value-type="time" office:time-value="PT13H00M00S" calcext:value-type="time">
            <text:p>13: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able Top Racing: World Tour </text:p>
          </table:table-cell>
          <table:table-cell office:value-type="time" office:time-value="PT07H06M00S" calcext:value-type="time">
            <text:p>07:06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B</text:p>
          </table:table-cell>
          <table:table-cell table:style-name="ce11" table:number-columns-repeated="4"/>
          <table:table-cell table:style-name="ce17" table:number-columns-repeated="2"/>
          <table:table-cell table:style-name="ce11"/>
          <table:table-cell table:style-name="ce11" office:value-type="string" calcext:value-type="string">
            <text:p>T</text:p>
          </table:table-cell>
          <table:table-cell table:style-name="ce11" table:number-columns-repeated="2"/>
          <table:table-cell table:style-name="ce11" office:value-type="string" calcext:value-type="string">
            <text:p>Jugado</text:p>
          </table:table-cell>
          <table:table-cell table:style-name="ce17" office:value-type="string" calcext:value-type="string">
            <text:p>Tacoma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Tales from the Borderlands </text:p>
          </table:table-cell>
          <table:table-cell table:style-name="ce27" office:value-type="time" office:time-value="PT10H56M00S" calcext:value-type="time">
            <text:p>10:56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ank Universal </text:p>
          </table:table-cell>
          <table:table-cell table:style-name="ce30" office:value-type="time" office:time-value="PT08H24M00S" calcext:value-type="time">
            <text:p>08: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eam Fortress Classic </text:p>
          </table:table-cell>
          <table:table-cell table:style-name="ce26" office:value-type="time" office:time-value="PT34H17M00S" calcext:value-type="time">
            <text:p>34: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table:style-name="ce6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Teen Agent</text:p>
          </table:table-cell>
          <table:table-cell office:value-type="time" office:time-value="PT03H30M00S" calcext:value-type="time">
            <text:p>03: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eleglitch: Die More Edition </text:p>
          </table:table-cell>
          <table:table-cell table:style-name="ce26" office:value-type="time" office:time-value="PT07H01M00S" calcext:value-type="time">
            <text:p>07:0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erra Incognita ~ Chapter One: The Descendant </text:p>
          </table:table-cell>
          <table:table-cell table:style-name="ce26" office:value-type="time" office:time-value="PT02H49M00S" calcext:value-type="time">
            <text:p>02:4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esla Effect: A Tex Murphy Adventure </text:p>
          </table:table-cell>
          <table:table-cell table:style-name="ce26" office:value-type="time" office:time-value="PT12H20M00S" calcext:value-type="time">
            <text:p>12:2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eslagrad </text:p>
          </table:table-cell>
          <table:table-cell office:value-type="time" office:time-value="PT05H32M00S" calcext:value-type="time">
            <text:p>05:32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6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The Adventure Pals</text:p>
          </table:table-cell>
          <table:table-cell office:value-type="time" office:time-value="PT10H00M00S" calcext:value-type="time">
            <text:p>10: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he Awesome Adventures of Captain Spirit </text:p>
          </table:table-cell>
          <table:table-cell office:value-type="time" office:time-value="PT01H53M00S" calcext:value-type="time">
            <text:p>01: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he Bard's Tale (2004) </text:p>
          </table:table-cell>
          <table:table-cell table:style-name="ce26" office:value-type="time" office:time-value="PT17H03M00S" calcext:value-type="time">
            <text:p>17: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he Basement Collection </text:p>
          </table:table-cell>
          <table:table-cell office:value-type="time" office:time-value="PT16H27M00S" calcext:value-type="time">
            <text:p>16:27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15" table:number-columns-repeated="6"/>
          <table:table-cell table:style-name="ce6" office:value-type="string" calcext:value-type="string">
            <text:p>S</text:p>
          </table:table-cell>
          <table:table-cell table:style-name="ce15" table:number-columns-repeated="2"/>
          <table:table-cell table:style-name="ce8"/>
          <table:table-cell table:style-name="ce8" office:value-type="string" calcext:value-type="string">
            <text:p>Rejugable</text:p>
          </table:table-cell>
          <table:table-cell table:style-name="ce15" office:value-type="string" calcext:value-type="string">
            <text:p>The Binding of Isaac </text:p>
          </table:table-cell>
          <table:table-cell table:style-name="ce32" office:value-type="time" office:time-value="PT40H18M00S" calcext:value-type="time">
            <text:p>40:1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he Bridge</text:p>
          </table:table-cell>
          <table:table-cell table:style-name="ce30" office:value-type="time" office:time-value="PT04H00M00S" calcext:value-type="time">
            <text:p>04:00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he Bureau: XCOM Declassified </text:p>
          </table:table-cell>
          <table:table-cell table:style-name="ce30" office:value-type="time" office:time-value="PT13H13M00S" calcext:value-type="time">
            <text:p>13: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e Conduit</text:p>
          </table:table-cell>
          <table:table-cell office:value-type="time" office:time-value="PT07H00M00S" calcext:value-type="time">
            <text:p>07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he Culling Of The Cows </text:p>
          </table:table-cell>
          <table:table-cell table:style-name="ce26" office:value-type="time" office:time-value="PT02H11M00S" calcext:value-type="time">
            <text:p>02:1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he Dark Eye: Chains of Satinav </text:p>
          </table:table-cell>
          <table:table-cell table:style-name="ce26" office:value-type="time" office:time-value="PT10H22M00S" calcext:value-type="time">
            <text:p>10: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he Dark Stone from Mebara </text:p>
          </table:table-cell>
          <table:table-cell table:style-name="ce26" office:value-type="time" office:time-value="PT04H00M00S" calcext:value-type="time">
            <text:p>04: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he Darkness II </text:p>
          </table:table-cell>
          <table:table-cell office:value-type="time" office:time-value="PT06H56M00S" calcext:value-type="time">
            <text:p>06:5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he Deer </text:p>
          </table:table-cell>
          <table:table-cell table:style-name="ce26" office:value-type="time" office:time-value="PT00H11M00S" calcext:value-type="time">
            <text:p>00:11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he Descendant </text:p>
          </table:table-cell>
          <table:table-cell table:style-name="ce30" office:value-type="time" office:time-value="PT05H41M00S" calcext:value-type="time">
            <text:p>05:4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style-name="ce2" table:number-columns-repeated="3"/>
          <table:table-cell table:style-name="ce12" table:number-columns-repeated="2"/>
          <table:table-cell table:style-name="ce2" table:number-columns-repeated="3"/>
          <table:table-cell table:style-name="ce1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he End Is Nigh</text:p>
          </table:table-cell>
          <table:table-cell table:style-name="ce26"/>
          <table:table-cell table:number-columns-repeated="1009"/>
        </table:table-row>
        <table:table-row table:style-name="ro1">
          <table:table-cell table:number-columns-repeated="7"/>
          <table:table-cell table:style-name="ce7"/>
          <table:table-cell table:style-name="ce6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The Escapists</text:p>
          </table:table-cell>
          <table:table-cell office:value-type="time" office:time-value="PT21H00M00S" calcext:value-type="time">
            <text:p>21: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he Expendabros </text:p>
          </table:table-cell>
          <table:table-cell office:value-type="time" office:time-value="PT01H03M00S" calcext:value-type="time">
            <text:p>01:03</text:p>
          </table:table-cell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12" table:number-columns-repeated="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he Flame In The Flood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number-columns-repeated="8"/>
          <table:table-cell table:style-name="ce7"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The Great Story Of A Mighty Hero Remastered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8" table:number-columns-repeated="9"/>
          <table:table-cell table:style-name="ce19" office:value-type="string" calcext:value-type="string">
            <text:p>W</text:p>
          </table:table-cell>
          <table:table-cell table:style-name="ce8" office:value-type="string" calcext:value-type="string">
            <text:p>Rejugable</text:p>
          </table:table-cell>
          <table:table-cell table:style-name="ce15" office:value-type="string" calcext:value-type="string">
            <text:p>The House Of The Dead 2 And 3 Return</text:p>
          </table:table-cell>
          <table:table-cell table:style-name="ce32"/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The House of the Dead: Overkill </text:p>
          </table:table-cell>
          <table:table-cell table:style-name="ce27" office:value-type="time" office:time-value="PT04H28M00S" calcext:value-type="time">
            <text:p>04:28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he Incredible Adventures of Van Helsing: Final Cut </text:p>
          </table:table-cell>
          <table:table-cell table:style-name="ce30" office:value-type="time" office:time-value="PT24H31M00S" calcext:value-type="time">
            <text:p>24:3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style-name="ce2" table:number-columns-repeated="3"/>
          <table:table-cell table:style-name="ce12" table:number-columns-repeated="2"/>
          <table:table-cell table:style-name="ce2" table:number-columns-repeated="3"/>
          <table:table-cell table:style-name="ce1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he Jackbox Party Pack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table:number-columns-repeated="2"/>
          <table:table-cell table:style-name="ce2" office:value-type="string" calcext:value-type="string">
            <text:p>G</text:p>
          </table:table-cell>
          <table:table-cell table:style-name="ce2"/>
          <table:table-cell table:style-name="ce12" table:number-columns-repeated="2"/>
          <table:table-cell table:style-name="ce2" table:number-columns-repeated="3"/>
          <table:table-cell table:style-name="ce1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he King Of Fighters 2002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he King's Bird</text:p>
          </table:table-cell>
          <table:table-cell table:style-name="ce26" office:value-type="time" office:time-value="PT10H00M00S" calcext:value-type="time">
            <text:p>10: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12" table:number-columns-repeated="9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he Lakeview Cabin Collection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he Land of Dasthir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he Last Blade</text:p>
          </table:table-cell>
          <table:table-cell table:style-name="ce26" office:value-type="time" office:time-value="PT01H30M00S" calcext:value-type="time">
            <text:p>01:30</text:p>
          </table:table-cell>
          <table:table-cell table:number-columns-repeated="1009"/>
        </table:table-row>
        <table:table-row table:style-name="ro1">
          <table:table-cell table:style-name="ce5" table:number-columns-repeated="5"/>
          <table:table-cell table:style-name="ce6" office:value-type="float" office:value="3" calcext:value-type="float">
            <text:p>3</text:p>
          </table:table-cell>
          <table:table-cell table:style-name="ce5" table:number-columns-repeated="5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he Last Of Us</text:p>
          </table:table-cell>
          <table:table-cell table:style-name="ce30" office:value-type="time" office:time-value="PT15H30M00S" calcext:value-type="time">
            <text:p>15: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e Legend of Zelda Twilight Princess</text:p>
          </table:table-cell>
          <table:table-cell office:value-type="time" office:time-value="PT37H30M00S" calcext:value-type="time">
            <text:p>37: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6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e Legend Of Zelda: Skyward Sword</text:p>
          </table:table-cell>
          <table:table-cell office:value-type="time" office:time-value="PT39H00M00S" calcext:value-type="time">
            <text:p>39: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he LEGO Movie Videogame </text:p>
          </table:table-cell>
          <table:table-cell office:value-type="time" office:time-value="PT11H27M00S" calcext:value-type="time">
            <text:p>11:2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table:number-columns-repeated="7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4" office:value-type="string" calcext:value-type="string">
            <text:p>Jugado</text:p>
          </table:table-cell>
          <table:table-cell table:style-name="ce14" office:value-type="string" calcext:value-type="string">
            <text:p>The Little Acre</text:p>
          </table:table-cell>
          <table:table-cell table:style-name="ce28" office:value-type="time" office:time-value="PT02H00M00S" calcext:value-type="time">
            <text:p>02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he Marvellous Miss Take </text:p>
          </table:table-cell>
          <table:table-cell table:style-name="ce30" office:value-type="time" office:time-value="PT09H15M00S" calcext:value-type="time">
            <text:p>09:15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6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The Messenger</text:p>
          </table:table-cell>
          <table:table-cell office:value-type="time" office:time-value="PT10H30M00S" calcext:value-type="time">
            <text:p>10:30</text:p>
          </table:table-cell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he Metronomicon</text:p>
          </table:table-cell>
          <table:table-cell table:style-name="ce26" office:value-type="time" office:time-value="PT05H30M00S" calcext:value-type="time">
            <text:p>05: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he Next Door </text:p>
          </table:table-cell>
          <table:table-cell table:style-name="ce26" office:value-type="time" office:time-value="PT02H18M00S" calcext:value-type="time">
            <text:p>02:18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6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The Original Strife: Veteran's Edition</text:p>
          </table:table-cell>
          <table:table-cell office:value-type="time" office:time-value="PT06H00M00S" calcext:value-type="time">
            <text:p>06:00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he Red Solstice </text:p>
          </table:table-cell>
          <table:table-cell table:style-name="ce30" office:value-type="time" office:time-value="PT15H15M00S" calcext:value-type="time">
            <text:p>15: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table:number-columns-repeated="4"/>
          <table:table-cell table:style-name="ce13" table:number-columns-repeated="2"/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The Red Strings Club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he Shivah </text:p>
          </table:table-cell>
          <table:table-cell table:style-name="ce30" office:value-type="time" office:time-value="PT02H00M00S" calcext:value-type="time">
            <text:p>02:0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The Silent Age </text:p>
          </table:table-cell>
          <table:table-cell table:style-name="ce27" office:value-type="time" office:time-value="PT03H22M00S" calcext:value-type="time">
            <text:p>03: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he Stanley Parable (2013) </text:p>
          </table:table-cell>
          <table:table-cell table:style-name="ce26" office:value-type="time" office:time-value="PT02H39M00S" calcext:value-type="time">
            <text:p>02:3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he Swapper </text:p>
          </table:table-cell>
          <table:table-cell table:style-name="ce30" office:value-type="time" office:time-value="PT05H14M00S" calcext:value-type="time">
            <text:p>05:14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6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The Swords Of Ditto</text:p>
          </table:table-cell>
          <table:table-cell office:value-type="time" office:time-value="PT09H00M00S" calcext:value-type="time">
            <text:p>09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he Tower of Elements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he Vagrant </text:p>
          </table:table-cell>
          <table:table-cell office:value-type="time" office:time-value="PT11H27M00S" calcext:value-type="time">
            <text:p>11:2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he Walking Dead - A Telltale Games Series </text:p>
          </table:table-cell>
          <table:table-cell table:style-name="ce30" office:value-type="time" office:time-value="PT13H14M00S" calcext:value-type="time">
            <text:p>13:1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E</text:p>
          </table:table-cell>
          <table:table-cell table:style-name="ce5" table:number-columns-repeated="5"/>
          <table:table-cell table:style-name="ce6" office:value-type="string" calcext:value-type="string">
            <text:p>S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he Walking Dead: Michonne </text:p>
          </table:table-cell>
          <table:table-cell table:style-name="ce30" office:value-type="time" office:time-value="PT04H01M00S" calcext:value-type="time">
            <text:p>04:0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he Walking Dead: Season 2 </text:p>
          </table:table-cell>
          <table:table-cell table:style-name="ce30" office:value-type="time" office:time-value="PT09H27M00S" calcext:value-type="time">
            <text:p>09:27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he Walking Vegetables 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he Warlock of Firetop Mountain </text:p>
          </table:table-cell>
          <table:table-cell table:style-name="ce26" office:value-type="time" office:time-value="PT04H43M00S" calcext:value-type="time">
            <text:p>04:4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he Whispered World </text:p>
          </table:table-cell>
          <table:table-cell table:style-name="ce30" office:value-type="time" office:time-value="PT10H59M00S" calcext:value-type="time">
            <text:p>10: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table:style-name="ce6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The Witcher: Enhanced Edition</text:p>
          </table:table-cell>
          <table:table-cell office:value-type="time" office:time-value="PT36H00M00S" calcext:value-type="time">
            <text:p>36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style-name="ce2" table:number-columns-repeated="3"/>
          <table:table-cell table:style-name="ce12" table:number-columns-repeated="2"/>
          <table:table-cell table:style-name="ce2" table:number-columns-repeated="3"/>
          <table:table-cell table:style-name="ce1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he Witness</text:p>
          </table:table-cell>
          <table:table-cell table:style-name="ce26"/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he Wolf Among Us </text:p>
          </table:table-cell>
          <table:table-cell office:value-type="time" office:time-value="PT09H12M00S" calcext:value-type="time">
            <text:p>09:12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6" office:value-type="string" calcext:value-type="string">
            <text:p>E</text:p>
          </table:table-cell>
          <table:table-cell table:style-name="ce5" table:number-columns-repeated="9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himbleweed Park</text:p>
          </table:table-cell>
          <table:table-cell table:style-name="ce30" office:value-type="time" office:time-value="PT10H30M00S" calcext:value-type="time">
            <text:p>10:30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number-columns-repeated="8"/>
          <table:table-cell table:style-name="ce7"/>
          <table:table-cell office:value-type="string" calcext:value-type="string">
            <text:p>?</text:p>
          </table:table-cell>
          <table:table-cell table:style-name="ce22" office:value-type="string" calcext:value-type="string">
            <text:p>This War Of Mine</text:p>
          </table:table-cell>
          <table:table-cell office:value-type="time" office:time-value="PT10H30M00S" calcext:value-type="time">
            <text:p>10:3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Thomas Was Alone </text:p>
          </table:table-cell>
          <table:table-cell table:style-name="ce27" office:value-type="time" office:time-value="PT03H43M00S" calcext:value-type="time">
            <text:p>03:43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number-columns-repeated="8"/>
          <table:table-cell table:style-name="ce7"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Throne Rushers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Tick Tock Isle </text:p>
          </table:table-cell>
          <table:table-cell table:style-name="ce27" office:value-type="time" office:time-value="PT01H36M00S" calcext:value-type="time">
            <text:p>01: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icket to Ride </text:p>
          </table:table-cell>
          <table:table-cell table:style-name="ce26" office:value-type="time" office:time-value="PT01H05M00S" calcext:value-type="time">
            <text:p>01: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inboy </text:p>
          </table:table-cell>
          <table:table-cell table:style-name="ce26" office:value-type="time" office:time-value="PT03H14M00S" calcext:value-type="time">
            <text:p>03:1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iny and Big: Grandpa's Leftovers </text:p>
          </table:table-cell>
          <table:table-cell table:style-name="ce30" office:value-type="time" office:time-value="PT03H01M00S" calcext:value-type="time">
            <text:p>03:0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itan Attacks! </text:p>
          </table:table-cell>
          <table:table-cell table:style-name="ce30" office:value-type="time" office:time-value="PT02H29M00S" calcext:value-type="time">
            <text:p>02:2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o the Moon </text:p>
          </table:table-cell>
          <table:table-cell table:style-name="ce30" office:value-type="time" office:time-value="PT04H07M00S" calcext:value-type="time">
            <text:p>04:0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oki Tori </text:p>
          </table:table-cell>
          <table:table-cell table:style-name="ce30" office:value-type="time" office:time-value="PT08H46M00S" calcext:value-type="time">
            <text:p>08:4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oki Tori 2+ </text:p>
          </table:table-cell>
          <table:table-cell table:style-name="ce30" office:value-type="time" office:time-value="PT11H17M00S" calcext:value-type="time">
            <text:p>11:17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omb Raider (2013) </text:p>
          </table:table-cell>
          <table:table-cell office:value-type="time" office:time-value="PT14H31M00S" calcext:value-type="time">
            <text:p>14: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mb Raider Anniversary</text:p>
          </table:table-cell>
          <table:table-cell office:value-type="time" office:time-value="PT13H00M00S" calcext:value-type="time">
            <text:p>13:0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6" office:value-type="string" calcext:value-type="string">
            <text:p>G</text:p>
          </table:table-cell>
          <table:table-cell table:number-columns-repeated="6"/>
          <table:table-cell table:style-name="ce7"/>
          <table:table-cell office:value-type="string" calcext:value-type="string">
            <text:p>?</text:p>
          </table:table-cell>
          <table:table-cell table:style-name="ce22" office:value-type="string" calcext:value-type="string">
            <text:p>Toonstruck</text:p>
          </table:table-cell>
          <table:table-cell office:value-type="time" office:time-value="PT08H00M00S" calcext:value-type="time">
            <text:p>08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orchlight </text:p>
          </table:table-cell>
          <table:table-cell table:style-name="ce30" office:value-type="time" office:time-value="PT19H05M00S" calcext:value-type="time">
            <text:p>19:0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orchlight II </text:p>
          </table:table-cell>
          <table:table-cell table:style-name="ce30" office:value-type="time" office:time-value="PT25H48M00S" calcext:value-type="time">
            <text:p>25: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ormentor X Punisher </text:p>
          </table:table-cell>
          <table:table-cell table:style-name="ce26" office:value-type="time" office:time-value="PT03H13M00S" calcext:value-type="time">
            <text:p>03: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otally Accurate Battlegrounds </text:p>
          </table:table-cell>
          <table:table-cell table:style-name="ce26" office:value-type="time" office:time-value="PT03H00M00S" calcext:value-type="time">
            <text:p>03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own of Night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OXIKK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rackMania Nations Forever </text:p>
          </table:table-cell>
          <table:table-cell office:value-type="time" office:time-value="PT34H23M00S" calcext:value-type="time">
            <text:p>34:23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6" office:value-type="string" calcext:value-type="string">
            <text:p>E</text:p>
          </table:table-cell>
          <table:table-cell table:style-name="ce5" table:number-columns-repeated="9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ransistor</text:p>
          </table:table-cell>
          <table:table-cell table:style-name="ce30" office:value-type="time" office:time-value="PT06H00M00S" calcext:value-type="time">
            <text:p>06: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ransmissions: Element 120 </text:p>
          </table:table-cell>
          <table:table-cell office:value-type="time" office:time-value="PT01H24M00S" calcext:value-type="time">
            <text:p>01:2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TRAUMA </text:p>
          </table:table-cell>
          <table:table-cell table:style-name="ce27" office:value-type="time" office:time-value="PT01H05M00S" calcext:value-type="time">
            <text:p>01:0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9"/>
          <table:table-cell table:style-name="ce19" office:value-type="string" calcext:value-type="string">
            <text:p>W</text:p>
          </table:table-cell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rauma Center New Blood</text:p>
          </table:table-cell>
          <table:table-cell table:style-name="ce30" office:value-type="time" office:time-value="PT10H30M00S" calcext:value-type="time">
            <text:p>10:3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9"/>
          <table:table-cell table:style-name="ce6" office:value-type="string" calcext:value-type="string">
            <text:p>W</text:p>
          </table:table-cell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rauma Team</text:p>
          </table:table-cell>
          <table:table-cell table:style-name="ce30" office:value-type="time" office:time-value="PT24H00M00S" calcext:value-type="time">
            <text:p>24:0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3" office:value-type="string" calcext:value-type="string">
            <text:p>G</text:p>
          </table:table-cell>
          <table:table-cell table:style-name="ce3"/>
          <table:table-cell table:style-name="ce13" table:number-columns-repeated="2"/>
          <table:table-cell table:style-name="ce3" table:number-columns-repeated="3"/>
          <table:table-cell table:style-name="ce1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Treasure Adventure Game</text:p>
          </table:table-cell>
          <table:table-cell table:style-name="ce27" office:value-type="time" office:time-value="PT16H00M00S" calcext:value-type="time">
            <text:p>16:0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Trine </text:p>
          </table:table-cell>
          <table:table-cell table:style-name="ce27" office:value-type="time" office:time-value="PT07H37M00S" calcext:value-type="time">
            <text:p>07:3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rine 2 </text:p>
          </table:table-cell>
          <table:table-cell table:style-name="ce30" office:value-type="time" office:time-value="PT09H53M00S" calcext:value-type="time">
            <text:p>09:5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rine 3: The Artifacts of Power </text:p>
          </table:table-cell>
          <table:table-cell table:style-name="ce30" office:value-type="time" office:time-value="PT06H07M00S" calcext:value-type="time">
            <text:p>06:07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8" table:number-columns-repeated="9"/>
          <table:table-cell table:style-name="ce19" office:value-type="string" calcext:value-type="string">
            <text:p>W</text:p>
          </table:table-cell>
          <table:table-cell table:style-name="ce8" office:value-type="string" calcext:value-type="string">
            <text:p>Rejugable</text:p>
          </table:table-cell>
          <table:table-cell table:style-name="ce15" office:value-type="string" calcext:value-type="string">
            <text:p>Trivial Pursuit</text:p>
          </table:table-cell>
          <table:table-cell table:style-name="ce32"/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ropico 4 </text:p>
          </table:table-cell>
          <table:table-cell table:style-name="ce26" office:value-type="time" office:time-value="PT54H38M00S" calcext:value-type="time">
            <text:p>54:3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table:number-columns-repeated="9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Truma Center Second Opinion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Tulpa </text:p>
          </table:table-cell>
          <table:table-cell table:style-name="ce27" office:value-type="time" office:time-value="PT01H47M00S" calcext:value-type="time">
            <text:p>01: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urbo Pug </text:p>
          </table:table-cell>
          <table:table-cell table:style-name="ce26" office:value-type="time" office:time-value="PT01H27M00S" calcext:value-type="time">
            <text:p>01: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urbo Pug 3D </text:p>
          </table:table-cell>
          <table:table-cell table:style-name="ce26" office:value-type="time" office:time-value="PT04H06M00S" calcext:value-type="time">
            <text:p>04:0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urbo Pug DX </text:p>
          </table:table-cell>
          <table:table-cell table:style-name="ce26" office:value-type="time" office:time-value="PT01H38M00S" calcext:value-type="time">
            <text:p>01:3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7"/>
          <table:table-cell table:style-name="ce6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Turmoil</text:p>
          </table:table-cell>
          <table:table-cell table:style-name="ce30" office:value-type="time" office:time-value="PT20H00M00S" calcext:value-type="time">
            <text:p>20:00</text:p>
          </table:table-cell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winkle Star Sprites</text:p>
          </table:table-cell>
          <table:table-cell table:style-name="ce26" office:value-type="time" office:time-value="PT01H30M00S" calcext:value-type="time">
            <text:p>01: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wo Worlds: Epic Edition </text:p>
          </table:table-cell>
          <table:table-cell table:style-name="ce26" office:value-type="time" office:time-value="PT37H27M00S" calcext:value-type="time">
            <text:p>37:2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Type:Rider </text:p>
          </table:table-cell>
          <table:table-cell table:style-name="ce27" office:value-type="time" office:time-value="PT03H05M00S" calcext:value-type="time">
            <text:p>03:05</text:p>
          </table:table-cell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yranny - Commander Edition</text:p>
          </table:table-cell>
          <table:table-cell table:style-name="ce26" office:value-type="time" office:time-value="PT20H30M00S" calcext:value-type="time">
            <text:p>20:3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table:number-columns-repeated="2"/>
          <table:table-cell table:style-name="ce2" office:value-type="string" calcext:value-type="string">
            <text:p>G</text:p>
          </table:table-cell>
          <table:table-cell table:style-name="ce2"/>
          <table:table-cell table:style-name="ce12" table:number-columns-repeated="2"/>
          <table:table-cell table:style-name="ce2" table:number-columns-repeated="3"/>
          <table:table-cell table:style-name="ce1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Tyrian 2000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Ultratron </text:p>
          </table:table-cell>
          <table:table-cell table:style-name="ce30" office:value-type="time" office:time-value="PT03H25M00S" calcext:value-type="time">
            <text:p>03: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Umbrella Corps </text:p>
          </table:table-cell>
          <table:table-cell table:style-name="ce26" office:value-type="time" office:time-value="PT03H41M00S" calcext:value-type="time">
            <text:p>03:41</text:p>
          </table:table-cell>
          <table:table-cell table:number-columns-repeated="1009"/>
        </table:table-row>
        <table:table-row table:style-name="ro1">
          <table:table-cell table:style-name="ce5" table:number-columns-repeated="6"/>
          <table:table-cell table:style-name="ce6" office:value-type="float" office:value="4" calcext:value-type="float">
            <text:p>4</text:p>
          </table:table-cell>
          <table:table-cell table:style-name="ce5" table:number-columns-repeated="4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Uncharted 4</text:p>
          </table:table-cell>
          <table:table-cell table:style-name="ce30" office:value-type="time" office:time-value="PT15H00M00S" calcext:value-type="time">
            <text:p>15:00</text:p>
          </table:table-cell>
          <table:table-cell table:number-columns-repeated="1009"/>
        </table:table-row>
        <table:table-row table:style-name="ro1">
          <table:table-cell table:style-name="ce5" table:number-columns-repeated="6"/>
          <table:table-cell table:style-name="ce6" office:value-type="float" office:value="4" calcext:value-type="float">
            <text:p>4</text:p>
          </table:table-cell>
          <table:table-cell table:style-name="ce5" table:number-columns-repeated="4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Uncharted: El Legado Perdido</text:p>
          </table:table-cell>
          <table:table-cell table:style-name="ce30" office:value-type="time" office:time-value="PT07H00M00S" calcext:value-type="time">
            <text:p>07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UnEpic </text:p>
          </table:table-cell>
          <table:table-cell table:style-name="ce30" office:value-type="time" office:time-value="PT22H57M00S" calcext:value-type="time">
            <text:p>22: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Unknown Battle </text:p>
          </table:table-cell>
          <table:table-cell table:style-name="ce26" office:value-type="time" office:time-value="PT09H36M00S" calcext:value-type="time">
            <text:p>09:36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B</text:p>
          </table:table-cell>
          <table:table-cell table:style-name="ce9" table:number-columns-repeated="2"/>
          <table:table-cell table:style-name="ce9" office:value-type="string" calcext:value-type="string">
            <text:p>G</text:p>
          </table:table-cell>
          <table:table-cell table:style-name="ce2"/>
          <table:table-cell table:style-name="ce12" table:number-columns-repeated="2"/>
          <table:table-cell table:style-name="ce9" table:number-columns-repeated="2"/>
          <table:table-cell table:style-name="ce2"/>
          <table:table-cell table:style-name="ce12"/>
          <table:table-cell table:style-name="ce9" office:value-type="string" calcext:value-type="string">
            <text:p>Dropeado</text:p>
          </table:table-cell>
          <table:table-cell table:style-name="ce16" office:value-type="string" calcext:value-type="string">
            <text:p>Unreal Gold</text:p>
          </table:table-cell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Uplink </text:p>
          </table:table-cell>
          <table:table-cell office:value-type="time" office:time-value="PT11H30M00S" calcext:value-type="time">
            <text:p>11: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Uriel's Chasm 2: NX </text:p>
          </table:table-cell>
          <table:table-cell table:style-name="ce26" office:value-type="time" office:time-value="PT00H32M00S" calcext:value-type="time">
            <text:p>00:3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5" table:number-columns-repeated="10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Uurnog</text:p>
          </table:table-cell>
          <table:table-cell table:style-name="ce30" office:value-type="time" office:time-value="PT08H00M00S" calcext:value-type="time">
            <text:p>08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VA-11 Hall-A: Cyberpunk Bartender Action </text:p>
          </table:table-cell>
          <table:table-cell table:style-name="ce30" office:value-type="time" office:time-value="PT12H30M00S" calcext:value-type="time">
            <text:p>12:3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Velvet Assassin </text:p>
          </table:table-cell>
          <table:table-cell office:value-type="time" office:time-value="PT10H44M00S" calcext:value-type="time">
            <text:p>10:4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Vessel </text:p>
          </table:table-cell>
          <table:table-cell table:style-name="ce30" office:value-type="time" office:time-value="PT11H47M00S" calcext:value-type="time">
            <text:p>11: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Vickinachi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Viking: Battle for Asgard </text:p>
          </table:table-cell>
          <table:table-cell table:style-name="ce26" office:value-type="time" office:time-value="PT16H35M00S" calcext:value-type="time">
            <text:p>16:35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Viscera Cleanup Detail: Shadow Warrior </text:p>
          </table:table-cell>
          <table:table-cell table:style-name="ce27" office:value-type="time" office:time-value="PT01H58M00S" calcext:value-type="time">
            <text:p>01: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Vive le Roi </text:p>
          </table:table-cell>
          <table:table-cell table:style-name="ce26" office:value-type="time" office:time-value="PT02H48M00S" calcext:value-type="time">
            <text:p>02:4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VVVVVV </text:p>
          </table:table-cell>
          <table:table-cell table:style-name="ce27" office:value-type="time" office:time-value="PT02H59M00S" calcext:value-type="time">
            <text:p>02:5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Waking Mars </text:p>
          </table:table-cell>
          <table:table-cell table:style-name="ce30" office:value-type="time" office:time-value="PT08H03M00S" calcext:value-type="time">
            <text:p>08: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Wallace &amp; Gromit Ep 1: Fright of the Bumblebees </text:p>
          </table:table-cell>
          <table:table-cell office:value-type="time" office:time-value="PT02H46M00S" calcext:value-type="time">
            <text:p>02: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Wallace &amp; Gromit Ep 2: The Last Resort </text:p>
          </table:table-cell>
          <table:table-cell office:value-type="time" office:time-value="PT02H14M00S" calcext:value-type="time">
            <text:p>02: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Wallace &amp; Gromit Ep 3: Muzzled! </text:p>
          </table:table-cell>
          <table:table-cell office:value-type="time" office:time-value="PT02H16M00S" calcext:value-type="time">
            <text:p>02: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Wallace &amp; Gromit Ep 4: The Bogey Man </text:p>
          </table:table-cell>
          <table:table-cell office:value-type="time" office:time-value="PT02H22M00S" calcext:value-type="time">
            <text:p>02: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Warframe </text:p>
          </table:table-cell>
          <table:table-cell table:style-name="ce26" office:value-type="time" office:time-value="PT353H20M00S" calcext:value-type="time">
            <text:p>353:2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Warhammer 40,000: Space Marine </text:p>
          </table:table-cell>
          <table:table-cell office:value-type="time" office:time-value="PT08H28M00S" calcext:value-type="time">
            <text:p>08:28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8" table:number-columns-repeated="9"/>
          <table:table-cell table:style-name="ce19" office:value-type="string" calcext:value-type="string">
            <text:p>W</text:p>
          </table:table-cell>
          <table:table-cell table:style-name="ce8" office:value-type="string" calcext:value-type="string">
            <text:p>Rejugable</text:p>
          </table:table-cell>
          <table:table-cell table:style-name="ce15" office:value-type="string" calcext:value-type="string">
            <text:p>Wario Land: The Shake Dimension</text:p>
          </table:table-cell>
          <table:table-cell table:style-name="ce32"/>
          <table:table-cell table:number-columns-repeated="1009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8" table:number-columns-repeated="9"/>
          <table:table-cell table:style-name="ce19" office:value-type="string" calcext:value-type="string">
            <text:p>W</text:p>
          </table:table-cell>
          <table:table-cell table:style-name="ce8" office:value-type="string" calcext:value-type="string">
            <text:p>Rejugable</text:p>
          </table:table-cell>
          <table:table-cell table:style-name="ce15" office:value-type="string" calcext:value-type="string">
            <text:p>WarioWare: Smooth Moves</text:p>
          </table:table-cell>
          <table:table-cell table:style-name="ce32"/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Warriors of Vilvatikta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6" office:value-type="string" calcext:value-type="string">
            <text:p>G</text:p>
          </table:table-cell>
          <table:table-cell table:style-name="ce5" table:number-columns-repeated="7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Warsow</text:p>
          </table:table-cell>
          <table:table-cell table:style-name="ce30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Wasteland </text:p>
          </table:table-cell>
          <table:table-cell table:style-name="ce26" office:value-type="time" office:time-value="PT34H00M00S" calcext:value-type="time">
            <text:p>34:00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Wasteland Angel </text:p>
          </table:table-cell>
          <table:table-cell table:style-name="ce30" office:value-type="time" office:time-value="PT03H13M00S" calcext:value-type="time">
            <text:p>03:13</text:p>
          </table:table-cell>
          <table:table-cell table:number-columns-repeated="1009"/>
        </table:table-row>
        <table:table-row table:style-name="ro1">
          <table:table-cell table:style-name="ce5" table:number-columns-repeated="9"/>
          <table:table-cell table:style-name="ce6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Watch_Dogs</text:p>
          </table:table-cell>
          <table:table-cell table:style-name="ce30" office:value-type="time" office:time-value="PT19H00M00S" calcext:value-type="time">
            <text:p>19:00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3" office:value-type="string" calcext:value-type="string">
            <text:p>E</text:p>
          </table:table-cell>
          <table:table-cell table:style-name="ce3" table:number-columns-repeated="3"/>
          <table:table-cell table:style-name="ce13" table:number-columns-repeated="2"/>
          <table:table-cell table:style-name="ce3" table:number-columns-repeated="3"/>
          <table:table-cell table:style-name="ce1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What Remains Of Edith Finch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7"/>
          <table:table-cell table:style-name="ce6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Whispering Willows</text:p>
          </table:table-cell>
          <table:table-cell table:style-name="ce30" office:value-type="time" office:time-value="PT02H30M00S" calcext:value-type="time">
            <text:p>02: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6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ii Party</text:p>
          </table:table-cell>
          <table:table-cell office:value-type="time" office:time-value="PT03H00M00S" calcext:value-type="time">
            <text:p>03: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6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ii Play</text:p>
          </table:table-cell>
          <table:table-cell office:value-type="time" office:time-value="PT04H00M00S" calcext:value-type="time">
            <text:p>04: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6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ii Sports</text:p>
          </table:table-cell>
          <table:table-cell office:value-type="time" office:time-value="PT08H00M00S" calcext:value-type="time">
            <text:p>08: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6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ii Sports Resort</text:p>
          </table:table-cell>
          <table:table-cell office:value-type="time" office:time-value="PT07H00M00S" calcext:value-type="time">
            <text:p>07:0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table:number-columns-repeated="6"/>
          <table:table-cell table:style-name="ce3" office:value-type="string" calcext:value-type="string">
            <text:p>S</text:p>
          </table:table-cell>
          <table:table-cell table:style-name="ce13" table:number-columns-repeated="2"/>
          <table:table-cell table:style-name="ce3"/>
          <table:table-cell table:style-name="ce3" office:value-type="string" calcext:value-type="string">
            <text:p>Jugado</text:p>
          </table:table-cell>
          <table:table-cell table:style-name="ce13" office:value-type="string" calcext:value-type="string">
            <text:p>Windosill </text:p>
          </table:table-cell>
          <table:table-cell table:style-name="ce27" office:value-type="time" office:time-value="PT00H37M00S" calcext:value-type="time">
            <text:p>00:37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5" table:number-columns-repeated="10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Windowframe</text:p>
          </table:table-cell>
          <table:table-cell table:style-name="ce30" office:value-type="time" office:time-value="PT01H00M00S" calcext:value-type="time">
            <text:p>01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Witch It </text:p>
          </table:table-cell>
          <table:table-cell table:style-name="ce2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12" table:number-columns-repeated="2"/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Wizardry 6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12" table:number-columns-repeated="2"/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Wizardry 7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12" table:number-columns-repeated="2"/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Wizardry 8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Wizorb </text:p>
          </table:table-cell>
          <table:table-cell table:style-name="ce26" office:value-type="time" office:time-value="PT05H33M00S" calcext:value-type="time">
            <text:p>05:3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7"/>
          <table:table-cell table:style-name="ce6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Wonder Boy</text:p>
          </table:table-cell>
          <table:table-cell table:style-name="ce30" office:value-type="time" office:time-value="PT02H30M00S" calcext:value-type="time">
            <text:p>02: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Woodle Tree </text:p>
          </table:table-cell>
          <table:table-cell table:style-name="ce26" office:value-type="time" office:time-value="PT01H29M00S" calcext:value-type="time">
            <text:p>01: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World End Economica: Episode 1 </text:p>
          </table:table-cell>
          <table:table-cell office:value-type="time" office:time-value="PT09H14M00S" calcext:value-type="time">
            <text:p>09:1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World of Goo </text:p>
          </table:table-cell>
          <table:table-cell table:style-name="ce30" office:value-type="time" office:time-value="PT07H02M00S" calcext:value-type="time">
            <text:p>07: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orms : A Space Oddity</text:p>
          </table:table-cell>
          <table:table-cell office:value-type="time" office:time-value="PT10H00M00S" calcext:value-type="time">
            <text:p>10: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19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orms Battle Islands</text:p>
          </table:table-cell>
          <table:table-cell office:value-type="time" office:time-value="PT06H30M00S" calcext:value-type="time">
            <text:p>06:30</text:p>
          </table:table-cell>
          <table:table-cell table:number-columns-repeated="1009"/>
        </table:table-row>
        <table:table-row table:style-name="ro1">
          <table:table-cell table:style-name="ce5" table:number-columns-repeated="7"/>
          <table:table-cell table:style-name="ce6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Worms: Reloaded </text:p>
          </table:table-cell>
          <table:table-cell table:style-name="ce30" office:value-type="time" office:time-value="PT17H05M00S" calcext:value-type="time">
            <text:p>17: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Wurm Unlimited </text:p>
          </table:table-cell>
          <table:table-cell table:style-name="ce26" office:value-type="time" office:time-value="PT1588H00M00S" calcext:value-type="time">
            <text:p>1588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X-COM: UFO Defense </text:p>
          </table:table-cell>
          <table:table-cell table:style-name="ce26" office:value-type="time" office:time-value="PT41H58M00S" calcext:value-type="time">
            <text:p>41: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table:style-name="ce6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Xenonauts </text:p>
          </table:table-cell>
          <table:table-cell office:value-type="time" office:time-value="PT40H44M00S" calcext:value-type="time">
            <text:p>40:4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number-columns-repeated="8"/>
          <table:table-cell table:style-name="ce7"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Xmas Shooting – Scramble</text:p>
          </table:table-cell>
          <table:table-cell office:value-type="time" office:time-value="PT02H30M00S" calcext:value-type="time">
            <text:p>02: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Yet Another Zombie Defense </text:p>
          </table:table-cell>
          <table:table-cell table:style-name="ce26" office:value-type="time" office:time-value="PT02H41M00S" calcext:value-type="time">
            <text:p>02:41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6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Yoku's Island Express!</text:p>
          </table:table-cell>
          <table:table-cell office:value-type="time" office:time-value="PT06H00M00S" calcext:value-type="time">
            <text:p>06: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table:number-columns-repeated="6"/>
          <table:table-cell table:style-name="ce6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Yooka-Laylee</text:p>
          </table:table-cell>
          <table:table-cell table:style-name="ce30" office:value-type="time" office:time-value="PT15H00M00S" calcext:value-type="time">
            <text:p>15: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  <table:table-cell table:style-name="ce6"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Zack and Wiki</text:p>
          </table:table-cell>
          <table:table-cell office:value-type="time" office:time-value="PT15H00M00S" calcext:value-type="time">
            <text:p>15: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Zen Bound 2 </text:p>
          </table:table-cell>
          <table:table-cell table:style-name="ce26" office:value-type="time" office:time-value="PT08H38M00S" calcext:value-type="time">
            <text:p>08: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12" table:number-columns-repeated="6"/>
          <table:table-cell table:style-name="ce2" office:value-type="string" calcext:value-type="string">
            <text:p>S</text:p>
          </table:table-cell>
          <table:table-cell table:style-name="ce12" table:number-columns-repeated="2"/>
          <table:table-cell table:style-name="ce2"/>
          <table:table-cell table:style-name="ce2" office:value-type="string" calcext:value-type="string">
            <text:p>Dropeado</text:p>
          </table:table-cell>
          <table:table-cell table:style-name="ce12" office:value-type="string" calcext:value-type="string">
            <text:p>Zeno Clash II </text:p>
          </table:table-cell>
          <table:table-cell table:style-name="ce26" office:value-type="time" office:time-value="PT06H37M00S" calcext:value-type="time">
            <text:p>06:37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8" table:number-columns-repeated="2"/>
          <table:table-cell table:style-name="ce6" office:value-type="string" calcext:value-type="string">
            <text:p>G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15"/>
          <table:table-cell table:style-name="ce8" office:value-type="string" calcext:value-type="string">
            <text:p>Rejugable</text:p>
          </table:table-cell>
          <table:table-cell table:style-name="ce15" office:value-type="string" calcext:value-type="string">
            <text:p>Ziggurat</text:p>
          </table:table-cell>
          <table:table-cell table:style-name="ce32" office:value-type="time" office:time-value="PT03H12M00S" calcext:value-type="time">
            <text:p>03:1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6" office:value-type="string" calcext:value-type="string">
            <text:p>E</text:p>
          </table:table-cell>
          <table:table-cell table:style-name="ce5" table:number-columns-repeated="9"/>
          <table:table-cell table:style-name="ce5" office:value-type="string" calcext:value-type="string">
            <text:p>Pendiente</text:p>
          </table:table-cell>
          <table:table-cell table:style-name="ce18" office:value-type="string" calcext:value-type="string">
            <text:p>Nuclear Throne</text:p>
          </table:table-cell>
          <table:table-cell table:style-name="ce30" office:value-type="time" office:time-value="PT17H00M00S" calcext:value-type="time">
            <text:p>17:00</text:p>
          </table:table-cell>
          <table:table-cell table:number-columns-repeated="1009"/>
        </table:table-row>
        <table:table-row table:style-name="ro1" table:number-rows-repeated="104770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stadisticas" table:style-name="ta1">
        <table:table-column table:style-name="co13" table:number-columns-repeated="7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36" office:value-type="string" calcext:value-type="string" table:number-columns-spanned="4" table:number-rows-spanned="1">
            <text:p>Estadisticas</text:p>
          </table:table-cell>
          <table:covered-table-cell table:number-columns-repeated="3"/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37" office:value-type="string" calcext:value-type="string">
            <text:p>Estado</text:p>
          </table:table-cell>
          <table:table-cell table:style-name="ce44" office:value-type="string" calcext:value-type="string">
            <text:p>Numero</text:p>
          </table:table-cell>
          <table:table-cell table:style-name="ce44" office:value-type="string" calcext:value-type="string">
            <text:p>Porcentaje</text:p>
          </table:table-cell>
          <table:table-cell table:style-name="ce44" office:value-type="string" calcext:value-type="string">
            <text:p>Dias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 calcext:value-type="string">
            <text:p>Jugados</text:p>
          </table:table-cell>
          <table:table-cell table:style-name="ce45" table:formula="of:=COUNTIF([Backlog.L$1:Backlog.L$1048576];&quot;=Jugado&quot;)" office:value-type="float" office:value="101" calcext:value-type="float">
            <text:p>101</text:p>
          </table:table-cell>
          <table:table-cell table:style-name="ce48" table:formula="of:=[.C7]/[.C$12]" office:value-type="percentage" office:value="0.115825688073394" calcext:value-type="percentage">
            <text:p>11,58%</text:p>
          </table:table-cell>
          <table:table-cell table:style-name="ce53" table:formula="of:=SUMIF([Backlog.L$1:Backlog.L$1048576];&quot;=Jugado&quot;;[Backlog.N$1:Backlog.N$1048576])" office:value-type="float" office:value="24.9902777777778" calcext:value-type="float">
            <text:p>24,99</text:p>
          </table:table-cell>
          <table:table-cell table:style-name="ce59"/>
          <table:table-cell/>
        </table:table-row>
        <table:table-row table:style-name="ro1">
          <table:table-cell/>
          <table:table-cell table:style-name="ce39" office:value-type="string" calcext:value-type="string">
            <text:p>Dropeados</text:p>
          </table:table-cell>
          <table:table-cell table:style-name="ce12" table:formula="of:=COUNTIF([Backlog.L$1:Backlog.L$1048576];&quot;=Dropeado&quot;)" office:value-type="float" office:value="315" calcext:value-type="float">
            <text:p>315</text:p>
          </table:table-cell>
          <table:table-cell table:style-name="ce49" table:formula="of:=[.C8]/[.C$12]" office:value-type="percentage" office:value="0.361238532110092" calcext:value-type="percentage">
            <text:p>36,12%</text:p>
          </table:table-cell>
          <table:table-cell table:style-name="ce54" table:formula="of:=SUMIF([Backlog.L$1:Backlog.L$1048576];&quot;=Dropeado&quot;;[Backlog.N$1:Backlog.N$1048576])" office:value-type="float" office:value="204.723611111111" calcext:value-type="float">
            <text:p>204,72</text:p>
          </table:table-cell>
          <table:table-cell table:number-columns-repeated="2"/>
        </table:table-row>
        <table:table-row table:style-name="ro1">
          <table:table-cell/>
          <table:table-cell table:style-name="ce40" office:value-type="string" calcext:value-type="string">
            <text:p>Rejugables</text:p>
          </table:table-cell>
          <table:table-cell table:style-name="ce15" table:formula="of:=COUNTIF([Backlog.L$1:Backlog.L$1048576];&quot;=Rejugable&quot;)" office:value-type="float" office:value="20" calcext:value-type="float">
            <text:p>20</text:p>
          </table:table-cell>
          <table:table-cell table:style-name="ce50" table:formula="of:=[.C9]/[.C$12]" office:value-type="percentage" office:value="0.0229357798165138" calcext:value-type="percentage">
            <text:p>2,29%</text:p>
          </table:table-cell>
          <table:table-cell table:style-name="ce55" table:formula="of:=SUMIF([Backlog.L$1:Backlog.L$1048576];&quot;=Rejugable&quot;;[Backlog.N$1:Backlog.N$1048576])" office:value-type="float" office:value="4.42222222222222" calcext:value-type="float">
            <text:p>4,42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string" calcext:value-type="string">
            <text:p>Pendientes</text:p>
          </table:table-cell>
          <table:table-cell table:style-name="ce18" table:formula="of:=COUNTIF([Backlog.L$1:Backlog.L$1048576];&quot;=Pendiente&quot;)" office:value-type="float" office:value="217" calcext:value-type="float">
            <text:p>217</text:p>
          </table:table-cell>
          <table:table-cell table:style-name="ce51" table:formula="of:=[.C10]/[.C$12]" office:value-type="percentage" office:value="0.248853211009174" calcext:value-type="percentage">
            <text:p>24,89%</text:p>
          </table:table-cell>
          <table:table-cell table:style-name="ce56" table:formula="of:=SUMIF([Backlog.L$1:Backlog.L$1048576];&quot;=Pendiente&quot;;[Backlog.N$1:Backlog.N$1048576])" office:value-type="float" office:value="83.0840277777778" calcext:value-type="float">
            <text:p>83,08</text:p>
          </table:table-cell>
          <table:table-cell/>
          <table:table-cell table:style-name="ce60"/>
        </table:table-row>
        <table:table-row table:style-name="ro1">
          <table:table-cell/>
          <table:table-cell table:style-name="ce42" office:value-type="string" calcext:value-type="string">
            <text:p>?</text:p>
          </table:table-cell>
          <table:table-cell table:style-name="ce46" table:formula="of:=COUNTIF([Backlog.L$1:Backlog.L$1048576];&quot;=?&quot;)" office:value-type="float" office:value="219" calcext:value-type="float">
            <text:p>219</text:p>
          </table:table-cell>
          <table:table-cell table:style-name="ce52" table:formula="of:=[.C11]/[.C$12]" office:value-type="percentage" office:value="0.251146788990826" calcext:value-type="percentage">
            <text:p>25,11%</text:p>
          </table:table-cell>
          <table:table-cell table:style-name="ce57" table:formula="of:=SUMIF([Backlog.L$1:Backlog.L$1048576];&quot;=?&quot;;[Backlog.N$1:Backlog.N$1048576])" office:value-type="float" office:value="100.779861111111" calcext:value-type="float">
            <text:p>100,78</text:p>
          </table:table-cell>
          <table:table-cell table:number-columns-repeated="2"/>
        </table:table-row>
        <table:table-row table:style-name="ro1">
          <table:table-cell/>
          <table:table-cell table:style-name="ce43" office:value-type="string" calcext:value-type="string">
            <text:p>Total</text:p>
          </table:table-cell>
          <table:table-cell table:style-name="ce47" table:formula="of:=SUM([.C7:.C11])" office:value-type="float" office:value="872" calcext:value-type="float">
            <text:p>872</text:p>
          </table:table-cell>
          <table:table-cell table:style-name="ce47"/>
          <table:table-cell table:style-name="ce58" table:formula="of:=SUM([.E7:.E11])" office:value-type="float" office:value="418" calcext:value-type="float">
            <text:p>418,0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Backlog.A1:Backlog.N87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2" loext:min-decimal-places="2" number:min-integer-digits="0"/>
    </number:number-style>
    <number:time-style style:name="N107" number:truncate-on-overflow="false">
      <number:hours number:style="long"/>
      <number:text>:</number:text>
      <number:minutes number:style="long"/>
    </number:tim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ff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number:number-style style:name="N117P0" style:volatile="true">
      <number:number number:decimal-places="2" loext:min-decimal-places="2" number:min-integer-digits="1"/>
    </number:number-style>
    <number:number-style style:name="N117">
      <style:text-properties fo:color="#ff0000"/>
      <number:text>-</number:text>
      <number:number number:decimal-places="2" loext:min-decimal-places="2" number:min-integer-digits="1"/>
      <style:map style:condition="value()&gt;=0" style:apply-style-name="N117P0"/>
    </number:number-style>
    <number:number-style style:name="N118">
      <number:number number:decimal-places="2" loext:min-decimal-places="2" number:min-integer-digits="1"/>
      <number:text> D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8">00/00/0000</text:date>, <text:time style:data-style-name="N2" text:time-value="11:39:35.99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8T16:50:22.862000000</dc:date>
    <meta:editing-duration>P33DT5H38M45S</meta:editing-duration>
    <meta:editing-cycles>162</meta:editing-cycles>
    <meta:generator>LibreOffice/5.0.4.2$Windows_X86_64 LibreOffice_project/2b9802c1994aa0b7dc6079e128979269cf95bc78</meta:generator>
    <meta:document-statistic meta:table-count="2" meta:cell-count="3834" meta:object-count="0"/>
  </office:meta>
</office:document-meta>
</file>